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rsid="001ec5d7" officeooo:paragraph-rsid="001ec5d7"/>
    </style:style>
    <style:style style:name="P87" style:family="paragraph" style:parent-style-name="Standard">
      <style:text-properties officeooo:paragraph-rsid="001ecf2c"/>
    </style:style>
    <style:style style:name="P88" style:family="paragraph" style:parent-style-name="Standard">
      <style:text-properties officeooo:rsid="001ecf2c" officeooo:paragraph-rsid="001ecf2c"/>
    </style:style>
    <style:style style:name="P8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0" style:family="paragraph" style:parent-style-name="Standard">
      <style:text-properties officeooo:paragraph-rsid="0024ac0b"/>
    </style:style>
    <style:style style:name="P91" style:family="paragraph" style:parent-style-name="Standard">
      <style:text-properties officeooo:paragraph-rsid="00260699"/>
    </style:style>
    <style:style style:name="P92" style:family="paragraph" style:parent-style-name="Standard">
      <style:text-properties officeooo:paragraph-rsid="002f65c0"/>
    </style:style>
    <style:style style:name="P93" style:family="paragraph" style:parent-style-name="Standard">
      <style:paragraph-properties fo:orphans="0" fo:widows="0"/>
      <style:text-properties officeooo:rsid="00194ecf" officeooo:paragraph-rsid="00194ecf"/>
    </style:style>
    <style:style style:name="P94" style:family="paragraph" style:parent-style-name="Standard">
      <style:text-properties officeooo:paragraph-rsid="00367e94"/>
    </style:style>
    <style:style style:name="P95" style:family="paragraph" style:parent-style-name="Standard">
      <style:text-properties officeooo:paragraph-rsid="003d7140"/>
    </style:style>
    <style:style style:name="P96" style:family="paragraph" style:parent-style-name="Standard">
      <style:text-properties officeooo:paragraph-rsid="0040befe"/>
    </style:style>
    <style:style style:name="P97" style:family="paragraph" style:parent-style-name="Standard">
      <style:text-properties officeooo:rsid="00440059" officeooo:paragraph-rsid="00440059"/>
    </style:style>
    <style:style style:name="P98" style:family="paragraph" style:parent-style-name="Standard">
      <style:text-properties officeooo:paragraph-rsid="00474acc"/>
    </style:style>
    <style:style style:name="P99" style:family="paragraph" style:parent-style-name="Standard">
      <style:text-properties officeooo:paragraph-rsid="0047a511"/>
    </style:style>
    <style:style style:name="P100" style:family="paragraph" style:parent-style-name="Standard">
      <style:text-properties officeooo:paragraph-rsid="005112fe"/>
    </style:style>
    <style:style style:name="P10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2" style:family="paragraph" style:parent-style-name="Standard">
      <style:text-properties officeooo:rsid="00526d76" officeooo:paragraph-rsid="00526d76"/>
    </style:style>
    <style:style style:name="P103" style:family="paragraph" style:parent-style-name="Standard">
      <style:text-properties officeooo:rsid="005374a9" officeooo:paragraph-rsid="005374a9"/>
    </style:style>
    <style:style style:name="P104" style:family="paragraph" style:parent-style-name="Standard">
      <style:text-properties officeooo:rsid="0053dfd5" officeooo:paragraph-rsid="0053dfd5"/>
    </style:style>
    <style:style style:name="P105" style:family="paragraph" style:parent-style-name="Standard">
      <style:text-properties officeooo:rsid="0053dfd5" officeooo:paragraph-rsid="00526d76"/>
    </style:style>
    <style:style style:name="P106" style:family="paragraph" style:parent-style-name="Standard">
      <style:text-properties officeooo:rsid="005437b6" officeooo:paragraph-rsid="005437b6"/>
    </style:style>
    <style:style style:name="P107" style:family="paragraph" style:parent-style-name="Standard">
      <style:text-properties officeooo:rsid="0056376b" officeooo:paragraph-rsid="0056376b"/>
    </style:style>
    <style:style style:name="P108" style:family="paragraph" style:parent-style-name="Standard">
      <style:text-properties officeooo:rsid="00474acc" officeooo:paragraph-rsid="00474acc"/>
    </style:style>
    <style:style style:name="P109" style:family="paragraph" style:parent-style-name="Standard">
      <style:text-properties officeooo:rsid="00575b1b" officeooo:paragraph-rsid="00575b1b"/>
    </style:style>
    <style:style style:name="P110" style:family="paragraph" style:parent-style-name="Standard">
      <style:text-properties officeooo:rsid="005ba8e9" officeooo:paragraph-rsid="005ba8e9"/>
    </style:style>
    <style:style style:name="P111" style:family="paragraph" style:parent-style-name="Standard">
      <style:text-properties officeooo:rsid="005ba8e9" officeooo:paragraph-rsid="0076a66d"/>
    </style:style>
    <style:style style:name="P112" style:family="paragraph" style:parent-style-name="Standard">
      <style:text-properties officeooo:paragraph-rsid="005c4ca1"/>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text-properties officeooo:rsid="0047a511" officeooo:paragraph-rsid="0047a511"/>
    </style:style>
    <style:style style:name="P124" style:family="paragraph" style:parent-style-name="Standard">
      <style:text-properties officeooo:paragraph-rsid="007ee5bc"/>
    </style:style>
    <style:style style:name="P125" style:family="paragraph" style:parent-style-name="Standard">
      <style:text-properties officeooo:rsid="007ee5bc" officeooo:paragraph-rsid="0080a4c8"/>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1ec5d7"/>
    </style:style>
    <style:style style:name="P147" style:family="paragraph" style:parent-style-name="Tableau_20__28_normal_29_">
      <style:paragraph-properties fo:text-align="center" style:justify-single-word="false" style:snap-to-layout-grid="false"/>
      <style:text-properties officeooo:paragraph-rsid="002f65c0"/>
    </style:style>
    <style:style style:name="P148" style:family="paragraph" style:parent-style-name="Tableau_20__28_normal_29_">
      <style:paragraph-properties fo:text-align="center" style:justify-single-word="false" style:snap-to-layout-grid="false"/>
      <style:text-properties officeooo:paragraph-rsid="00337d44"/>
    </style:style>
    <style:style style:name="P149" style:family="paragraph" style:parent-style-name="Tableau_20__28_normal_29_">
      <style:paragraph-properties fo:text-align="center" style:justify-single-word="false" style:snap-to-layout-grid="false"/>
      <style:text-properties officeooo:paragraph-rsid="00474acc"/>
    </style:style>
    <style:style style:name="P150" style:family="paragraph" style:parent-style-name="Tableau_20__28_normal_29_">
      <style:paragraph-properties fo:text-align="center" style:justify-single-word="false" style:snap-to-layout-grid="false"/>
      <style:text-properties officeooo:paragraph-rsid="00630d33"/>
    </style:style>
    <style:style style:name="P151" style:family="paragraph" style:parent-style-name="Tableau_20__28_normal_29_">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officeooo:paragraph-rsid="0013078c" style:font-weight-asian="bold" style:font-weight-complex="bold"/>
    </style:style>
    <style:style style:name="P154" style:family="paragraph" style:parent-style-name="Tableau_20__28_normal_29_">
      <style:paragraph-properties style:snap-to-layout-grid="false"/>
      <style:text-properties fo:font-weight="bold" officeooo:paragraph-rsid="001bae40" style:font-weight-asian="bold" style:font-weight-complex="bold"/>
    </style:style>
    <style:style style:name="P155" style:family="paragraph" style:parent-style-name="Tableau_20__28_normal_29_">
      <style:paragraph-properties style:snap-to-layout-grid="false"/>
      <style:text-properties fo:font-weight="bold" officeooo:paragraph-rsid="003feb76" style:font-weight-asian="bold" style:font-weight-complex="bold"/>
    </style:style>
    <style:style style:name="P156" style:family="paragraph" style:parent-style-name="Tableau_20__28_normal_29_">
      <style:paragraph-properties style:snap-to-layout-grid="false"/>
      <style:text-properties fo:font-weight="bold" officeooo:paragraph-rsid="004bf78a" style:font-weight-asian="bold" style:font-weight-complex="bold"/>
    </style:style>
    <style:style style:name="P157" style:family="paragraph" style:parent-style-name="Tableau_20__28_normal_29_">
      <style:paragraph-properties style:snap-to-layout-grid="false"/>
      <style:text-properties fo:font-weight="bol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paragraph-rsid="004e4260" style:font-weight-asian="bold" style:font-weight-complex="bold"/>
    </style:style>
    <style:style style:name="P159" style:family="paragraph" style:parent-style-name="Tableau_20__28_normal_29_">
      <style:paragraph-properties style:snap-to-layout-grid="false"/>
      <style:text-properties fo:font-weight="bold" officeooo:paragraph-rsid="0073b83a" style:font-weight-asian="bold" style:font-weight-complex="bold"/>
    </style:style>
    <style:style style:name="P160"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6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2"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3"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4"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5"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6"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7"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8"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9"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1" style:family="paragraph" style:parent-style-name="Tableau_20__28_normal_29_">
      <style:paragraph-properties fo:text-align="justify" style:justify-single-word="false"/>
    </style:style>
    <style:style style:name="P172" style:family="paragraph" style:parent-style-name="Tableau_20__28_normal_29_">
      <style:paragraph-properties fo:text-align="justify" style:justify-single-word="false" style:snap-to-layout-grid="false"/>
    </style:style>
    <style:style style:name="P173" style:family="paragraph" style:parent-style-name="Tableau_20__28_normal_29_">
      <style:paragraph-properties style:snap-to-layout-grid="false"/>
      <style:text-properties fo:font-size="9pt" style:font-size-asian="9pt" style:font-size-complex="9pt"/>
    </style:style>
    <style:style style:name="P174" style:family="paragraph" style:parent-style-name="Tableau_20__28_normal_29_">
      <style:paragraph-properties style:snap-to-layout-grid="false"/>
      <style:text-properties fo:font-size="9pt" officeooo:paragraph-rsid="003d7140" style:font-size-asian="9pt" style:font-size-complex="9pt"/>
    </style:style>
    <style:style style:name="P17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8" style:family="paragraph" style:parent-style-name="Tableau_20__28_normal_29_">
      <style:paragraph-properties style:snap-to-layout-grid="false"/>
      <style:text-properties officeooo:rsid="0013078c" officeooo:paragraph-rsid="0013078c"/>
    </style:style>
    <style:style style:name="P179" style:family="paragraph" style:parent-style-name="Tableau_20__28_normal_29_">
      <style:text-properties style:text-line-through-style="solid" style:text-line-through-type="single" officeooo:paragraph-rsid="001a4272"/>
    </style:style>
    <style:style style:name="P180" style:family="paragraph" style:parent-style-name="Tableau_20__28_normal_29_">
      <style:paragraph-properties style:snap-to-layout-grid="false"/>
      <style:text-properties officeooo:rsid="001bae40" officeooo:paragraph-rsid="001bae40"/>
    </style:style>
    <style:style style:name="P181" style:family="paragraph" style:parent-style-name="Tableau_20__28_normal_29_">
      <style:paragraph-properties style:snap-to-layout-grid="false"/>
      <style:text-properties officeooo:rsid="001cd3f1" officeooo:paragraph-rsid="001cd3f1"/>
    </style:style>
    <style:style style:name="P182" style:family="paragraph" style:parent-style-name="Tableau_20__28_normal_29_">
      <style:paragraph-properties style:snap-to-layout-grid="false"/>
      <style:text-properties fo:color="#000000" officeooo:paragraph-rsid="001e45df"/>
    </style:style>
    <style:style style:name="P183" style:family="paragraph" style:parent-style-name="Tableau_20__28_normal_29_">
      <style:paragraph-properties style:snap-to-layout-grid="false"/>
      <style:text-properties fo:color="#000000" officeooo:rsid="001e45df" officeooo:paragraph-rsid="001e45df"/>
    </style:style>
    <style:style style:name="P18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8" style:family="paragraph" style:parent-style-name="Tableau_20__28_normal_29_">
      <style:paragraph-properties style:snap-to-layout-grid="false"/>
      <style:text-properties fo:color="#000000" officeooo:rsid="003063c7" officeooo:paragraph-rsid="003063c7"/>
    </style:style>
    <style:style style:name="P18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1" style:family="paragraph" style:parent-style-name="Tableau_20__28_normal_29_">
      <style:paragraph-properties style:snap-to-layout-grid="false"/>
      <style:text-properties fo:color="#000000" style:text-underline-style="none" officeooo:rsid="006ff546" officeooo:paragraph-rsid="006ff546"/>
    </style:style>
    <style:style style:name="P19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3" style:family="paragraph" style:parent-style-name="Tableau_20__28_normal_29_">
      <style:text-properties officeooo:paragraph-rsid="001ec5d7"/>
    </style:style>
    <style:style style:name="P194" style:family="paragraph" style:parent-style-name="Tableau_20__28_normal_29_">
      <style:paragraph-properties style:snap-to-layout-grid="false"/>
      <style:text-properties officeooo:rsid="001ec5d7" officeooo:paragraph-rsid="001ec5d7"/>
    </style:style>
    <style:style style:name="P19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6" style:family="paragraph" style:parent-style-name="Tableau_20__28_normal_29_">
      <style:text-properties officeooo:paragraph-rsid="002f65c0"/>
    </style:style>
    <style:style style:name="P197" style:family="paragraph" style:parent-style-name="Tableau_20__28_normal_29_">
      <style:paragraph-properties style:snap-to-layout-grid="false"/>
      <style:text-properties officeooo:rsid="002f65c0" officeooo:paragraph-rsid="002f65c0"/>
    </style:style>
    <style:style style:name="P198" style:family="paragraph" style:parent-style-name="Tableau_20__28_normal_29_">
      <style:paragraph-properties fo:text-align="center" style:justify-single-word="false" style:snap-to-layout-grid="false"/>
      <style:text-properties officeooo:rsid="002f65c0" officeooo:paragraph-rsid="002f65c0"/>
    </style:style>
    <style:style style:name="P199" style:family="paragraph" style:parent-style-name="Tableau_20__28_normal_29_">
      <style:paragraph-properties fo:text-align="center" style:justify-single-word="false" style:snap-to-layout-grid="false"/>
      <style:text-properties officeooo:rsid="002f65c0" officeooo:paragraph-rsid="00474acc"/>
    </style:style>
    <style:style style:name="P200" style:family="paragraph" style:parent-style-name="Tableau_20__28_normal_29_">
      <style:paragraph-properties style:snap-to-layout-grid="false"/>
      <style:text-properties officeooo:rsid="002f82e0" officeooo:paragraph-rsid="002f82e0"/>
    </style:style>
    <style:style style:name="P201" style:family="paragraph" style:parent-style-name="Tableau_20__28_normal_29_">
      <style:paragraph-properties style:snap-to-layout-grid="false"/>
      <style:text-properties officeooo:rsid="003063c7" officeooo:paragraph-rsid="003063c7"/>
    </style:style>
    <style:style style:name="P202" style:family="paragraph" style:parent-style-name="Tableau_20__28_normal_29_">
      <style:paragraph-properties style:snap-to-layout-grid="false"/>
      <style:text-properties officeooo:rsid="00367e94" officeooo:paragraph-rsid="00367e94"/>
    </style:style>
    <style:style style:name="P203" style:family="paragraph" style:parent-style-name="Tableau_20__28_normal_29_">
      <style:text-properties officeooo:paragraph-rsid="00337d44"/>
    </style:style>
    <style:style style:name="P204" style:family="paragraph" style:parent-style-name="Tableau_20__28_normal_29_">
      <style:paragraph-properties style:snap-to-layout-grid="false"/>
      <style:text-properties officeooo:rsid="00337d44" officeooo:paragraph-rsid="00337d44"/>
    </style:style>
    <style:style style:name="P205" style:family="paragraph" style:parent-style-name="Tableau_20__28_normal_29_">
      <style:text-properties officeooo:paragraph-rsid="00266783"/>
    </style:style>
    <style:style style:name="P206" style:family="paragraph" style:parent-style-name="Tableau_20__28_normal_29_">
      <style:paragraph-properties style:snap-to-layout-grid="false"/>
      <style:text-properties fo:font-size="8pt" style:font-size-asian="8pt" style:font-size-complex="8pt"/>
    </style:style>
    <style:style style:name="P207" style:family="paragraph" style:parent-style-name="Tableau_20__28_normal_29_">
      <style:paragraph-properties style:snap-to-layout-grid="false"/>
      <style:text-properties officeooo:rsid="0037ffd3" officeooo:paragraph-rsid="0037ffd3"/>
    </style:style>
    <style:style style:name="P208" style:family="paragraph" style:parent-style-name="Tableau_20__28_normal_29_">
      <style:paragraph-properties style:snap-to-layout-grid="false"/>
      <style:text-properties officeooo:rsid="0037ffd3" officeooo:paragraph-rsid="003d62ad"/>
    </style:style>
    <style:style style:name="P209" style:family="paragraph" style:parent-style-name="Tableau_20__28_normal_29_">
      <style:paragraph-properties fo:text-align="start" style:justify-single-word="false" style:snap-to-layout-grid="false"/>
      <style:text-properties officeooo:rsid="0037ffd3" officeooo:paragraph-rsid="0037ffd3"/>
    </style:style>
    <style:style style:name="P210" style:family="paragraph" style:parent-style-name="Tableau_20__28_normal_29_">
      <style:text-properties officeooo:paragraph-rsid="003928b8"/>
    </style:style>
    <style:style style:name="P211" style:family="paragraph" style:parent-style-name="Tableau_20__28_normal_29_">
      <style:paragraph-properties style:snap-to-layout-grid="false"/>
      <style:text-properties officeooo:rsid="003d62ad" officeooo:paragraph-rsid="003d62ad"/>
    </style:style>
    <style:style style:name="P212" style:family="paragraph" style:parent-style-name="Tableau_20__28_normal_29_">
      <style:paragraph-properties style:snap-to-layout-grid="false"/>
      <style:text-properties officeooo:rsid="003d62ad" officeooo:paragraph-rsid="00714299"/>
    </style:style>
    <style:style style:name="P213" style:family="paragraph" style:parent-style-name="Tableau_20__28_normal_29_">
      <style:paragraph-properties style:snap-to-layout-grid="false"/>
      <style:text-properties officeooo:rsid="003d62ad" officeooo:paragraph-rsid="00630d33"/>
    </style:style>
    <style:style style:name="P21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6" style:family="paragraph" style:parent-style-name="Tableau_20__28_normal_29_">
      <style:paragraph-properties style:snap-to-layout-grid="false"/>
      <style:text-properties officeooo:rsid="003d7140" officeooo:paragraph-rsid="003d7140"/>
    </style:style>
    <style:style style:name="P217" style:family="paragraph" style:parent-style-name="Tableau_20__28_normal_29_">
      <style:paragraph-properties style:snap-to-layout-grid="false"/>
      <style:text-properties officeooo:rsid="003feb76" officeooo:paragraph-rsid="003feb76"/>
    </style:style>
    <style:style style:name="P218" style:family="paragraph" style:parent-style-name="Tableau_20__28_normal_29_">
      <style:paragraph-properties style:snap-to-layout-grid="false"/>
      <style:text-properties officeooo:rsid="0041ac2b" officeooo:paragraph-rsid="0041ac2b"/>
    </style:style>
    <style:style style:name="P21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1" style:family="paragraph" style:parent-style-name="Tableau_20__28_normal_29_">
      <style:paragraph-properties style:snap-to-layout-grid="false"/>
      <style:text-properties officeooo:rsid="0047d062" officeooo:paragraph-rsid="0047d062"/>
    </style:style>
    <style:style style:name="P222" style:family="paragraph" style:parent-style-name="Tableau_20__28_normal_29_">
      <style:paragraph-properties style:snap-to-layout-grid="false"/>
      <style:text-properties officeooo:rsid="00474acc" officeooo:paragraph-rsid="00474acc"/>
    </style:style>
    <style:style style:name="P223" style:family="paragraph" style:parent-style-name="Tableau_20__28_normal_29_">
      <style:paragraph-properties fo:text-align="center" style:justify-single-word="false" style:snap-to-layout-grid="false"/>
      <style:text-properties officeooo:rsid="00474acc" officeooo:paragraph-rsid="00474acc"/>
    </style:style>
    <style:style style:name="P224" style:family="paragraph" style:parent-style-name="Tableau_20__28_normal_29_">
      <style:text-properties officeooo:rsid="004a06d0" officeooo:paragraph-rsid="004a06d0"/>
    </style:style>
    <style:style style:name="P225" style:family="paragraph" style:parent-style-name="Tableau_20__28_normal_29_">
      <style:paragraph-properties style:snap-to-layout-grid="false"/>
      <style:text-properties officeooo:rsid="004bf78a" officeooo:paragraph-rsid="004bf78a"/>
    </style:style>
    <style:style style:name="P226" style:family="paragraph" style:parent-style-name="Tableau_20__28_normal_29_">
      <style:paragraph-properties style:snap-to-layout-grid="false"/>
      <style:text-properties officeooo:rsid="004e4260" officeooo:paragraph-rsid="004e4260"/>
    </style:style>
    <style:style style:name="P227" style:family="paragraph" style:parent-style-name="Tableau_20__28_normal_29_">
      <style:paragraph-properties style:snap-to-layout-grid="false"/>
      <style:text-properties officeooo:rsid="004e713d" officeooo:paragraph-rsid="004e713d"/>
    </style:style>
    <style:style style:name="P228" style:family="paragraph" style:parent-style-name="Tableau_20__28_normal_29_">
      <style:paragraph-properties style:snap-to-layout-grid="false"/>
      <style:text-properties officeooo:rsid="004f1573" officeooo:paragraph-rsid="004f1573"/>
    </style:style>
    <style:style style:name="P229" style:family="paragraph" style:parent-style-name="Tableau_20__28_normal_29_">
      <style:paragraph-properties style:snap-to-layout-grid="false"/>
      <style:text-properties officeooo:rsid="005c4ca1" officeooo:paragraph-rsid="005c4ca1"/>
    </style:style>
    <style:style style:name="P230" style:family="paragraph" style:parent-style-name="Tableau_20__28_normal_29_">
      <style:paragraph-properties style:snap-to-layout-grid="false"/>
      <style:text-properties officeooo:rsid="00714299" officeooo:paragraph-rsid="00714299"/>
    </style:style>
    <style:style style:name="P231" style:family="paragraph" style:parent-style-name="Tableau_20__28_normal_29_">
      <style:paragraph-properties style:snap-to-layout-grid="false"/>
      <style:text-properties officeooo:rsid="00714299" officeooo:paragraph-rsid="00865551"/>
    </style:style>
    <style:style style:name="P232" style:family="paragraph" style:parent-style-name="Tableau_20__28_normal_29_">
      <style:paragraph-properties style:snap-to-layout-grid="false"/>
      <style:text-properties officeooo:rsid="00714299" officeooo:paragraph-rsid="008c45b5"/>
    </style:style>
    <style:style style:name="P233" style:family="paragraph" style:parent-style-name="Tableau_20__28_normal_29_">
      <style:paragraph-properties style:snap-to-layout-grid="false"/>
      <style:text-properties officeooo:rsid="00714299" officeooo:paragraph-rsid="00630d33"/>
    </style:style>
    <style:style style:name="P234" style:family="paragraph" style:parent-style-name="Tableau_20__28_normal_29_">
      <style:paragraph-properties style:snap-to-layout-grid="false"/>
      <style:text-properties officeooo:rsid="00714299" officeooo:paragraph-rsid="006b4158"/>
    </style:style>
    <style:style style:name="P235" style:family="paragraph" style:parent-style-name="Tableau_20__28_normal_29_">
      <style:paragraph-properties style:snap-to-layout-grid="false"/>
      <style:text-properties officeooo:rsid="00714299" officeooo:paragraph-rsid="007bc2de"/>
    </style:style>
    <style:style style:name="P236" style:family="paragraph" style:parent-style-name="Tableau_20__28_normal_29_">
      <style:paragraph-properties fo:text-align="start" style:justify-single-word="false" style:snap-to-layout-grid="false"/>
      <style:text-properties officeooo:rsid="00714299" officeooo:paragraph-rsid="00714299"/>
    </style:style>
    <style:style style:name="P237" style:family="paragraph" style:parent-style-name="Tableau_20__28_normal_29_">
      <style:paragraph-properties fo:text-align="start" style:justify-single-word="false" style:snap-to-layout-grid="false"/>
      <style:text-properties officeooo:paragraph-rsid="00714299"/>
    </style:style>
    <style:style style:name="P238" style:family="paragraph" style:parent-style-name="Tableau_20__28_normal_29_">
      <style:paragraph-properties fo:text-align="start" style:justify-single-word="false" style:snap-to-layout-grid="false"/>
      <style:text-properties officeooo:paragraph-rsid="0073ee72"/>
    </style:style>
    <style:style style:name="P239" style:family="paragraph" style:parent-style-name="Tableau_20__28_normal_29_">
      <style:paragraph-properties style:snap-to-layout-grid="false"/>
      <style:text-properties officeooo:rsid="0073ee72" officeooo:paragraph-rsid="0073ee72"/>
    </style:style>
    <style:style style:name="P240" style:family="paragraph" style:parent-style-name="Tableau_20__28_normal_29_">
      <style:paragraph-properties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3ee72" officeooo:paragraph-rsid="0073ee72"/>
    </style:style>
    <style:style style:name="P242" style:family="paragraph" style:parent-style-name="Tableau_20__28_normal_29_">
      <style:paragraph-properties fo:text-align="center" style:justify-single-word="false" style:snap-to-layout-grid="false"/>
      <style:text-properties officeooo:rsid="0073ee72" officeooo:paragraph-rsid="00630d33"/>
    </style:style>
    <style:style style:name="P243" style:family="paragraph" style:parent-style-name="Tableau_20__28_normal_29_">
      <style:paragraph-properties fo:text-align="start" style:justify-single-word="false" style:snap-to-layout-grid="false"/>
      <style:text-properties officeooo:rsid="00772adb" officeooo:paragraph-rsid="00772adb"/>
    </style:style>
    <style:style style:name="P244" style:family="paragraph" style:parent-style-name="Tableau_20__28_normal_29_">
      <style:paragraph-properties fo:text-align="center" style:justify-single-word="false" style:snap-to-layout-grid="false"/>
      <style:text-properties officeooo:rsid="00772adb" officeooo:paragraph-rsid="00630d33"/>
    </style:style>
    <style:style style:name="P245" style:family="paragraph" style:parent-style-name="Tableau_20__28_normal_29_">
      <style:paragraph-properties style:snap-to-layout-grid="false"/>
      <style:text-properties officeooo:rsid="007c3fcb" officeooo:paragraph-rsid="007c3fcb"/>
    </style:style>
    <style:style style:name="P246" style:family="paragraph" style:parent-style-name="Tableau_20__28_normal_29_">
      <style:paragraph-properties style:snap-to-layout-grid="false"/>
      <style:text-properties officeooo:rsid="007c3fcb" officeooo:paragraph-rsid="00630d33"/>
    </style:style>
    <style:style style:name="P247" style:family="paragraph" style:parent-style-name="Tableau_20__28_normal_29_">
      <style:paragraph-properties style:snap-to-layout-grid="false"/>
      <style:text-properties officeooo:rsid="007c3fcb" officeooo:paragraph-rsid="0063560f"/>
    </style:style>
    <style:style style:name="P248" style:family="paragraph" style:parent-style-name="Tableau_20__28_normal_29_">
      <style:paragraph-properties fo:text-align="start" style:justify-single-word="false" style:snap-to-layout-grid="false"/>
      <style:text-properties officeooo:rsid="007c3fcb" officeooo:paragraph-rsid="007c3fcb"/>
    </style:style>
    <style:style style:name="P249" style:family="paragraph" style:parent-style-name="Tableau_20__28_normal_29_">
      <style:paragraph-properties fo:text-align="center" style:justify-single-word="false" style:snap-to-layout-grid="false"/>
      <style:text-properties officeooo:rsid="007c3fcb" officeooo:paragraph-rsid="0063560f"/>
    </style:style>
    <style:style style:name="P250" style:family="paragraph" style:parent-style-name="Tableau_20__28_normal_29_">
      <style:paragraph-properties style:snap-to-layout-grid="false"/>
      <style:text-properties officeooo:rsid="0075c6e2" officeooo:paragraph-rsid="0075c6e2"/>
    </style:style>
    <style:style style:name="P251" style:family="paragraph" style:parent-style-name="Tableau_20__28_normal_29_">
      <style:paragraph-properties style:snap-to-layout-grid="false"/>
      <style:text-properties officeooo:rsid="0075c6e2" officeooo:paragraph-rsid="00630d33"/>
    </style:style>
    <style:style style:name="P252" style:family="paragraph" style:parent-style-name="Tableau_20__28_normal_29_">
      <style:paragraph-properties style:snap-to-layout-grid="false"/>
      <style:text-properties officeooo:rsid="006740d1" officeooo:paragraph-rsid="006740d1"/>
    </style:style>
    <style:style style:name="P253" style:family="paragraph" style:parent-style-name="Tableau_20__28_normal_29_">
      <style:paragraph-properties style:snap-to-layout-grid="false"/>
      <style:text-properties officeooo:rsid="0067cf38" officeooo:paragraph-rsid="0067cf38"/>
    </style:style>
    <style:style style:name="P254" style:family="paragraph" style:parent-style-name="Tableau_20__28_normal_29_">
      <style:paragraph-properties style:snap-to-layout-grid="false"/>
      <style:text-properties officeooo:rsid="00859a00" officeooo:paragraph-rsid="00859a00"/>
    </style:style>
    <style:style style:name="P255" style:family="paragraph" style:parent-style-name="Tableau_20__28_normal_29_">
      <style:paragraph-properties fo:text-align="start" style:justify-single-word="false" style:snap-to-layout-grid="false"/>
      <style:text-properties officeooo:rsid="00859a00" officeooo:paragraph-rsid="00859a00"/>
    </style:style>
    <style:style style:name="P256" style:family="paragraph" style:parent-style-name="Tableau_20__28_normal_29_">
      <style:paragraph-properties style:snap-to-layout-grid="false"/>
      <style:text-properties officeooo:rsid="00874a53" officeooo:paragraph-rsid="00874a53"/>
    </style:style>
    <style:style style:name="P257" style:family="paragraph" style:parent-style-name="Tableau_20__28_normal_29_">
      <style:paragraph-properties style:snap-to-layout-grid="false"/>
      <style:text-properties officeooo:rsid="00874a53" officeooo:paragraph-rsid="00865551"/>
    </style:style>
    <style:style style:name="P258" style:family="paragraph" style:parent-style-name="Tableau_20__28_normal_29_">
      <style:paragraph-properties fo:text-align="center" style:justify-single-word="false" style:snap-to-layout-grid="false"/>
      <style:text-properties officeooo:rsid="00874a53" officeooo:paragraph-rsid="00865551"/>
    </style:style>
    <style:style style:name="P259" style:family="paragraph" style:parent-style-name="Tableau_20__28_normal_29_">
      <style:paragraph-properties style:snap-to-layout-grid="false"/>
      <style:text-properties officeooo:rsid="0073b83a" officeooo:paragraph-rsid="0073b83a"/>
    </style:style>
    <style:style style:name="P260" style:family="paragraph" style:parent-style-name="Tableau_20__28_normal_29_">
      <style:paragraph-properties style:snap-to-layout-grid="false"/>
      <style:text-properties officeooo:rsid="008c45b5" officeooo:paragraph-rsid="008c45b5"/>
    </style:style>
    <style:style style:name="P261" style:family="paragraph" style:parent-style-name="Tableau_20__28_normal_29_">
      <style:paragraph-properties style:snap-to-layout-grid="false"/>
      <style:text-properties officeooo:rsid="008c45b5" officeooo:paragraph-rsid="0075d4aa"/>
    </style:style>
    <style:style style:name="P262" style:family="paragraph" style:parent-style-name="Tableau_20__28_normal_29_">
      <style:paragraph-properties fo:text-align="center" style:justify-single-word="false" style:snap-to-layout-grid="false"/>
      <style:text-properties officeooo:rsid="008c45b5" officeooo:paragraph-rsid="008c45b5"/>
    </style:style>
    <style:style style:name="P263" style:family="paragraph" style:parent-style-name="Tableau_20__28_normal_29_">
      <style:paragraph-properties style:snap-to-layout-grid="false"/>
      <style:text-properties officeooo:rsid="007a4a3a" officeooo:paragraph-rsid="007a4a3a"/>
    </style:style>
    <style:style style:name="P264" style:family="paragraph" style:parent-style-name="Tableau_20__28_normal_29_">
      <style:paragraph-properties style:snap-to-layout-grid="false"/>
      <style:text-properties officeooo:rsid="007bc2de" officeooo:paragraph-rsid="007bc2de"/>
    </style:style>
    <style:style style:name="P265" style:family="paragraph" style:parent-style-name="Tableau_20__28_normal_29_">
      <style:paragraph-properties fo:text-align="start" style:justify-single-word="false" style:snap-to-layout-grid="false"/>
      <style:text-properties officeooo:rsid="007bc2de" officeooo:paragraph-rsid="007bc2de"/>
    </style:style>
    <style:style style:name="P26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8" style:family="paragraph" style:parent-style-name="Standard" style:master-page-name="">
      <style:paragraph-properties fo:orphans="0" fo:widows="0" style:page-number="auto" fo:break-before="auto" fo:break-after="auto" fo:keep-with-next="auto"/>
      <style:text-properties officeooo:rsid="0018c2de"/>
    </style:style>
    <style:style style:name="P269" style:family="paragraph" style:parent-style-name="Standard">
      <style:paragraph-properties fo:orphans="0" fo:widows="0" fo:break-before="auto" fo:break-after="auto" fo:keep-with-next="auto"/>
    </style:style>
    <style:style style:name="P270" style:family="paragraph" style:parent-style-name="Standard">
      <style:paragraph-properties fo:orphans="0" fo:widows="0" fo:keep-with-next="auto"/>
      <style:text-properties officeooo:rsid="0018c2de" officeooo:paragraph-rsid="002f82e0"/>
    </style:style>
    <style:style style:name="P27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2" style:family="paragraph" style:parent-style-name="Standard">
      <style:paragraph-properties fo:break-before="page"/>
      <style:text-properties fo:font-weight="bold" style:font-weight-asian="bold" style:font-weight-complex="bold"/>
    </style:style>
    <style:style style:name="P273" style:family="paragraph" style:parent-style-name="Standard">
      <style:paragraph-properties fo:margin-top="0.42cm" fo:margin-bottom="0.3cm" loext:contextual-spacing="false"/>
      <style:text-properties officeooo:paragraph-rsid="005d3208"/>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82a224"/>
    </style:style>
    <style:style style:name="P278" style:family="paragraph" style:parent-style-name="ENUM-1_20_suite">
      <style:paragraph-properties fo:margin-top="0cm" fo:margin-bottom="0.4cm" loext:contextual-spacing="false">
        <style:tab-stops/>
      </style:paragraph-properties>
      <style:text-properties officeooo:paragraph-rsid="0056376b"/>
    </style:style>
    <style:style style:name="P27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Tableau_20__28_normal_29_">
      <style:paragraph-properties style:snap-to-layout-grid="false" style:writing-mode="lr-tb"/>
      <style:text-properties officeooo:rsid="0037ffd3" officeooo:paragraph-rsid="0037ffd3"/>
    </style:style>
    <style:style style:name="P28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6" style:family="paragraph" style:parent-style-name="Heading_20_1">
      <style:text-properties officeooo:rsid="00526d76" officeooo:paragraph-rsid="00526d76"/>
    </style:style>
    <style:style style:name="P287" style:family="paragraph" style:parent-style-name="Heading_20_1">
      <style:text-properties officeooo:rsid="001ecf2c" officeooo:paragraph-rsid="00568298"/>
    </style:style>
    <style:style style:name="P288" style:family="paragraph" style:parent-style-name="Heading_20_1">
      <style:text-properties officeooo:rsid="001ecf2c" officeooo:paragraph-rsid="001ecf2c"/>
    </style:style>
    <style:style style:name="P289" style:family="paragraph" style:parent-style-name="Standard" style:master-page-name="First_20_Page">
      <style:paragraph-properties style:page-number="auto"/>
      <style:text-properties officeooo:rsid="00266783"/>
    </style:style>
    <style:style style:name="P29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4" style:family="paragraph" style:parent-style-name="Tableau_20__28_gras_29_">
      <style:paragraph-properties fo:keep-with-next="always" style:snap-to-layout-grid="false"/>
      <style:text-properties officeooo:rsid="0080a4c8" officeooo:paragraph-rsid="0080a4c8"/>
    </style:style>
    <style:style style:name="P29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96" style:family="paragraph" style:parent-style-name="ENUM-1">
      <style:text-properties officeooo:paragraph-rsid="005112fe"/>
    </style:style>
    <style:style style:name="P297" style:family="paragraph" style:parent-style-name="ENUM-1">
      <style:text-properties officeooo:rsid="0047d062" officeooo:paragraph-rsid="0047d062"/>
    </style:style>
    <style:style style:name="P29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299" style:family="paragraph" style:parent-style-name="ENUM-1">
      <style:text-properties style:text-underline-style="none" fo:font-weight="normal" officeooo:rsid="00494bf2" style:font-weight-asian="normal" style:font-weight-complex="normal"/>
    </style:style>
    <style:style style:name="P300" style:family="paragraph" style:parent-style-name="ENUM-1">
      <style:text-properties style:text-underline-style="none" fo:font-weight="normal" officeooo:rsid="00494bf2" officeooo:paragraph-rsid="00494bf2" style:font-weight-asian="normal" style:font-weight-complex="normal"/>
    </style:style>
    <style:style style:name="P301" style:family="paragraph" style:parent-style-name="ENUM-1">
      <style:text-properties officeooo:rsid="0056376b" officeooo:paragraph-rsid="0056376b"/>
    </style:style>
    <style:style style:name="P302" style:family="paragraph" style:parent-style-name="ENUM-1">
      <style:text-properties officeooo:paragraph-rsid="0056376b"/>
    </style:style>
    <style:style style:name="P303" style:family="paragraph" style:parent-style-name="ENUM-1">
      <style:text-properties officeooo:rsid="005437b6"/>
    </style:style>
    <style:style style:name="P304" style:family="paragraph" style:parent-style-name="ENUM-1">
      <style:text-properties officeooo:rsid="005437b6" officeooo:paragraph-rsid="005437b6"/>
    </style:style>
    <style:style style:name="P305" style:family="paragraph" style:parent-style-name="ENUM-1" style:list-style-name=""/>
    <style:style style:name="P306" style:family="paragraph" style:parent-style-name="ENUM-1" style:list-style-name="">
      <style:paragraph-properties fo:text-align="justify" style:justify-single-word="false" fo:orphans="2" fo:widows="2">
        <style:tab-stops>
          <style:tab-stop style:position="1.905cm"/>
        </style:tab-stops>
      </style:paragraph-properties>
    </style:style>
    <style:style style:name="P307" style:family="paragraph" style:parent-style-name="ENUM-1">
      <style:text-properties officeooo:rsid="005ba8e9" officeooo:paragraph-rsid="005ba8e9"/>
    </style:style>
    <style:style style:name="P308" style:family="paragraph" style:parent-style-name="ENUM-1">
      <style:text-properties officeooo:rsid="005c4ca1" officeooo:paragraph-rsid="005c4ca1"/>
    </style:style>
    <style:style style:name="P309" style:family="paragraph" style:parent-style-name="ENUM-1">
      <style:text-properties officeooo:rsid="005d3208" officeooo:paragraph-rsid="005d3208"/>
    </style:style>
    <style:style style:name="P310" style:family="paragraph" style:parent-style-name="ENUM-1">
      <style:paragraph-properties fo:keep-with-next="always"/>
    </style:style>
    <style:style style:name="P311" style:family="paragraph" style:parent-style-name="ENUM-1">
      <style:paragraph-properties fo:keep-with-next="always"/>
      <style:text-properties officeooo:rsid="0047d062" officeooo:paragraph-rsid="0047d062"/>
    </style:style>
    <style:style style:name="P312" style:family="paragraph" style:parent-style-name="ENUM-1">
      <style:paragraph-properties fo:keep-with-next="always"/>
      <style:text-properties officeooo:paragraph-rsid="00494bf2"/>
    </style:style>
    <style:style style:name="P313"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14" style:family="paragraph" style:parent-style-name="ENUM-1">
      <style:paragraph-properties fo:margin-left="2.498cm" fo:margin-right="0cm" fo:text-indent="-0.63cm" style:auto-text-indent="false"/>
      <style:text-properties officeooo:paragraph-rsid="00494bf2"/>
    </style:style>
    <style:style style:name="P315" style:family="paragraph" style:parent-style-name="ENUM-1">
      <style:paragraph-properties fo:margin-left="2.498cm" fo:margin-right="0cm" fo:text-indent="-0.63cm" style:auto-text-indent="false"/>
      <style:text-properties officeooo:rsid="00494bf2" officeooo:paragraph-rsid="00494bf2"/>
    </style:style>
    <style:style style:name="P316" style:family="paragraph" style:parent-style-name="ENUM-1">
      <style:paragraph-properties fo:margin-left="1.91cm" fo:margin-right="0cm" fo:text-indent="-0.63cm" style:auto-text-indent="false"/>
    </style:style>
    <style:style style:name="P317" style:family="paragraph" style:parent-style-name="ENUM-1">
      <style:paragraph-properties fo:margin-left="1.91cm" fo:margin-right="0cm" fo:keep-together="always" fo:text-indent="-0.63cm" style:auto-text-indent="false"/>
    </style:style>
    <style:style style:name="P318" style:family="paragraph" style:parent-style-name="ENUM-1" style:list-style-name="WW8Num1">
      <style:paragraph-properties fo:margin-left="1.91cm" fo:margin-right="0cm" fo:keep-together="always" fo:text-indent="-0.63cm" style:auto-text-indent="false"/>
    </style:style>
    <style:style style:name="P319" style:family="paragraph" style:parent-style-name="ENUM-1">
      <style:paragraph-properties fo:margin-left="1.91cm" fo:margin-right="0cm" fo:text-indent="-0.63cm" style:auto-text-indent="false"/>
      <style:text-properties officeooo:paragraph-rsid="004c696f"/>
    </style:style>
    <style:style style:name="P320" style:family="paragraph" style:parent-style-name="ENUM-1" style:list-style-name="WW8Num1">
      <style:paragraph-properties fo:margin-left="1.91cm" fo:margin-right="0cm" fo:text-indent="-0.63cm" style:auto-text-indent="false"/>
    </style:style>
    <style:style style:name="P321" style:family="paragraph" style:parent-style-name="ENUM-1">
      <style:paragraph-properties fo:margin-left="1.275cm" fo:margin-right="0cm" fo:text-indent="0cm" style:auto-text-indent="false" fo:keep-with-next="always"/>
    </style:style>
    <style:style style:name="P322" style:family="paragraph" style:parent-style-name="ENUM-1" style:list-style-name="">
      <style:paragraph-properties fo:margin-left="1.275cm" fo:margin-right="0cm" fo:text-indent="0cm" style:auto-text-indent="false"/>
      <style:text-properties officeooo:paragraph-rsid="001ecf2c"/>
    </style:style>
    <style:style style:name="P323" style:family="paragraph" style:parent-style-name="ENUM-1">
      <style:paragraph-properties fo:margin-left="1.275cm" fo:margin-right="0cm" fo:text-indent="0cm" style:auto-text-indent="false"/>
      <style:text-properties officeooo:paragraph-rsid="005c4ca1"/>
    </style:style>
    <style:style style:name="P324" style:family="paragraph" style:parent-style-name="ENUM-1">
      <style:paragraph-properties fo:break-before="page"/>
    </style:style>
    <style:style style:name="P325" style:family="paragraph" style:parent-style-name="Contents_20_1">
      <style:paragraph-properties>
        <style:tab-stops>
          <style:tab-stop style:position="17.999cm" style:type="right" style:leader-style="dotted" style:leader-text="."/>
        </style:tab-stops>
      </style:paragraph-properties>
    </style:style>
    <style:style style:name="P326" style:family="paragraph" style:parent-style-name="Contents_20_2">
      <style:paragraph-properties>
        <style:tab-stops>
          <style:tab-stop style:position="17.999cm" style:type="right" style:leader-style="dotted" style:leader-text="."/>
        </style:tab-stops>
      </style:paragraph-properties>
    </style:style>
    <style:style style:name="P327" style:family="paragraph" style:parent-style-name="Heading_20_2">
      <style:text-properties officeooo:paragraph-rsid="004f1573"/>
    </style:style>
    <style:style style:name="P328" style:family="paragraph" style:parent-style-name="Heading_20_2">
      <style:text-properties officeooo:rsid="003a9a59" officeooo:paragraph-rsid="003a9a59"/>
    </style:style>
    <style:style style:name="P329" style:family="paragraph" style:parent-style-name="Heading_20_2" style:list-style-name="">
      <style:paragraph-properties fo:text-align="justify" style:justify-single-word="false" fo:orphans="2" fo:widows="2"/>
    </style:style>
    <style:style style:name="P330" style:family="paragraph" style:parent-style-name="Heading_20_2">
      <style:text-properties officeooo:rsid="00367e94" officeooo:paragraph-rsid="00367e94"/>
    </style:style>
    <style:style style:name="P331" style:family="paragraph" style:parent-style-name="Heading_20_2">
      <style:text-properties officeooo:rsid="001ec5d7" officeooo:paragraph-rsid="001ec5d7"/>
    </style:style>
    <style:style style:name="P332" style:family="paragraph" style:parent-style-name="Heading_20_2">
      <style:text-properties officeooo:rsid="001ec5d7" officeooo:paragraph-rsid="007ee5bc"/>
    </style:style>
    <style:style style:name="P333" style:family="paragraph" style:parent-style-name="Heading_20_2">
      <style:text-properties officeooo:rsid="0063560f" officeooo:paragraph-rsid="0063560f"/>
    </style:style>
    <style:style style:name="P334" style:family="paragraph" style:parent-style-name="Heading_20_2">
      <style:text-properties officeooo:rsid="00526d76" officeooo:paragraph-rsid="00526d76"/>
    </style:style>
    <style:style style:name="P335" style:family="paragraph" style:parent-style-name="Heading_20_2">
      <style:text-properties officeooo:paragraph-rsid="0040befe"/>
    </style:style>
    <style:style style:name="P336" style:family="paragraph" style:parent-style-name="Heading_20_2">
      <style:text-properties officeooo:rsid="00630d33" officeooo:paragraph-rsid="00630d33"/>
    </style:style>
    <style:style style:name="P337" style:family="paragraph" style:parent-style-name="Heading_20_2">
      <style:text-properties officeooo:paragraph-rsid="002f65c0"/>
    </style:style>
    <style:style style:name="P338" style:family="paragraph" style:parent-style-name="Heading_20_2">
      <style:text-properties officeooo:rsid="005ba8e9" officeooo:paragraph-rsid="005ba8e9"/>
    </style:style>
    <style:style style:name="P339" style:family="paragraph" style:parent-style-name="Heading_20_2">
      <style:text-properties officeooo:rsid="00575b1b" officeooo:paragraph-rsid="00575b1b"/>
    </style:style>
    <style:style style:name="P340" style:family="paragraph" style:parent-style-name="Heading_20_2">
      <style:text-properties officeooo:rsid="005d3208" officeooo:paragraph-rsid="006740d1"/>
    </style:style>
    <style:style style:name="P341" style:family="paragraph" style:parent-style-name="Heading_20_2">
      <style:text-properties officeooo:rsid="005c4ca1" officeooo:paragraph-rsid="005c4ca1"/>
    </style:style>
    <style:style style:name="P342" style:family="paragraph" style:parent-style-name="Heading_20_2">
      <style:text-properties officeooo:rsid="005fc260" officeooo:paragraph-rsid="005fc260"/>
    </style:style>
    <style:style style:name="P343" style:family="paragraph" style:parent-style-name="Heading_20_2" style:master-page-name="">
      <style:paragraph-properties style:page-number="auto" fo:break-before="page" fo:keep-with-next="always"/>
    </style:style>
    <style:style style:name="P344" style:family="paragraph" style:parent-style-name="Heading_20_2" style:master-page-name="">
      <style:paragraph-properties style:page-number="auto" fo:break-before="auto" fo:break-after="auto"/>
    </style:style>
    <style:style style:name="P345" style:family="paragraph" style:parent-style-name="Heading_20_2" style:master-page-name="">
      <style:paragraph-properties style:page-number="auto" fo:keep-with-next="always"/>
    </style:style>
    <style:style style:name="P346" style:family="paragraph" style:parent-style-name="Heading_20_2" style:master-page-name="">
      <style:paragraph-properties style:page-number="auto" fo:keep-with-next="always"/>
      <style:text-properties officeooo:rsid="005112fe" officeooo:paragraph-rsid="005112fe"/>
    </style:style>
    <style:style style:name="P347" style:family="paragraph" style:parent-style-name="Heading_20_2">
      <style:paragraph-properties fo:break-before="page"/>
      <style:text-properties officeooo:rsid="00367e94"/>
    </style:style>
    <style:style style:name="P348" style:family="paragraph" style:parent-style-name="Heading_20_2">
      <style:paragraph-properties fo:keep-with-next="always"/>
    </style:style>
    <style:style style:name="P349" style:family="paragraph" style:parent-style-name="Heading_20_2">
      <style:paragraph-properties fo:keep-with-next="always"/>
      <style:text-properties officeooo:rsid="0053dfd5" officeooo:paragraph-rsid="005374a9"/>
    </style:style>
    <style:style style:name="P350" style:family="paragraph" style:parent-style-name="Heading_20_2">
      <style:paragraph-properties fo:keep-with-next="always"/>
      <style:text-properties officeooo:rsid="005437b6" officeooo:paragraph-rsid="005437b6"/>
    </style:style>
    <style:style style:name="P351"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7caf72" style:font-size-asian="8pt" style:font-size-complex="8pt"/>
    </style:style>
    <style:style style:name="T5" style:family="text">
      <style:text-properties officeooo:rsid="00548933"/>
    </style:style>
    <style:style style:name="T6" style:family="text">
      <style:text-properties officeooo:rsid="0079e38d"/>
    </style:style>
    <style:style style:name="T7" style:family="text">
      <style:text-properties officeooo:rsid="0073b83a"/>
    </style:style>
    <style:style style:name="T8" style:family="text">
      <style:text-properties officeooo:rsid="006ff546"/>
    </style:style>
    <style:style style:name="T9" style:family="text">
      <style:text-properties officeooo:rsid="0016d852"/>
    </style:style>
    <style:style style:name="T10" style:family="text">
      <style:text-properties officeooo:rsid="00367e94"/>
    </style:style>
    <style:style style:name="T11" style:family="text">
      <style:text-properties officeooo:rsid="00238981"/>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1ecf2c" style:font-weight-asian="normal" style:font-weight-complex="normal"/>
    </style:style>
    <style:style style:name="T15" style:family="text">
      <style:text-properties fo:language="en" fo:country="GB" fo:font-weight="normal" officeooo:rsid="0024ac0b" style:font-weight-asian="normal" style:font-weight-complex="normal"/>
    </style:style>
    <style:style style:name="T16" style:family="text">
      <style:text-properties fo:language="en" fo:country="GB" fo:font-weight="normal" officeooo:rsid="00260699" style:font-weight-asian="normal" style:font-weight-complex="normal"/>
    </style:style>
    <style:style style:name="T17" style:family="text">
      <style:text-properties fo:language="en" fo:country="GB" fo:font-weight="normal" officeooo:rsid="0026d40d" style:font-weight-asian="normal" style:font-weight-complex="normal"/>
    </style:style>
    <style:style style:name="T18" style:family="text">
      <style:text-properties fo:language="en" fo:country="GB" fo:font-weight="normal" officeooo:rsid="002f82e0"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fo:language="en" fo:country="GB" officeooo:rsid="001ecf2c"/>
    </style:style>
    <style:style style:name="T21" style:family="text">
      <style:text-properties fo:language="en" fo:country="GB" officeooo:rsid="0024ac0b"/>
    </style:style>
    <style:style style:name="T22" style:family="text">
      <style:text-properties fo:language="en" fo:country="GB" officeooo:rsid="00260699"/>
    </style:style>
    <style:style style:name="T23" style:family="text">
      <style:text-properties fo:language="en" fo:country="GB" officeooo:rsid="002f65c0"/>
    </style:style>
    <style:style style:name="T24" style:family="text">
      <style:text-properties fo:language="en" fo:country="GB" officeooo:rsid="00474acc"/>
    </style:style>
    <style:style style:name="T25" style:family="text">
      <style:text-properties fo:font-weight="bold" style:font-weight-asian="bold" style:font-weight-complex="bold"/>
    </style:style>
    <style:style style:name="T26" style:family="text">
      <style:text-properties fo:font-weight="bold" officeooo:rsid="003d7140" style:font-weight-asian="bold" style:font-weight-complex="bold"/>
    </style:style>
    <style:style style:name="T27" style:family="text">
      <style:text-properties fo:font-weight="bold" officeooo:rsid="00440059" style:font-weight-asian="bold" style:font-weight-complex="bold"/>
    </style:style>
    <style:style style:name="T28" style:family="text">
      <style:text-properties fo:font-weight="bold" officeooo:rsid="004c696f" style:font-weight-asian="bold" style:font-weight-complex="bold"/>
    </style:style>
    <style:style style:name="T29" style:family="text">
      <style:text-properties fo:font-weight="bold" officeooo:rsid="00630d33" style:font-weight-asian="bold" style:font-weight-complex="bold"/>
    </style:style>
    <style:style style:name="T30" style:family="text">
      <style:text-properties fo:font-weight="bold" officeooo:rsid="007bc2de"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6d852" style:font-weight-asian="normal" style:font-weight-complex="normal"/>
    </style:style>
    <style:style style:name="T33" style:family="text">
      <style:text-properties fo:font-weight="normal" officeooo:rsid="002056d9" style:font-weight-asian="normal" style:font-weight-complex="normal"/>
    </style:style>
    <style:style style:name="T34" style:family="text">
      <style:text-properties fo:font-weight="normal" officeooo:rsid="002088c6" style:font-weight-asian="normal" style:font-weight-complex="normal"/>
    </style:style>
    <style:style style:name="T35" style:family="text">
      <style:text-properties fo:font-weight="normal" officeooo:rsid="004c696f" style:font-weight-asian="normal" style:font-weight-complex="normal"/>
    </style:style>
    <style:style style:name="T36" style:family="text">
      <style:text-properties fo:font-weight="normal" officeooo:rsid="004e4260" style:font-weight-asian="normal" style:font-weight-complex="normal"/>
    </style:style>
    <style:style style:name="T37" style:family="text">
      <style:text-properties fo:language="it" fo:country="IT"/>
    </style:style>
    <style:style style:name="T38" style:family="text">
      <style:text-properties fo:language="it" fo:country="IT" fo:font-weight="bold" style:font-weight-asian="bold" style:font-weight-complex="bold"/>
    </style:style>
    <style:style style:name="T39" style:family="text">
      <style:text-properties style:text-position="super 58%"/>
    </style:style>
    <style:style style:name="T40" style:family="text">
      <style:text-properties style:text-position="super 58%" officeooo:rsid="0056376b"/>
    </style:style>
    <style:style style:name="T41" style:family="text">
      <style:text-properties fo:font-style="italic" style:font-style-asian="italic" style:font-style-complex="italic"/>
    </style:style>
    <style:style style:name="T42" style:family="text">
      <style:text-properties officeooo:rsid="0013078c"/>
    </style:style>
    <style:style style:name="T43" style:family="text">
      <style:text-properties officeooo:rsid="0014c808"/>
    </style:style>
    <style:style style:name="T44" style:family="text">
      <style:text-properties officeooo:rsid="0018c2de"/>
    </style:style>
    <style:style style:name="T45" style:family="text">
      <style:text-properties style:text-line-through-style="none" style:text-line-through-type="none"/>
    </style:style>
    <style:style style:name="T46" style:family="text">
      <style:text-properties style:text-line-through-style="none" style:text-line-through-type="none" fo:font-weight="bold" officeooo:rsid="001a4272" style:font-weight-asian="bold" style:font-weight-complex="bold"/>
    </style:style>
    <style:style style:name="T47" style:family="text">
      <style:text-properties officeooo:rsid="001bae40"/>
    </style:style>
    <style:style style:name="T48" style:family="text">
      <style:text-properties officeooo:rsid="001e45df"/>
    </style:style>
    <style:style style:name="T49" style:family="text">
      <style:text-properties officeooo:rsid="002056d9"/>
    </style:style>
    <style:style style:name="T50" style:family="text">
      <style:text-properties officeooo:rsid="002088c6"/>
    </style:style>
    <style:style style:name="T51" style:family="text">
      <style:text-properties officeooo:rsid="00266783"/>
    </style:style>
    <style:style style:name="T52" style:family="text">
      <style:text-properties officeooo:rsid="0027fe40"/>
    </style:style>
    <style:style style:name="T53" style:family="text">
      <style:text-properties officeooo:rsid="002b4e1e"/>
    </style:style>
    <style:style style:name="T54" style:family="text">
      <style:text-properties officeooo:rsid="002f65c0"/>
    </style:style>
    <style:style style:name="T55" style:family="text">
      <style:text-properties officeooo:rsid="002f82e0"/>
    </style:style>
    <style:style style:name="T56" style:family="text">
      <style:text-properties style:font-name="Courier New1"/>
    </style:style>
    <style:style style:name="T57" style:family="text">
      <style:text-properties style:font-name="Courier New1" fo:font-size="8pt" fo:language="en" fo:country="GB" fo:font-weight="normal" officeooo:rsid="002f82e0" style:font-size-asian="8pt" style:font-weight-asian="normal" style:font-size-complex="8pt" style:font-weight-complex="normal"/>
    </style:style>
    <style:style style:name="T58" style:family="text">
      <style:text-properties style:font-name="Courier New1" fo:font-size="8pt" fo:language="en" fo:country="GB" fo:font-weight="normal" officeooo:rsid="0030577a" style:font-size-asian="8pt" style:font-weight-asian="normal" style:font-size-complex="8pt" style:font-weight-complex="normal"/>
    </style:style>
    <style:style style:name="T59" style:family="text">
      <style:text-properties style:font-name="Courier New1" officeooo:rsid="00579710"/>
    </style:style>
    <style:style style:name="T60" style:family="text">
      <style:text-properties style:font-name="Courier New1" officeooo:rsid="00575b1b"/>
    </style:style>
    <style:style style:name="T61" style:family="text">
      <style:text-properties officeooo:rsid="00337d44"/>
    </style:style>
    <style:style style:name="T62" style:family="text">
      <style:text-properties officeooo:rsid="003547e9"/>
    </style:style>
    <style:style style:name="T63" style:family="text">
      <style:text-properties fo:font-size="9pt" fo:language="en" fo:country="GB" style:font-size-asian="9pt" style:font-size-complex="9pt"/>
    </style:style>
    <style:style style:name="T64" style:family="text">
      <style:text-properties fo:font-size="9pt" fo:language="en" fo:country="GB" officeooo:rsid="00367e94" style:font-size-asian="9pt" style:font-size-complex="9pt"/>
    </style:style>
    <style:style style:name="T65" style:family="text">
      <style:text-properties fo:font-size="9pt" fo:language="en" fo:country="GB" fo:font-weight="bold" officeooo:rsid="00714299" style:font-size-asian="9pt" style:font-weight-asian="bold" style:font-size-complex="9pt" style:font-weight-complex="bold"/>
    </style:style>
    <style:style style:name="T66" style:family="text">
      <style:text-properties fo:font-size="9pt" fo:language="en" fo:country="GB" fo:font-weight="bold" officeooo:rsid="00729e45" style:font-size-asian="9pt" style:font-weight-asian="bold" style:font-size-complex="9pt" style:font-weight-complex="bold"/>
    </style:style>
    <style:style style:name="T67" style:family="text">
      <style:text-properties fo:font-size="9pt" fo:language="en" fo:country="GB" fo:font-weight="bold" officeooo:rsid="007e0fd0" style:font-size-asian="9pt" style:font-weight-asian="bold" style:font-size-complex="9pt" style:font-weight-complex="bold"/>
    </style:style>
    <style:style style:name="T68" style:family="text">
      <style:text-properties officeooo:rsid="0037d6a7"/>
    </style:style>
    <style:style style:name="T69" style:family="text">
      <style:text-properties officeooo:rsid="003d62ad"/>
    </style:style>
    <style:style style:name="T70" style:family="text">
      <style:text-properties officeooo:rsid="003d7140"/>
    </style:style>
    <style:style style:name="T71" style:family="text">
      <style:text-properties officeooo:rsid="003feb76"/>
    </style:style>
    <style:style style:name="T72" style:family="text">
      <style:text-properties officeooo:rsid="0040befe"/>
    </style:style>
    <style:style style:name="T73" style:family="text">
      <style:text-properties officeooo:rsid="00440059"/>
    </style:style>
    <style:style style:name="T74" style:family="text">
      <style:text-properties officeooo:rsid="00474acc"/>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474acc"/>
    </style:style>
    <style:style style:name="T77" style:family="text">
      <style:text-properties officeooo:rsid="0047a511"/>
    </style:style>
    <style:style style:name="T78" style:family="text">
      <style:text-properties officeooo:rsid="0047d062"/>
    </style:style>
    <style:style style:name="T79" style:family="text">
      <style:text-properties officeooo:rsid="00494bf2"/>
    </style:style>
    <style:style style:name="T80" style:family="text">
      <style:text-properties officeooo:rsid="004a06d0"/>
    </style:style>
    <style:style style:name="T81" style:family="text">
      <style:text-properties officeooo:rsid="004bf78a"/>
    </style:style>
    <style:style style:name="T82" style:family="text">
      <style:text-properties officeooo:rsid="004e4260"/>
    </style:style>
    <style:style style:name="T83" style:family="text">
      <style:text-properties fo:color="#000000" style:font-name="Verdana" fo:font-size="10pt" fo:font-weight="normal" officeooo:rsid="005a440e" style:font-size-asian="10pt" style:font-weight-asian="normal" style:font-size-complex="10pt" style:font-weight-complex="normal"/>
    </style:style>
    <style:style style:name="T84" style:family="text">
      <style:text-properties fo:color="#000000" style:font-name="Verdana" fo:font-size="10pt" fo:font-weight="normal" officeooo:rsid="005b5d5d" style:font-size-asian="10pt" style:font-weight-asian="normal" style:font-size-complex="10pt" style:font-weight-complex="normal"/>
    </style:style>
    <style:style style:name="T85" style:family="text">
      <style:text-properties fo:color="#000000" style:font-name="Verdana" fo:font-size="10pt" fo:font-weight="normal" officeooo:rsid="005112fe" style:font-size-asian="10pt" style:font-weight-asian="normal" style:font-size-complex="10pt" style:font-weight-complex="normal"/>
    </style:style>
    <style:style style:name="T86" style:family="text">
      <style:text-properties officeooo:rsid="004e713d"/>
    </style:style>
    <style:style style:name="T87" style:family="text">
      <style:text-properties officeooo:rsid="004f1573"/>
    </style:style>
    <style:style style:name="T88" style:family="text">
      <style:text-properties officeooo:rsid="005112fe"/>
    </style:style>
    <style:style style:name="T89" style:family="text">
      <style:text-properties officeooo:rsid="0056376b"/>
    </style:style>
    <style:style style:name="T90" style:family="text">
      <style:text-properties officeooo:rsid="00568298"/>
    </style:style>
    <style:style style:name="T91" style:family="text">
      <style:text-properties officeooo:rsid="00575b1b"/>
    </style:style>
    <style:style style:name="T92" style:family="text">
      <style:text-properties officeooo:rsid="005ba8e9"/>
    </style:style>
    <style:style style:name="T93" style:family="text">
      <style:text-properties officeooo:rsid="0073ee72"/>
    </style:style>
    <style:style style:name="T94" style:family="text">
      <style:text-properties officeooo:rsid="00579ccb"/>
    </style:style>
    <style:style style:name="T95" style:family="text">
      <style:text-properties officeooo:rsid="005c4ca1"/>
    </style:style>
    <style:style style:name="T96" style:family="text">
      <style:text-properties officeooo:rsid="005d3208"/>
    </style:style>
    <style:style style:name="T97" style:family="text">
      <style:text-properties officeooo:rsid="00714299"/>
    </style:style>
    <style:style style:name="T98" style:family="text">
      <style:text-properties officeooo:rsid="0078de1d"/>
    </style:style>
    <style:style style:name="T99" style:family="text">
      <style:text-properties officeooo:rsid="00630d33"/>
    </style:style>
    <style:style style:name="T100" style:family="text">
      <style:text-properties officeooo:rsid="00817bef"/>
    </style:style>
    <style:style style:name="T101" style:family="text">
      <style:text-properties officeooo:rsid="007c3fcb"/>
    </style:style>
    <style:style style:name="T102" style:family="text">
      <style:text-properties officeooo:rsid="0064be29"/>
    </style:style>
    <style:style style:name="T103" style:family="text">
      <style:text-properties officeooo:rsid="00668474"/>
    </style:style>
    <style:style style:name="T104" style:family="text">
      <style:text-properties officeooo:rsid="006740d1"/>
    </style:style>
    <style:style style:name="T105" style:family="text">
      <style:text-properties officeooo:rsid="0067cf38"/>
    </style:style>
    <style:style style:name="T106" style:family="text">
      <style:text-properties officeooo:rsid="00695198"/>
    </style:style>
    <style:style style:name="T107" style:family="text">
      <style:text-properties officeooo:rsid="0069fe63"/>
    </style:style>
    <style:style style:name="T108" style:family="text">
      <style:text-properties officeooo:rsid="00865551"/>
    </style:style>
    <style:style style:name="T109" style:family="text">
      <style:text-properties officeooo:rsid="006b4158"/>
    </style:style>
    <style:style style:name="T110" style:family="text">
      <style:text-properties officeooo:rsid="0072482f"/>
    </style:style>
    <style:style style:name="T111" style:family="text">
      <style:text-properties officeooo:rsid="0075d4aa"/>
    </style:style>
    <style:style style:name="T112" style:family="text">
      <style:text-properties officeooo:rsid="0076a66d"/>
    </style:style>
    <style:style style:name="T113" style:family="text">
      <style:text-properties officeooo:rsid="0079426e"/>
    </style:style>
    <style:style style:name="T114" style:family="text">
      <style:text-properties officeooo:rsid="007bc2de"/>
    </style:style>
    <style:style style:name="T115" style:family="text">
      <style:text-properties officeooo:rsid="007e569e"/>
    </style:style>
    <style:style style:name="T116" style:family="text">
      <style:text-properties officeooo:rsid="007ee5bc"/>
    </style:style>
    <style:style style:name="T117" style:family="text">
      <style:text-properties officeooo:rsid="0080a4c8"/>
    </style:style>
    <style:style style:name="T118" style:family="text">
      <style:text-properties officeooo:rsid="0082a224"/>
    </style:style>
    <style:style style:name="T119" style:family="text">
      <style:text-properties fo:font-size="10pt" fo:language="en" fo:country="GB" fo:font-weight="normal" officeooo:rsid="0082a224" style:font-size-asian="10pt" style:font-weight-asian="normal" style:font-size-complex="10pt" style:font-weight-complex="normal"/>
    </style:style>
    <style:style style:name="T120" style:family="text">
      <style:text-properties officeooo:rsid="00835e75"/>
    </style:style>
    <style:style style:name="T121" style:family="text">
      <style:text-properties officeooo:rsid="0085aa1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28"/>
            <text:p text:style-name="P266">swSSO v<text:span text:style-name="T11">1.11</text:span></text:p>
            <text:p text:style-name="P266">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5"><text:a xlink:type="simple" xlink:href="#__RefHeading__7397_675463258">1. Installation<text:tab/>3</text:a></text:p>
          <text:p text:style-name="P326"><text:a xlink:type="simple" xlink:href="#__RefHeading__7399_675463258">1.1. Principe général de fonctionnement<text:tab/>3</text:a></text:p>
          <text:p text:style-name="P326"><text:a xlink:type="simple" xlink:href="#__RefHeading__7403_675463258">1.2. Matrice de compatibilité client / serveur<text:tab/>3</text:a></text:p>
          <text:p text:style-name="P326"><text:a xlink:type="simple" xlink:href="#__RefHeading__7405_675463258">1.3. Installation du client swSSO<text:tab/>4</text:a></text:p>
          <text:p text:style-name="P326"><text:a xlink:type="simple" xlink:href="#__RefHeading__7407_675463258">1.4. Fichier de configuration swsso.ini – section [swSSO]<text:tab/>5</text:a></text:p>
          <text:p text:style-name="P326"><text:a xlink:type="simple" xlink:href="#__RefHeading__7409_675463258">1.5. Fichier d’aide en ligne<text:tab/>8</text:a></text:p>
          <text:p text:style-name="P326"><text:a xlink:type="simple" xlink:href="#__RefHeading__4019_1075133478">1.6. Utilisation d'un logo personnalisé<text:tab/>8</text:a></text:p>
          <text:p text:style-name="P326"><text:a xlink:type="simple" xlink:href="#__RefHeading__7411_675463258">1.7. Mise en place du serveur de configuration<text:tab/>9</text:a></text:p>
          <text:p text:style-name="P325"><text:a xlink:type="simple" xlink:href="#__RefHeading__7413_675463258">2. Scénario collaboratif, faiblement ou fortement administré<text:tab/>11</text:a></text:p>
          <text:p text:style-name="P326"><text:a xlink:type="simple" xlink:href="#__RefHeading__7415_675463258">2.1. Introduction<text:tab/>11</text:a></text:p>
          <text:p text:style-name="P326"><text:a xlink:type="simple" xlink:href="#__RefHeading__7417_675463258">2.2. Scénario collaboratif<text:tab/>11</text:a></text:p>
          <text:p text:style-name="P326"><text:a xlink:type="simple" xlink:href="#__RefHeading__7419_675463258">2.3. Scénario faiblement administré<text:tab/>12</text:a></text:p>
          <text:p text:style-name="P326"><text:a xlink:type="simple" xlink:href="#__RefHeading__7421_675463258">2.4. Scénario fortement administré<text:tab/>12</text:a></text:p>
          <text:p text:style-name="P326"><text:a xlink:type="simple" xlink:href="#__RefHeading__7423_675463258">2.5. Informations sur la gestion des configurations<text:tab/>12</text:a></text:p>
          <text:p text:style-name="P325"><text:a xlink:type="simple" xlink:href="#__RefHeading__7425_675463258">3. Configuration du client swSSO (base de registre)<text:tab/>14</text:a></text:p>
          <text:p text:style-name="P326"><text:a xlink:type="simple" xlink:href="#__RefHeading__7427_675463258">3.1. Clé EnterpriseOptions<text:tab/>14</text:a></text:p>
          <text:p text:style-name="P326"><text:a xlink:type="simple" xlink:href="#__RefHeading__7429_675463258">3.2. Clé ExcludedWindows<text:tab/>20</text:a></text:p>
          <text:p text:style-name="P326"><text:a xlink:type="simple" xlink:href="#__RefHeading__7431_675463258">3.3. Clé PasswordPolicy<text:tab/>20</text:a></text:p>
          <text:p text:style-name="P326"><text:a xlink:type="simple" xlink:href="#__RefHeading__7433_675463258">3.4. Clé GlobalPolicy<text:tab/>21</text:a></text:p>
          <text:p text:style-name="P326"><text:a xlink:type="simple" xlink:href="#__RefHeading__4159_910541852">3.5. Logs<text:tab/>25</text:a></text:p>
          <text:p text:style-name="P326"><text:a xlink:type="simple" xlink:href="#__RefHeading__2947_1938534605">3.6. Statistiques<text:tab/>27</text:a></text:p>
          <text:p text:style-name="P326"><text:a xlink:type="simple" xlink:href="#__RefHeading__7679_83575013">3.7. Configuration d'une boite mail pour demander l'ajout de configurations<text:tab/>27</text:a></text:p>
          <text:p text:style-name="P325"><text:a xlink:type="simple" xlink:href="#__RefHeading__4110_1075133478">4. Client d'administration<text:tab/>29</text:a></text:p>
          <text:p text:style-name="P326"><text:a xlink:type="simple" xlink:href="#__RefHeading__4112_1075133478">4.1. Principe<text:tab/>29</text:a></text:p>
          <text:p text:style-name="P326"><text:a xlink:type="simple" xlink:href="#__RefHeading__4114_1075133478">4.2. Lancement du client d'administration<text:tab/>29</text:a></text:p>
          <text:p text:style-name="P326"><text:a xlink:type="simple" xlink:href="#__RefHeading__4116_1075133478">4.3. Configuration du client d'administration<text:tab/>30</text:a></text:p>
          <text:p text:style-name="P325"><text:a xlink:type="simple" xlink:href="#__RefHeading__7439_675463258">5. Supervision et exploitation du serveur<text:tab/>31</text:a></text:p>
          <text:p text:style-name="P326"><text:a xlink:type="simple" xlink:href="#__RefHeading__7441_675463258">5.1. Supervision<text:tab/>31</text:a></text:p>
          <text:p text:style-name="P326"><text:a xlink:type="simple" xlink:href="#__RefHeading__7443_675463258">5.2. Exploitation<text:tab/>31</text:a></text:p>
          <text:p text:style-name="P326"><text:a xlink:type="simple" xlink:href="#__RefHeading__7445_675463258">5.3. Restriction d’accès à l’IHM du serveur de configuration<text:tab/>33</text:a></text:p>
          <text:p text:style-name="P326"><text:a xlink:type="simple" xlink:href="#__RefHeading__7447_675463258">5.4. Logs et statistiques<text:tab/>33</text:a></text:p>
          <text:p text:style-name="P326"><text:a xlink:type="simple" xlink:href="#__RefHeading__7449_675463258">5.5. Chiffrement des données sensibles en base<text:tab/>34</text:a></text:p>
          <text:p text:style-name="P325"><text:a xlink:type="simple" xlink:href="#__RefHeading__2478_122601277">6. Synchronisation avec le mot de passe Windows<text:tab/>35</text:a></text:p>
          <text:p text:style-name="P326"><text:a xlink:type="simple" xlink:href="#__RefHeading__7441_67546325822">6.1. Principe<text:tab/>35</text:a></text:p>
          <text:p text:style-name="P326"><text:a xlink:type="simple" xlink:href="#__RefHeading__2480_122601277">6.2. Passage du mode mot de passe maître au mode synchronisé Windows<text:tab/>35</text:a></text:p>
          <text:p text:style-name="P326"><text:a xlink:type="simple" xlink:href="#__RefHeading__3486_939691986">6.3. Passage du mode synchronisé Windows au mode mot de passe maître<text:tab/>35</text:a></text:p>
          <text:p text:style-name="P326"><text:a xlink:type="simple" xlink:href="#__RefHeading__7681_83575013">6.4. Utilisation du mot de passe Windows comme mot de passe secondaire<text:tab/>36</text:a></text:p>
          <text:p text:style-name="P326"><text:a xlink:type="simple" xlink:href="#__RefHeading__7683_83575013">6.5. Synchronisation d'un groupe de mots de passe avec le mot de passe Windows<text:tab/>36</text:a></text:p>
          <text:p text:style-name="P325"><text:a xlink:type="simple" xlink:href="#__RefHeading__2482_122601277">7. Procédure de secours manuelle<text:tab/>37</text:a></text:p>
          <text:p text:style-name="P326"><text:a xlink:type="simple" xlink:href="#__RefHeading__2484_122601277">7.1. Principe général<text:tab/>37</text:a></text:p>
          <text:p text:style-name="P326"><text:a xlink:type="simple" xlink:href="#__RefHeading__2486_122601277">7.2. Configuration préalable<text:tab/>40</text:a></text:p>
          <text:p text:style-name="P326"><text:a xlink:type="simple" xlink:href="#__RefHeading__2488_122601277">7.3. Renouvellement du couple clé publique / clé privée<text:tab/>42</text:a></text:p>
          <text:p text:style-name="P326"><text:a xlink:type="simple" xlink:href="#__RefHeading__6127_1958770156">7.4. Configuration d'une politique de mot de passe sur l'outil de swSSORecover<text:tab/>42</text:a></text:p>
          <text:p text:style-name="P326"><text:a xlink:type="simple" xlink:href="#__RefHeading__3128_1774003767">7.5. Personnalisation du mail d'envoi de la response<text:tab/>42</text:a></text:p>
          <text:p text:style-name="P325"><text:a xlink:type="simple" xlink:href="#__RefHeading__4423_1027467184">8. Procédure de secours automatique<text:tab/>44</text:a></text:p>
          <text:p text:style-name="P326"><text:a xlink:type="simple" xlink:href="#__RefHeading__4638_1345635014">8.1. Avertissement<text:tab/>44</text:a></text:p>
          <text:p text:style-name="P326"><text:a xlink:type="simple" xlink:href="#__RefHeading__4640_1345635014">8.2. Principe<text:tab/>44</text:a></text:p>
          <text:p text:style-name="P326"><text:a xlink:type="simple" xlink:href="#__RefHeading__4642_1345635014">8.3. Installation du web service<text:tab/>44</text:a></text:p>
          <text:p text:style-name="P326"><text:a xlink:type="simple" xlink:href="#__RefHeading__4644_1345635014">8.4. Configuration du client<text:tab/>46</text:a></text:p>
          <text:p text:style-name="P326"><text:a xlink:type="simple" xlink:href="#__RefHeading__4646_1345635014">8.5. Test du web service<text:tab/>47</text:a></text:p>
          <text:p text:style-name="P326"><text:a xlink:type="simple" xlink:href="#__RefHeading__4768_649901530">8.6. Configuration des traces de swSSORecoverDll<text:tab/>47</text:a></text:p>
          <text:p text:style-name="P325"><text:a xlink:type="simple" xlink:href="#__RefHeading__2949_1938534605">9. Assistance au changement de mot de passe d'une application<text:tab/>49</text:a></text:p>
          <text:p text:style-name="P325"><text:a xlink:type="simple" xlink:href="#__RefHeading___Toc5432_396257033">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7">ou rafraîchissement des droits </text:span>si la synchronisation des configurations est configurée, swsso.exe interroge le serveur de configuration <text:span text:style-name="T87">par une r</text:span>equête HTTP<text:span text:style-name="T87">(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4"><draw:text-box><text:p text:style-name="P4">&lt;app id=17&gt;&lt;type&gt;WIN&lt;/type&gt;…&lt;/app&gt;</text:p></draw:text-box></draw:frame><draw:frame draw:style-name="fr1" draw:name="Cadre2" text:anchor-type="char" svg:x="5.001cm" svg:y="0.536cm" svg:width="6.747cm" svg:height="0.635cm" draw:z-index="25"><draw:text-box><text:p text:style-name="P5">http://serveur/webservice5.php?action=...</text:p></draw:text-box></draw:frame><draw:line text:anchor-type="char" draw:z-index="2" draw:style-name="gr1" draw:text-style-name="P351" svg:x1="11.748cm" svg:y1="2.018cm" svg:x2="4.445cm" svg:y2="2.018cm"><text:p/></draw:line><draw:line text:anchor-type="char" draw:z-index="1" draw:style-name="gr1" draw:text-style-name="P35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19">0.88</text:p>
          </table:table-cell>
          <table:table-cell table:style-name="Tableau2.B5" office:value-type="string">
            <text:p text:style-name="P219">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0"/>
            <text:p text:style-name="P220">0.89 et 0.90</text:p>
          </table:table-cell>
          <table:table-cell table:style-name="Tableau2.B5" office:value-type="string">
            <text:p text:style-name="P219">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19">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0">0.91 à 0.93</text:p>
          </table:table-cell>
          <table:table-cell table:style-name="Tableau2.B5" office:value-type="string">
            <text:p text:style-name="P219">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0">0.94 <text:span text:style-name="T78">à 1.04</text:span></text:p>
          </table:table-cell>
          <table:table-cell table:style-name="Tableau2.B8" office:value-type="string">
            <text:p text:style-name="P219">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0">1.05<text:span text:style-name="T80">+</text:span></text:p>
          </table:table-cell>
          <table:table-cell table:style-name="Tableau2.B8" office:value-type="string">
            <text:p text:style-name="P164">webservice5.php</text:p>
          </table:table-cell>
          <table:table-cell table:style-name="Tableau2.C8" office:value-type="string">
            <text:p text:style-name="P221">Fonctionnement en mode mono-domaine</text:p>
          </table:table-cell>
        </table:table-row>
        <table:table-row table:style-name="Tableau2.7">
          <table:covered-table-cell/>
          <table:table-cell table:style-name="Tableau2.B8" office:value-type="string">
            <text:p text:style-name="P164">webservice<text:span text:style-name="T78">6</text:span>.php</text:p>
          </table:table-cell>
          <table:table-cell table:style-name="Tableau2.C8" office:value-type="string">
            <text:p text:style-name="P221">Fonctionnement en mode multi-domaines</text:p>
          </table:table-cell>
        </table:table-row>
      </table:table>
      <text:h text:style-name="P343"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7642426692067110820" text:style-name="WW8Num1">
        <text:list-item>
          <text:p text:style-name="P310">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7">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87">appdata%\swsso</text:span>\swsso.ini"</text:p>
      <text:p text:style-name="P48">"c:\program files\swsso\swsso.exe" "\\serveur\partage\%USERNAME%.ini"</text:p>
      <text:p text:style-name="P48">"c:\program files\swsso\swsso.exe" "\\serveur\partage\%USERNAME%\swsso.ini"</text:p>
      <text:h text:style-name="P344"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3">soit dans un fichier .ini créé pour chaque utilisateur, soit sous la clé de registre </text:span><text:span text:style-name="T27">DefaultIniValues</text:span><text:span text:style-name="T73">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1">YES/NO</text:p>
          </table:table-cell>
          <table:table-cell table:style-name="Tableau3.C10" office:value-type="string">
            <text:p text:style-name="P129">YES = vérifie au lancement si une nouvelle version est disponible.</text:p>
            <text:p text:style-name="P201">Valeur par défaut :</text:p>
            <text:p text:style-name="P201">- Toujours YES en version 1.00 et inférieures</text:p>
            <text:p text:style-name="P201">-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1">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1">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2">Disponible à partir de la version v0.93.</text:p>
          </table:table-cell>
        </table:table-row>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text:soft-page-break/>l'utilisateur</text:p>
            <text:p text:style-name="P152">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2">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6">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0">sur l'icône swSSO </text:span>ouvre la fenêtre de gestion des sites (pour ouvrir le lanceur d'applications il faut utiliser la combinaison CTRL+double-clic). <text:span text:style-name="T110">Cette valeur</text:span> correspond au fonctionnement des versions précédentes de swSSO</text:p>
            <text:p text:style-name="P191">YES : le double-clic ouvre le lanceur d'applications (pour ouvrir la fenêtre de gestion des sites, il faut passer par le menu clic-droit)</text:p>
            <text:p text:style-name="P30">Disponible à partir de la version 1.0<text:span text:style-name="T8">8</text:span></text:p>
            <text:p text:style-name="P192">(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7"/>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79">ENCODED : les mots de passe sont simplement brouillés : ils n’apparaissent pas en clair dans le fichier, mais ne sont pas protégés (tout utilisateur récupérant le fichier swsso.ini peut visualiser les mots de passe)<text:span text:style-name="T45"> (</text:span><text:span text:style-name="T46">supprimé en version v0.98)</text:span></text:p>
            <text:p text:style-name="P179">NONE : les mots de passe sont en clairs dans le .ini.<text:span text:style-name="T45">(</text:span><text:span text:style-name="T46">supprimé en version v0.98)</text:span></text:p>
            <text:p text:style-name="Tableau_20__28_normal_29_">WINDOWS : les mots de passe sont chiffrés avec une clé dérivant du mot de passe Windows de l'utilisateur (<text:span text:style-name="T25">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1">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1">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1">À partir de la version v0.96</text:p>
          </table:table-cell>
        </table:table-row>
        <table:table-row table:style-name="Tableau4.2">
          <table:table-cell table:style-name="Tableau4.A17" office:value-type="string">
            <text:p text:style-name="P211">lastADPwdChange</text:p>
          </table:table-cell>
          <table:table-cell table:style-name="Tableau4.B17" office:value-type="string">
            <text:p text:style-name="P211">Date du dernier changement de mot de passe AD. Utilisé uniquement lorsque UseADPassword est défini dans GlobalPolicy.</text:p>
            <text:p text:style-name="P162">À partir de la version v1.03</text:p>
          </table:table-cell>
        </table:table-row>
        <table:table-row table:style-name="Tableau4.2">
          <table:table-cell table:style-name="Tableau4.A17" office:value-type="string">
            <text:p text:style-name="P211">ADPwd</text:p>
          </table:table-cell>
          <table:table-cell table:style-name="Tableau4.B17" office:value-type="string">
            <text:p text:style-name="P211">Mot de passe AD de l'utilisateur. Utilisé uniquement lorsque UseADPassword est défini dans GlobalPolicy.</text:p>
            <text:p text:style-name="P162">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7221270120102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7">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6" text:outline-level="2"><text:bookmark-start text:name="__RefHeading__4019_1075133478"/>Utilisation d'un logo personnalisé<text:bookmark-end text:name="__RefHeading__4019_1075133478"/></text:h>
      <text:p text:style-name="P100"><text:span text:style-name="T88">A partir de la version 1.07, il est possible</text:span><text:span text:style-name="T84"> d'utiliser un logo personnalisé dans les IHM swSSO. Les logos doivent être fournis au format bitmap en deux tailles avec les noms suivants : </text:span></text:p>
      <text:list xml:id="list172212253100098" text:continue-numbering="true" text:style-name="WW8Num1">
        <text:list-item>
          <text:p text:style-name="P295">swssologo50.bmp (60x50 pixels) ;</text:p>
        </text:list-item>
        <text:list-item>
          <text:p text:style-name="P296"><text:span text:style-name="T84">swssologo90.bmp (60x90 </text:span><text:span text:style-name="T85">pixels</text:span><text:span text:style-name="T84">).</text:span></text:p>
        </text:list-item>
      </text:list>
      <text:p text:style-name="P101">Les fichiers doivent être placés dans le même répertoire de l'exécutable swsso.exe.</text:p>
      <text:h text:style-name="P327" text:outline-level="2"><text:bookmark-start text:name="__RefHeading__7411_675463258"/><text:soft-page-break/>Mise en place <text:span text:style-name="T87">du serveur de configuration</text:span><text:bookmark-end text:name="__RefHeading__7411_675463258"/></text:h>
      <text:p text:style-name="P22">Pré-requis : </text:p>
      <text:list xml:id="list172211977457427" text:continue-numbering="true" text:style-name="WW8Num1">
        <text:list-item>
          <text:p text:style-name="P310">PHP5</text:p>
        </text:list-item>
        <text:list-item>
          <text:p text:style-name="P310">MySQL5</text:p>
        </text:list-item>
      </text:list>
      <text:p text:style-name="P20"/>
      <text:p text:style-name="P21">Choix de la version serveur (V5 ou V6) :</text:p>
      <text:list xml:id="list172211516620932" text:continue-numbering="true" text:style-name="WW8Num1">
        <text:list-item>
          <text:p text:style-name="P311">La V5 est maintenue et sera maintenue tant qu'elle sera utilisée par les utilisateurs ayant déclaré <text:span text:style-name="T88">son</text:span> utilisation. La version 1.05 du client et les versions suivantes seront également compatibles dans la même limite.</text:p>
        </text:list-item>
        <text:list-item>
          <text:p text:style-name="P29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298"/>
        </text:list-item>
      </text:list>
      <text:p text:style-name="P74">Installation du service Web :</text:p>
      <text:list xml:id="list172211112237842" text:continue-numbering="true" text:style-name="WW8Num1">
        <text:list-item>
          <text:p text:style-name="P313">Déposer les fichiers admin.php, functions.php, util.php, variables.php et webservice5.php <text:span text:style-name="T78">ou webservice6.php</text:span> sur votre serveur php</text:p>
        </text:list-item>
      </text:list>
      <text:p text:style-name="P74"/>
      <text:p text:style-name="P74">Création de la base de données :</text:p>
      <text:list xml:id="list172212286174663" text:continue-numbering="true" text:style-name="WW8Num1">
        <text:list-item>
          <text:p text:style-name="P300">Créez la base de données à l'aide du script creation_database.sql</text:p>
          <text:p text:style-name="P299"/>
        </text:list-item>
      </text:list>
      <text:p text:style-name="P20">Création des tables :</text:p>
      <text:list xml:id="list172211808623388" text:continue-numbering="true" text:style-name="WW8Num1">
        <text:list-item>
          <text:p text:style-name="P312">Créer les tables à l’aide des scripts : </text:p>
          <text:list>
            <text:list-item>
              <text:p text:style-name="P314">creation_table_categ.sql</text:p>
            </text:list-item>
            <text:list-item>
              <text:p text:style-name="P314">creation_table_config.sql</text:p>
            </text:list-item>
            <text:list-item>
              <text:p text:style-name="P314">creation_table_domains.sql</text:p>
            </text:list-item>
            <text:list-item>
              <text:p text:style-name="P315">creation_table_configs_domains</text:p>
            </text:list-item>
            <text:list-item>
              <text:p text:style-name="P314">creation_table_logs.sql</text:p>
            </text:list-item>
            <text:list-item>
              <text:p text:style-name="P314">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79">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72211645096081"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72211989919215" text:continue-numbering="true" text:style-name="WW8Num1">
        <text:list-item>
          <text:p text:style-name="P310">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72211492800449" text:continue-numbering="true" text:style-name="WW8Num1">
        <text:list-item>
          <text:p text:style-name="ENUM-1">Un <text:span text:style-name="T2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5">scénario</text:span> <text:span text:style-name="T2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5">scénario</text:span> <text:span text:style-name="T2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72212114280457" text:continue-numbering="true" text:style-name="WW8Num1">
        <text:list-item>
          <text:p text:style-name="ENUM-1">Dans un fichier <text:span text:style-name="T2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1"><text:bookmark-ref text:reference-format="chapter" text:ref-name="_Ref252131283">3</text:bookmark-ref></text:span></text:span><text:span text:style-name="Strong_20_Emphasis"><text:span text:style-name="T31">.</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72211108032777"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72210868559656" text:continue-numbering="true" text:style-name="WW8Num1">
        <text:list-item>
          <text:p text:style-name="P310">Interdire à vos utilisateurs de voir ou modifier les options de configuration :</text:p>
        </text:list-item>
      </text:list>
      <text:p text:style-name="P11"><text:span text:style-name="Strong_20_Emphasis"><text:span text:style-name="T1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7221144323568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2">HKLM\SOFTWARE\swSSO\GlobalPolicy : ShowOptions = 0</text:span></text:span></text:p>
      <text:list xml:id="list17221212203686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7">HKML\SOFTWARE\swSSO\GlobalPolicy : </text:span></text:span><text:span text:style-name="T38">ModifiyApplicationConfig = 0</text:span></text:p>
      <text:list xml:id="list17221191819676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AllConfigsAtFirstStart</text:span><text:span text:style-name="Strong_20_Emphasis"><text:span text:style-name="T12"> =1</text:span></text:span></text:p>
      <text:list xml:id="list17221217074284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NewConfigsAtStart</text:span><text:span text:style-name="Strong_20_Emphasis"><text:span text:style-name="T12"> =1</text:span></text:span></text:p>
      <text:list xml:id="list17221257151070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1">: </text:span></text:span><text:span text:style-name="T25">GetModifiedConfigsAtStart</text:span><text:span text:style-name="Strong_20_Emphasis"> =1</text:span></text:p>
      <text:list xml:id="list172211717528121" text:continue-numbering="true" text:style-name="WW8Num1">
        <text:list-item>
          <text:p text:style-name="ENUM-1">Désactiver les configurations archivées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DisableArchivedConfigsAtStart</text:span><text:span text:style-name="Strong_20_Emphasis"><text:span text:style-name="T12">=1</text:span></text:span></text:p>
      <text:list xml:id="list17221101409568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1">: </text:span></text:span><text:span text:style-name="T25">AllowManagedConfigsDeletion</text:span><text:span text:style-name="Strong_20_Emphasis">=0</text:span></text:p>
      <text:list xml:id="list17221094129612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2">HKLM\SOFTWARE\swSSO\EnterpriseOptions : CategoryManagement=1</text:span></text:span></text:p>
      <text:list xml:id="list172212506770802" text:continue-numbering="true" text:style-name="WW8Num1">
        <text:list-item>
          <text:p text:style-name="ENUM-1">Activer les configurations récupérées sur le serveur :</text:p>
        </text:list-item>
      </text:list>
      <text:p text:style-name="ENUM-1_20_suite"><text:span text:style-name="Strong_20_Emphasis"><text:span text:style-name="T12">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72211891349851"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7221129912106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7221174594154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7221204965642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7221153566170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72212645580111"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0">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28" text:outline-level="2"><text:bookmark-start text:name="__RefHeading__7427_675463258"/>Clé EnterpriseOptions<text:bookmark-end text:name="__RefHeading__7427_675463258"/></text:h>
      <text:p text:style-name="P94"><text:span text:style-name="Strong_20_Emphasis"><text:span text:style-name="T63">HKEY_LOCAL_MACHINE\SOFTWARE\</text:span></text:span><text:span text:style-name="Strong_20_Emphasis"><text:span text:style-name="T64">(Wow6432Node\)</text:span></text:span><text:span text:style-name="Strong_20_Emphasis"><text:span text:style-name="T63">swSSO\EnterpriseOptions</text:span></text:span></text:p>
      <text:p text:style-name="Standard"><text:span text:style-name="Strong_20_Emphasis"><text:span text:style-name="T1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5" office:value-type="string">
            <text:p text:style-name="P129">ActivateNewConfigs</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1">Disponible à partir de la v0.91.</text:p>
          </table:table-cell>
        </table:table-row>
        <table:table-row table:style-name="Tableau5.2">
          <table:table-cell table:style-name="Tableau5.A15" office:value-type="string">
            <text:p text:style-name="P228">AdminDeleteConfigsOnServer</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228">Active (1) / désactive (0) la suppression sur le serveur des configurations et catégories supprimées sur le client d'administration</text:p>
            <text:p text:style-name="P166">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1">Disponible à partir de la v0.91.</text:p>
          </table:table-cell>
        </table:table-row>
        <table:table-row table:style-name="Tableau5.2">
          <table:table-cell table:style-name="Tableau5.A15" office:value-type="string">
            <text:p text:style-name="P129">CategoryA<text:span text:style-name="T80">utoUpdate</text:span></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text:span text:style-name="T80">la mise à jour automatique sur le serveur de la catégorie d'une application lorsqu'elle et déplacée d'une catégorie à une autre dans l'IHM client.</text:span></text:p>
            <text:p text:style-name="P224">Ne fonctionne que si CategoryManagement=1</text:p>
            <text:p text:style-name="P151">Disponible à partir de la v<text:span text:style-name="T80">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1">Disponible à partir de la v0.91.</text:p>
          </table:table-cell>
        </table:table-row>
        <table:table-row table:style-name="Tableau5.2">
          <table:table-cell table:style-name="Tableau5.A9" office:value-type="string">
            <text:p text:style-name="P245">ConfigNotFoundMailTo</text:p>
          </table:table-cell>
          <table:table-cell table:style-name="Tableau5.B9" office:value-type="string">
            <text:p text:style-name="P245">Chaine</text:p>
          </table:table-cell>
          <table:table-cell table:style-name="Tableau5.C9" office:value-type="string">
            <text:p text:style-name="P248">[swSSO]</text:p>
          </table:table-cell>
          <table:table-cell table:style-name="Tableau5.D9" office:value-type="string">
            <text:p text:style-name="P245">Adresse mail de la BAL</text:p>
            <text:p text:style-name="P246"><text:span text:style-name="T25">Disponible à partir de la </text:span><text:span text:style-name="T29">v1.08</text:span>.</text:p>
          </table:table-cell>
        </table:table-row>
        <table:table-row table:style-name="Tableau5.2">
          <table:table-cell table:style-name="Tableau5.A9" office:value-type="string">
            <text:p text:style-name="P245">ConfigNotFoundMailSubject</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Objet du mail</text:p>
            <text:p text:style-name="P246"><text:span text:style-name="T25">Disponible à partir de la </text:span><text:span text:style-name="T29">v1.08</text:span>.</text:p>
          </table:table-cell>
        </table:table-row>
        <table:table-row table:style-name="Tableau5.2">
          <table:table-cell table:style-name="Tableau5.A9" office:value-type="string">
            <text:p text:style-name="P245">ConfigNotFoundMailBody</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Contenu du mail </text:p>
            <text:p text:style-name="P246"><text:span text:style-name="T25">Disponible à partir de la </text:span><text:span text:style-name="T29">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1">Disponible à partir de la v0.91.</text:p>
          </table:table-cell>
        </table:table-row>
        <table:table-row table:style-name="Tableau5.2">
          <table:table-cell table:style-name="Tableau5.A15" office:value-type="string">
            <text:p text:style-name="P129">DisplayConfigsNotifications</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es messages de notification d’ajout / modification / suppression des configurations au démarrage.</text:p>
            <text:p text:style-name="P151">Disponible à partir de la v0.92.</text:p>
          </table:table-cell>
        </table:table-row>
        <table:table-row table:style-name="Tableau5.2">
          <table:table-cell table:style-name="Tableau5.A15" office:value-type="string">
            <text:p text:style-name="P222">DisplayWindowsPasswordChange</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text:span text:style-name="T74">e message de notification de changement du mot de passe Windows (concerne le mode avec synchronisation du mot de passe uniquement)</text:span></text:p>
            <text:p text:style-name="P151">Disponible à partir de la v<text:span text:style-name="T74">1.05</text:span>.</text:p>
          </table:table-cell>
        </table:table-row>
        <text:soft-page-break/>
        <table:table-row table:style-name="Tableau5.2">
          <table:table-cell table:style-name="Tableau5.A13" office:value-type="string">
            <text:p text:style-name="P129">ErrorMessageConfigNotFound</text:p>
          </table:table-cell>
          <table:table-cell table:style-name="Tableau5.B13" office:value-type="string">
            <text:p text:style-name="P129">Chaîne</text:p>
          </table:table-cell>
          <table:table-cell table:style-name="Tableau5.C13" office:value-type="string">
            <text:p text:style-name="P145">-&gt;</text:p>
          </table:table-cell>
          <table:table-cell table:style-name="Tableau5.D13" office:value-type="string">
            <text:p text:style-name="P134">Message affiché lorsque la configuration demandée par l’utilisateur (menu « Ajouter cette application ») n’existe pas sur le serveur. </text:p>
            <text:p text:style-name="P134"><text:span text:style-name="T51">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5"><text:span text:style-name="T51">S</text:span>i vous <text:span text:style-name="T51">définissez</text:span> ce<text:span text:style-name="T51">tte</text:span> <text:span text:style-name="T51">valeur, les boutons oui / non sont remplacés par un bouton Ajouter et un bouton Fermer, avec optionnellement un lien vers une boite mail à contacter pour demander l'ajout de configuration (voir §</text:span><text:span text:style-name="T51"><text:bookmark-ref text:reference-format="chapter" text:ref-name="__RefHeading__7679_83575013">3.7</text:bookmark-ref></text:span><text:span text:style-name="T51">)</text:span>. </text:p>
          </table:table-cell>
        </table:table-row>
        <table:table-row table:style-name="Tableau5.2">
          <table:table-cell table:style-name="Tableau5.A15" office:value-type="string">
            <text:p text:style-name="P129">ErrorMessageIniFile<text:tab/></text:p>
            <text:p text:style-name="Tableau_20__28_normal_29_"><text:tab/><text:tab/></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29">Message affiché lorsque la lecture du fichier swsso.ini échoue au démarrage de swSSO. <text:span text:style-name="T51">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9">ErrorMessageServerNotAvailable</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34">Message affiché lorsque le serveur de configuration n’est pas joignable. <text:span text:style-name="T51">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9">GetAllConfigsAtFirs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36">Propose (1) / ne propose pas (0) à l’utilisateur de récupérer toutes les configurations disponibles sur le serveur au premier lancement de swSSO.</text:p>
            <text:p text:style-name="P21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1">Disponible à partir de la v0.91.</text:p>
          </table:table-cell>
        </table:table-row>
        <text:soft-page-break/>
        <table:table-row table:style-name="Tableau5.2">
          <table:table-cell table:style-name="Tableau5.A17" office:value-type="string">
            <text:p text:style-name="P129">GetModifiedConfigsA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 chaque lancement de swSSO, récupère (1) / ne récupère pas (0) les configurations modifiées sur le serveur depuis le dernier lancement de swSSO.</text:p>
            <text:p text:style-name="P151">Disponible à partir de la v0.91.</text:p>
          </table:table-cell>
        </table:table-row>
        <table:table-row table:style-name="Tableau5.2">
          <table:table-cell table:style-name="Tableau5.A39" office:value-type="string">
            <text:p text:style-name="P129">GetNewConfigsAtStart</text:p>
          </table:table-cell>
          <table:table-cell table:style-name="Tableau5.B39" office:value-type="string">
            <text:p text:style-name="P129">DWORD</text:p>
          </table:table-cell>
          <table:table-cell table:style-name="Tableau5.C39" office:value-type="string">
            <text:p text:style-name="P129">0</text:p>
          </table:table-cell>
          <table:table-cell table:style-name="Tableau5.D39" office:value-type="string">
            <text:p text:style-name="P129">A chaque lancement de swSSO, récupère (1) / ne récupère pas (0) les nouvelles configurations ajoutées sur le serveur depuis le dernier lancement de swSSO.</text:p>
            <text:p text:style-name="P151">Disponible à partir de la v0.91.</text:p>
          </table:table-cell>
        </table:table-row>
        <table:table-row table:style-name="Tableau5.2">
          <table:table-cell table:style-name="Tableau5.A39" office:value-type="string">
            <text:p text:style-name="P207">MaxConfigs</text:p>
          </table:table-cell>
          <table:table-cell table:style-name="Tableau5.B39" office:value-type="string">
            <text:p text:style-name="P207">DWORD</text:p>
          </table:table-cell>
          <table:table-cell table:style-name="Tableau5.C39" office:value-type="string">
            <text:p text:style-name="P209">500</text:p>
          </table:table-cell>
          <table:table-cell table:style-name="Tableau5.D39" office:value-type="string">
            <text:p text:style-name="P284">Nombre maximum de configurations stockées par le client.</text:p>
            <text:p text:style-name="P285">Disponible à partir de la v<text:span text:style-name="T109">1.01</text:span>.</text:p>
          </table:table-cell>
        </table:table-row>
        <table:table-row table:style-name="Tableau5.2">
          <table:table-cell table:style-name="Tableau5.A39" office:value-type="string">
            <text:p text:style-name="P230">RecoveryWebserviceActive</text:p>
          </table:table-cell>
          <table:table-cell table:style-name="Tableau5.B39" office:value-type="string">
            <text:p text:style-name="P140">DWORD</text:p>
          </table:table-cell>
          <table:table-cell table:style-name="Tableau5.C39" office:value-type="string">
            <text:p text:style-name="P237">0</text:p>
          </table:table-cell>
          <table:table-cell table:style-name="Tableau5.D39" office:value-type="string">
            <text:p text:style-name="P140">Active (1) / désactive (0) <text:span text:style-name="T97">l'appel au web service</text:span>.</text:p>
            <text:p text:style-name="P142"><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30">RecoveryWebserviceHTTPS</text:p>
          </table:table-cell>
          <table:table-cell table:style-name="Tableau5.B23" office:value-type="string">
            <text:p text:style-name="P230">DWORD</text:p>
          </table:table-cell>
          <table:table-cell table:style-name="Tableau5.C23" office:value-type="string">
            <text:p text:style-name="P236">0</text:p>
          </table:table-cell>
          <table:table-cell table:style-name="Tableau5.D23" office:value-type="string">
            <text:p text:style-name="P212">0=HTTP / 1=HTTPS</text:p>
            <text:p text:style-name="P213"><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54">RecoveryWebserviceManual<text:line-break/>Backup</text:p>
          </table:table-cell>
          <table:table-cell table:style-name="Tableau5.B23" office:value-type="string">
            <text:p text:style-name="P143">DWORD</text:p>
          </table:table-cell>
          <table:table-cell table:style-name="Tableau5.C23" office:value-type="string">
            <text:p text:style-name="P255">1</text:p>
          </table:table-cell>
          <table:table-cell table:style-name="Tableau5.D23" office:value-type="string">
            <text:p text:style-name="P254">Bascule (1) / ne bascule pas (<text:span text:style-name="T108">0</text:span>) vers la procédure manuelle de recouvrement en cas d'échec d'appel du web service</text:p>
            <text:p text:style-name="P234"><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64">RecoveryWebserviceNbTry</text:p>
          </table:table-cell>
          <table:table-cell table:style-name="Tableau5.B23" office:value-type="string">
            <text:p text:style-name="P144">DWORD</text:p>
          </table:table-cell>
          <table:table-cell table:style-name="Tableau5.C23" office:value-type="string">
            <text:p text:style-name="P265">1</text:p>
          </table:table-cell>
          <table:table-cell table:style-name="Tableau5.D23" office:value-type="string">
            <text:p text:style-name="P264">Nombre de tentatives d'appel au web service</text:p>
            <text:p text:style-name="P233"><text:span text:style-name="T25">Disponible à partir de l</text:span><text:span text:style-name="T29">a</text:span><text:span text:style-name="T25"> v</text:span><text:span text:style-name="T29">1.</text:span><text:span text:style-name="T30">10</text:span>.</text:p>
          </table:table-cell>
        </table:table-row>
        <table:table-row table:style-name="Tableau5.2">
          <table:table-cell table:style-name="Tableau5.A24" office:value-type="string">
            <text:p text:style-name="P230">RecoveryWebservicePort</text:p>
          </table:table-cell>
          <table:table-cell table:style-name="Tableau5.B24" office:value-type="string">
            <text:p text:style-name="P140">DWORD</text:p>
          </table:table-cell>
          <table:table-cell table:style-name="Tableau5.C24" office:value-type="string">
            <text:p text:style-name="P236">80</text:p>
          </table:table-cell>
          <table:table-cell table:style-name="Tableau5.D24" office:value-type="string">
            <text:p text:style-name="P230">Port pour l'accès au web servic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Server</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FQDN du serveur <text:line-break/>(ex : monserveur.mondomain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Timeout</text:p>
          </table:table-cell>
          <table:table-cell table:style-name="Tableau5.B39" office:value-type="string">
            <text:p text:style-name="P140">DWORD</text:p>
          </table:table-cell>
          <table:table-cell table:style-name="Tableau5.C39" office:value-type="string">
            <text:p text:style-name="P236">10</text:p>
          </table:table-cell>
          <table:table-cell table:style-name="Tableau5.D39" office:value-type="string">
            <text:p text:style-name="P230">Temps d'attente de la réponse du web service. Si temps dépassé, bascule vers la procédure manuelle de challenge/respons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URL</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URL d'appel du service</text:p>
            <text:p text:style-name="P230">(ex : /swsso/resync.ea)</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28" office:value-type="string">
            <text:p text:style-name="P264">RecoveryWebserviceWaitBeforeRetry</text:p>
          </table:table-cell>
          <table:table-cell table:style-name="Tableau5.B28" office:value-type="string">
            <text:p text:style-name="P144">DWORD</text:p>
          </table:table-cell>
          <table:table-cell table:style-name="Tableau5.C28" office:value-type="string">
            <text:p text:style-name="P265">1000</text:p>
          </table:table-cell>
          <table:table-cell table:style-name="Tableau5.D28" office:value-type="string">
            <text:p text:style-name="P264">Temps d'attente entre deux tentatives d'appel du web service (en millisecondes)</text:p>
            <text:p text:style-name="P235"><text:span text:style-name="T25">Disponible à partir de l</text:span><text:span text:style-name="T29">a</text:span><text:span text:style-name="T25"> v</text:span><text:span text:style-name="T29">1.</text:span><text:span text:style-name="T30">10.</text:span></text:p>
          </table:table-cell>
        </table:table-row>
        <text:soft-page-break/>
        <table:table-row table:style-name="Tableau5.2">
          <table:table-cell table:style-name="Tableau5.A29" office:value-type="string">
            <text:p text:style-name="P228">RefreshRightsFrequency</text:p>
          </table:table-cell>
          <table:table-cell table:style-name="Tableau5.B29" office:value-type="string">
            <text:p text:style-name="P226">DWORD</text:p>
          </table:table-cell>
          <table:table-cell table:style-name="Tableau5.C29" office:value-type="string">
            <text:p text:style-name="P226">0</text:p>
          </table:table-cell>
          <table:table-cell table:style-name="Tableau5.D29" office:value-type="string">
            <text:p text:style-name="P226"><text:span text:style-name="T87">Définit la fréquence de rafraîchissement automatique des droits (en minutes)</text:span>. <text:span text:style-name="T87">Si 0, pas de rafraîchissement automatique. </text:span></text:p>
            <text:p text:style-name="P165">Disponible à partir de la <text:span text:style-name="T99">v</text:span>1.07</text:p>
          </table:table-cell>
        </table:table-row>
        <table:table-row table:style-name="Tableau5.2">
          <table:table-cell table:style-name="Tableau5.A30" office:value-type="string">
            <text:p text:style-name="P227">RemoveDeletedConfigsAtStart</text:p>
          </table:table-cell>
          <table:table-cell table:style-name="Tableau5.B30" office:value-type="string">
            <text:p text:style-name="P226">DWORD</text:p>
          </table:table-cell>
          <table:table-cell table:style-name="Tableau5.C30" office:value-type="string">
            <text:p text:style-name="P226">0</text:p>
          </table:table-cell>
          <table:table-cell table:style-name="Tableau5.D30" office:value-type="string">
            <text:p text:style-name="P226"><text:span text:style-name="T86">Supprime les configurations qui n'existent plus côté serveur (soit parce qu'elles sont été supprimées, soit parce que l'utilisateur a changé de domaine par exemple)</text:span>.</text:p>
            <text:p text:style-name="P165">Disponible à partir de la <text:span text:style-name="T99">v</text:span>1.07</text:p>
          </table:table-cell>
        </table:table-row>
        <table:table-row table:style-name="Tableau5.2">
          <table:table-cell table:style-name="Tableau5.A39" office:value-type="string">
            <text:p text:style-name="P129">ServerAddress</text:p>
          </table:table-cell>
          <table:table-cell table:style-name="Tableau5.B39" office:value-type="string">
            <text:p text:style-name="P129">Chaîne</text:p>
          </table:table-cell>
          <table:table-cell table:style-name="Tableau5.C39" office:value-type="string">
            <text:p text:style-name="P206"><text:span text:style-name="T68">ws</text:span>.swsso.fr</text:p>
          </table:table-cell>
          <table:table-cell table:style-name="Tableau5.D39" office:value-type="string">
            <text:p text:style-name="P129">Adresse du serveur de configuration.</text:p>
          </table:table-cell>
        </table:table-row>
        <table:table-row table:style-name="Tableau5.2">
          <table:table-cell table:style-name="Tableau5.A39" office:value-type="string">
            <text:p text:style-name="P211">ServeurPort</text:p>
          </table:table-cell>
          <table:table-cell table:style-name="Tableau5.B39" office:value-type="string">
            <text:p text:style-name="P208">DWORD</text:p>
          </table:table-cell>
          <table:table-cell table:style-name="Tableau5.C39" office:value-type="string">
            <text:p text:style-name="P214">80</text:p>
          </table:table-cell>
          <table:table-cell table:style-name="Tableau5.D39" office:value-type="string">
            <text:p text:style-name="P211">Port pour l'accès au serveur de configuration.</text:p>
            <text:p text:style-name="P162">Disponible à partir de la <text:s/>v1.03</text:p>
          </table:table-cell>
        </table:table-row>
        <table:table-row table:style-name="Tableau5.2">
          <table:table-cell table:style-name="Tableau5.A39" office:value-type="string">
            <text:p text:style-name="P211">ServeurHTTPS</text:p>
          </table:table-cell>
          <table:table-cell table:style-name="Tableau5.B39" office:value-type="string">
            <text:p text:style-name="P211">DWORD</text:p>
          </table:table-cell>
          <table:table-cell table:style-name="Tableau5.C39" office:value-type="string">
            <text:p text:style-name="P215">0</text:p>
          </table:table-cell>
          <table:table-cell table:style-name="Tableau5.D39" office:value-type="string">
            <text:p text:style-name="P211">0=HTTP 1=HTTPS</text:p>
            <text:p text:style-name="P162">Disponible à partir de la v1.03.</text:p>
          </table:table-cell>
        </table:table-row>
        <table:table-row table:style-name="Tableau5.2">
          <table:table-cell table:style-name="Tableau5.A39" office:value-type="string">
            <text:p text:style-name="P239">SyncSecondaryPasswordActive</text:p>
          </table:table-cell>
          <table:table-cell table:style-name="Tableau5.B39" office:value-type="string">
            <text:p text:style-name="P141">DWORD</text:p>
          </table:table-cell>
          <table:table-cell table:style-name="Tableau5.C39" office:value-type="string">
            <text:p text:style-name="P241">0</text:p>
          </table:table-cell>
          <table:table-cell table:style-name="Tableau5.D39" office:value-type="string">
            <text:p text:style-name="P239">Active (1) / désactive (0) la mise à jour des mots de passe secondaires</text:p>
            <text:p text:style-name="P240"><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9">SyncSecondaryPasswordGroup</text:p>
          </table:table-cell>
          <table:table-cell table:style-name="Tableau5.B39" office:value-type="string">
            <text:p text:style-name="P141">DWORD</text:p>
          </table:table-cell>
          <table:table-cell table:style-name="Tableau5.C39" office:value-type="string">
            <text:p text:style-name="P238">-<text:span text:style-name="T98">1</text:span></text:p>
          </table:table-cell>
          <table:table-cell table:style-name="Tableau5.D39" office:value-type="string">
            <text:p text:style-name="P250">Groupe d'applications sur lequel la modification s'applique</text:p>
            <text:p text:style-name="P25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9">SyncSecondaryPasswordOU</text:p>
          </table:table-cell>
          <table:table-cell table:style-name="Tableau5.B39" office:value-type="string">
            <text:p text:style-name="P141">Chaîne</text:p>
          </table:table-cell>
          <table:table-cell table:style-name="Tableau5.C39" office:value-type="string">
            <text:p text:style-name="P243">Vide</text:p>
          </table:table-cell>
          <table:table-cell table:style-name="Tableau5.D39" office:value-type="string">
            <text:p text:style-name="P250">OU dans laquelle doit se trouver l'utilisateur pour que la modification de mot de passe s'applique. Si la clé est vide ou non définie, la modification de mot de passe s'applique quelle que soit l'OU dans laquelle se trouve l'utilisateur</text:p>
            <text:p text:style-name="P25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1">UseADPassword</text:p>
          </table:table-cell>
          <table:table-cell table:style-name="Tableau5.B39" office:value-type="string">
            <text:p text:style-name="P211">DWORD</text:p>
          </table:table-cell>
          <table:table-cell table:style-name="Tableau5.C39" office:value-type="string">
            <text:p text:style-name="P215">0</text:p>
          </table:table-cell>
          <table:table-cell table:style-name="Tableau5.D39" office:value-type="string">
            <text:p text:style-name="P21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2">Disponible à partir de la v1.03.</text:p>
          </table:table-cell>
        </table:table-row>
        <table:table-row table:style-name="Tableau5.2">
          <table:table-cell table:style-name="Tableau5.A39" office:value-type="string">
            <text:p text:style-name="P256">WaitBeforeNewSSO</text:p>
          </table:table-cell>
          <table:table-cell table:style-name="Tableau5.B39" office:value-type="string">
            <text:p text:style-name="P231">DWORD</text:p>
          </table:table-cell>
          <table:table-cell table:style-name="Tableau5.C39" office:value-type="string">
            <text:p text:style-name="P258">120</text:p>
          </table:table-cell>
          <table:table-cell table:style-name="Tableau5.D39" office:value-type="string">
            <text:p text:style-name="P257">Temps d'attente (en secondes) avant nouvelle tentative de SSO sur un site web</text:p>
            <text:p text:style-name="P168">Disponible à partir de la v1.08</text:p>
          </table:table-cell>
        </table:table-row>
        <table:table-row table:style-name="Tableau5.2">
          <table:table-cell table:style-name="Tableau5.A39" office:value-type="string">
            <text:p text:style-name="P129">WebServiceAddress</text:p>
          </table:table-cell>
          <table:table-cell table:style-name="Tableau5.B39" office:value-type="string">
            <text:p text:style-name="P129">Chaîne</text:p>
          </table:table-cell>
          <table:table-cell table:style-name="Tableau5.C39" office:value-type="string">
            <text:p text:style-name="P206">/webservice5<text:line-break/>.php</text:p>
          </table:table-cell>
          <table:table-cell table:style-name="Tableau5.D39" office:value-type="string">
            <text:p text:style-name="P129">Chemin relatif du webservice de configuration</text:p>
          </table:table-cell>
        </table:table-row>
        <text:soft-page-break/>
        <table:table-row table:style-name="Tableau5.2">
          <table:table-cell table:style-name="Tableau5.A40" office:value-type="string">
            <text:p text:style-name="P135"><text:span text:style-name="T61">WelcomeMessage</text:span><text:tab/></text:p>
            <text:p text:style-name="P203"><text:tab/><text:tab/></text:p>
          </table:table-cell>
          <table:table-cell table:style-name="Tableau5.B40" office:value-type="string">
            <text:p text:style-name="P135">Chaîne</text:p>
          </table:table-cell>
          <table:table-cell table:style-name="Tableau5.C40" office:value-type="string">
            <text:p text:style-name="P148">-&gt;</text:p>
          </table:table-cell>
          <table:table-cell table:style-name="Tableau5.D40" office:value-type="string">
            <text:p text:style-name="P204">Personnalisation du message inscrit dans la fenêtre de bienvenue de swSSO (les 3 lignes commençant par « Vous devez définir un mot de passe... »</text:p>
            <text:p text:style-name="P161">Disponible à partir de la v1.01.</text:p>
          </table:table-cell>
        </table:table-row>
      </table:table>
      <text:h text:style-name="P329" text:outline-level="2"/>
      <text:h text:style-name="P347" text:outline-level="2"><text:bookmark-start text:name="__RefHeading__7429_675463258"/>Clé ExcludedWindows<text:bookmark-end text:name="__RefHeading__7429_675463258"/></text:h>
      <text:p text:style-name="Standard"><text:span text:style-name="Strong_20_Emphasis"><text:span text:style-name="T63">HKEY_LOCAL_MACHINE\SOFTWARE\</text:span></text:span><text:span text:style-name="Strong_20_Emphasis"><text:span text:style-name="T64">(Wow6432Node\)</text:span></text:span><text:span text:style-name="Strong_20_Emphasis"><text:span text:style-name="T63">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0">25</text:span> maximum, numérotés de 0 à <text:span text:style-name="T10">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39">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2">24</text:p>
          </table:table-cell>
          <table:table-cell table:style-name="Tableau6.B4" office:value-type="string">
            <text:p text:style-name="P129">Chaîne</text:p>
          </table:table-cell>
          <table:table-cell table:style-name="Tableau6.C4" office:value-type="string">
            <text:p text:style-name="P129">Titre de la <text:span text:style-name="T10">25</text:span><text:span text:style-name="T39">ème</text:span> fenêtre à exclure</text:p>
          </table:table-cell>
        </table:table-row>
      </table:table>
      <text:h text:style-name="P330" text:outline-level="2"><text:bookmark-start text:name="__RefHeading__7431_675463258"/>Clé PasswordPolicy<text:bookmark-end text:name="__RefHeading__7431_675463258"/></text:h>
      <text:p text:style-name="P94"><text:span text:style-name="Strong_20_Emphasis"><text:span text:style-name="T63">HKEY_LOCAL_MACHINE\SOFTWARE\</text:span></text:span><text:span text:style-name="Strong_20_Emphasis"><text:span text:style-name="T64">(Wow6432Node\)</text:span></text:span><text:span text:style-name="Strong_20_Emphasis"><text:span text:style-name="T63">swSSO\PasswordPolicy :</text:span></text:span><text:span text:style-name="T63">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2">IdMaxCommonChars</text:p>
          </table:table-cell>
          <table:table-cell table:style-name="Tableau7.B12" office:value-type="string">
            <text:p text:style-name="P172">DWORD</text:p>
          </table:table-cell>
          <table:table-cell table:style-name="Tableau7.C12" office:value-type="string">
            <text:p text:style-name="P172">-1</text:p>
          </table:table-cell>
          <table:table-cell table:style-name="Tableau7.D12" office:value-type="string">
            <text:p text:style-name="P17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2">Max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aximale de validité du mot de passe. Le changement du mot de passe est imposé à l'utilisateur au-delà de cette période. </text:p>
            <text:p text:style-name="P17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2">Message</text:p>
          </table:table-cell>
          <table:table-cell table:style-name="Tableau7.B12" office:value-type="string">
            <text:p text:style-name="P172">Chaîne</text:p>
          </table:table-cell>
          <table:table-cell table:style-name="Tableau7.C12" office:value-type="string">
            <text:p text:style-name="P172">-&gt;</text:p>
          </table:table-cell>
          <table:table-cell table:style-name="Tableau7.D12" office:value-type="string">
            <text:p text:style-name="P172">Si vous souhaitez afficher un message personnalisé à vos utilisateurs lorsque leur mot de passe ne satisfait pas aux exigences de votre politique, saisissez-le ici. A défaut, swSSO affichera ce message :</text:p>
            <text:p text:style-name="P17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2">Min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2">MinLength </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text:p>
          </table:table-cell>
        </table:table-row>
        <table:table-row table:style-name="Tableau7.2">
          <table:table-cell table:style-name="Tableau7.A12" office:value-type="string">
            <text:p text:style-name="P172">MinLett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lettres (a-z / A-Z) </text:p>
          </table:table-cell>
        </table:table-row>
        <table:table-row table:style-name="Tableau7.2">
          <table:table-cell table:style-name="Tableau7.A12" office:value-type="string">
            <text:p text:style-name="P172">MinLow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3">minuscules</text:span> (<text:span text:style-name="T113">a</text:span>-<text:span text:style-name="T113">z</text:span>)</text:p>
          </table:table-cell>
        </table:table-row>
        <table:table-row table:style-name="Tableau7.2">
          <table:table-cell table:style-name="Tableau7.A12" office:value-type="string">
            <text:p text:style-name="P172">MinNumb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hiffres (0-9)</text:p>
          </table:table-cell>
        </table:table-row>
        <table:table-row table:style-name="Tableau7.2">
          <table:table-cell table:style-name="Tableau7.A12" office:value-type="string">
            <text:p text:style-name="P172">MinRule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2">MinSpecialCha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 spéciaux (tous caractères autres que lettres et chiffres)</text:p>
          </table:table-cell>
        </table:table-row>
        <table:table-row table:style-name="Tableau7.2">
          <table:table-cell table:style-name="Tableau7.A12" office:value-type="string">
            <text:p text:style-name="P172">MinUpp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3">majuscules</text:span> (<text:span text:style-name="T113">A</text:span>-<text:span text:style-name="T113">Z</text:span>)</text:p>
          </table:table-cell>
        </table:table-row>
      </table:table>
      <text:h text:style-name="P330" text:outline-level="2"><text:bookmark-start text:name="_Ref244420676"/><text:bookmark-start text:name="__RefHeading__7433_675463258"/>C<text:bookmark-end text:name="_Ref244420676"/>lé GlobalPolicy<text:bookmark-end text:name="__RefHeading__7433_675463258"/></text:h>
      <text:p text:style-name="P94"><text:span text:style-name="Strong_20_Emphasis"><text:span text:style-name="T63">HKEY_LOCAL_MACHINE\SOFTWARE\</text:span></text:span><text:span text:style-name="Strong_20_Emphasis"><text:span text:style-name="T64">(Wow6432Node\)</text:span></text:span><text:span text:style-name="Strong_20_Emphasis"><text:span text:style-name="T63">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19" office:value-type="string">
            <text:p text:style-name="P216">CheckIniIntegrity</text:p>
          </table:table-cell>
          <table:table-cell table:style-name="Tableau8.B19" office:value-type="string">
            <text:p text:style-name="P216">DWORD</text:p>
          </table:table-cell>
          <table:table-cell table:style-name="Tableau8.C19" office:value-type="string">
            <text:p text:style-name="P216">0</text:p>
          </table:table-cell>
          <table:table-cell table:style-name="Tableau8.D19" office:value-type="string">
            <text:p text:style-name="P216">Vérifie (1) / Ne vérifie pas (0) si le fichier .ini a été modifié par l'utilisateur directement sans passer par l'IHM de swSSO.</text:p>
            <text:p text:style-name="P163">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19" office:value-type="string">
            <text:p text:style-name="P129">GetConfig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Récupérer les informations de configuration..."</text:p>
          </table:table-cell>
        </table:table-row>
        <text:soft-page-break/>
        <table:table-row table:style-name="Tableau8.2">
          <table:table-cell table:style-name="Tableau8.A19" office:value-type="string">
            <text:p text:style-name="P129">ManualPutConfig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Sur demande, mettre à disposition mes informations de configuration…"</text:p>
            <text:p text:style-name="P263">Remarque : si cette valeur est positionnée à 0 (interdit), l’utilisateur ne pourra pas publier de configuration même s’il a <text:span text:style-name="T31">internetManualPutConfig=YES dans son fichier .ini.</text:span></text:p>
            <text:p text:style-name="P151">Disponible à partir de la v0.89.</text:p>
          </table:table-cell>
        </table:table-row>
        <table:table-row table:style-name="Tableau8.2">
          <table:table-cell table:style-name="Tableau8.A19" office:value-type="string">
            <text:p text:style-name="P129">ModifyApplicationConfig</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5">Disponible à partir de la v0.86</text:span>.</text:p>
          </table:table-cell>
        </table:table-row>
        <table:table-row table:style-name="Tableau8.2">
          <table:table-cell table:style-name="Tableau8.A19" office:value-type="string">
            <text:p text:style-name="P184"><text:span text:style-name="T48">O</text:span>ldPwdAutoFill</text:p>
          </table:table-cell>
          <table:table-cell table:style-name="Tableau8.B19" office:value-type="string">
            <text:p text:style-name="P182">DWORD</text:p>
          </table:table-cell>
          <table:table-cell table:style-name="Tableau8.C19" office:value-type="string">
            <text:p text:style-name="P183">0</text:p>
          </table:table-cell>
          <table:table-cell table:style-name="Tableau8.D19" office:value-type="string">
            <text:p text:style-name="P183">Essaie (1) / n'essaie pas (0) de remplir à l'aveugle le champ ancien mot de passe dans la procédure d'assistance au changement de mot de passe</text:p>
            <text:p text:style-name="P189">Disponible à partir de la v0.99.</text:p>
          </table:table-cell>
        </table:table-row>
        <table:table-row table:style-name="Tableau8.2">
          <table:table-cell table:style-name="Tableau8.A19" office:value-type="string">
            <text:p text:style-name="P129">OpenConfigFile</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Ouvrir dans l'onglet "A propos"</text:p>
          </table:table-cell>
        </table:table-row>
        <table:table-row table:style-name="Tableau8.2">
          <table:table-cell table:style-name="Tableau8.A19" office:value-type="string">
            <text:p text:style-name="P129">PasswordChoiceLeve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5">valeur disponible à partir de la v0.96</text:span>)</text:p>
          </table:table-cell>
        </table:table-row>
        <table:table-row table:style-name="Tableau8.2">
          <table:table-cell table:style-name="Tableau8.A19" office:value-type="string">
            <text:p text:style-name="P129">Proxy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proxy</text:p>
          </table:table-cell>
        </table:table-row>
        <table:table-row table:style-name="Tableau8.2">
          <table:table-cell table:style-name="Tableau8.A19" office:value-type="string">
            <text:p text:style-name="P185">ReactivateWithoutPwd</text:p>
          </table:table-cell>
          <table:table-cell table:style-name="Tableau8.B19" office:value-type="string">
            <text:p text:style-name="P188">DWORD</text:p>
          </table:table-cell>
          <table:table-cell table:style-name="Tableau8.C19" office:value-type="string">
            <text:p text:style-name="P188">0</text:p>
          </table:table-cell>
          <table:table-cell table:style-name="Tableau8.D19" office:value-type="string">
            <text:p text:style-name="P188">1 : Réactive swSSO sans saisie du mot de passe maître.</text:p>
            <text:p text:style-name="P190">Disponible à partir de la v1.01.</text:p>
          </table:table-cell>
        </table:table-row>
        <table:table-row table:style-name="Tableau8.2">
          <table:table-cell table:style-name="Tableau8.A19" office:value-type="string">
            <text:p text:style-name="P129">SavePassword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9">SavePorta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Parcourir" dans l'onglet "A propos"</text:p>
          </table:table-cell>
        </table:table-row>
        <table:table-row table:style-name="Tableau8.2">
          <table:table-cell table:style-name="Tableau8.A19" office:value-type="string">
            <text:p text:style-name="P129">SessionLock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Désactiver swSSO lorsque je verrouille ma session Windows" </text:p>
          </table:table-cell>
        </table:table-row>
        <table:table-row table:style-name="Tableau8.2">
          <table:table-cell table:style-name="Tableau8.A19" office:value-type="string">
            <text:p text:style-name="P178">ShowAddAccount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2">l'item</text:span> « Ajouter <text:span text:style-name="T42">un compte</text:span> » <text:span text:style-name="T42">dans le menu clic-droit de la fenêtre de gestion des sites et applications</text:span>.</text:p>
            <text:p text:style-name="P153">Disponible à partir de la v0.9<text:span text:style-name="T43">7</text:span>.</text:p>
          </table:table-cell>
        </table:table-row>
        <table:table-row table:style-name="Tableau8.2">
          <table:table-cell table:style-name="Tableau8.A19" office:value-type="string">
            <text:p text:style-name="P129">ShowAdd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2">l'item « Ajouter une application » dans le menu clic-droit de la fenêtre de gestion des sites et applications</text:span>.</text:p>
            <text:p text:style-name="P151">Disponible à partir de la v0.92, <text:span text:style-name="T9">modifiée en v0.99 </text:span><text:span text:style-name="T32">(cf. ShowAddThisApp)</text:span></text:p>
          </table:table-cell>
        </table:table-row>
        <table:table-row table:style-name="Tableau8.2">
          <table:table-cell table:style-name="Tableau8.A19" office:value-type="string">
            <text:p text:style-name="P178">ShowAddCateg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2">l'item</text:span> « Ajouter <text:span text:style-name="T42">une catégorie</text:span> » <text:span text:style-name="T42">dans le menu clic-droit de la fenêtre de gestion des sites et applications</text:span>.</text:p>
            <text:p text:style-name="P153">Disponible à partir de la v0.9<text:span text:style-name="T43">7</text:span>.</text:p>
          </table:table-cell>
        </table:table-row>
        <table:table-row table:style-name="Tableau8.2">
          <table:table-cell table:style-name="Tableau8.A19" office:value-type="string">
            <text:p text:style-name="P129">ShowAdd<text:span text:style-name="T9">This</text:span>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2">l'item </text:span>« Ajouter cette application » <text:span text:style-name="T42">dans le menu clic-droit de l'icône swSSO</text:span>.</text:p>
            <text:p text:style-name="P151">Disponible à partir de la v0.9<text:span text:style-name="T9">9</text:span>.</text:p>
          </table:table-cell>
        </table:table-row>
        <table:table-row table:style-name="Tableau8.2">
          <table:table-cell table:style-name="Tableau8.A19" office:value-type="string">
            <text:p text:style-name="P217">ShowAutoLockOption</text:p>
          </table:table-cell>
          <table:table-cell table:style-name="Tableau8.B19" office:value-type="string">
            <text:p text:style-name="P138">DWORD</text:p>
          </table:table-cell>
          <table:table-cell table:style-name="Tableau8.C19" office:value-type="string">
            <text:p text:style-name="P217">1</text:p>
          </table:table-cell>
          <table:table-cell table:style-name="Tableau8.D19" office:value-type="string">
            <text:p text:style-name="P138">Montre (1) / cache (0) <text:span text:style-name="T42">l'item </text:span>« <text:span text:style-name="T71">Détecter les erreurs de connexion à cette application</text:span> » <text:span text:style-name="T42">dans la fenêtre de gestion des sites et applications</text:span>.</text:p>
            <text:p text:style-name="P155">Disponible à partir de la v<text:span text:style-name="T71">1.04</text:span>.</text:p>
          </table:table-cell>
        </table:table-row>
        <table:table-row table:style-name="Tableau8.2">
          <table:table-cell table:style-name="Tableau8.A21" office:value-type="string">
            <text:p text:style-name="P218">ShowBrowsers</text:p>
            <text:p text:style-name="P218"/>
          </table:table-cell>
          <table:table-cell table:style-name="Tableau8.B21" office:value-type="string">
            <text:p text:style-name="P218">DWORD</text:p>
          </table:table-cell>
          <table:table-cell table:style-name="Tableau8.C21" office:value-type="string">
            <text:p text:style-name="P218">1</text:p>
          </table:table-cell>
          <table:table-cell table:style-name="Tableau8.D21" office:value-type="string">
            <text:p text:style-name="P218">Affiche (1) / masque (0) l'onglet Options dans la fenêtre de propriétés.</text:p>
            <text:p text:style-name="P167">Disponible à partir de la v1.04.</text:p>
          </table:table-cell>
        </table:table-row>
        <table:table-row table:style-name="Tableau8.2">
          <table:table-cell table:style-name="Tableau8.A21" office:value-type="string">
            <text:p text:style-name="P180">ShowChangeAppP<text:span text:style-name="T48">w</text:span>dMenu</text:p>
          </table:table-cell>
          <table:table-cell table:style-name="Tableau8.B21" office:value-type="string">
            <text:p text:style-name="P129">DWORD</text:p>
          </table:table-cell>
          <table:table-cell table:style-name="Tableau8.C21" office:value-type="string">
            <text:p text:style-name="P181">0</text:p>
          </table:table-cell>
          <table:table-cell table:style-name="Tableau8.D21" office:value-type="string">
            <text:p text:style-name="P131">Montre (1) / cache (0) <text:span text:style-name="T42">l'item </text:span>« <text:span text:style-name="T47">Changer le mot de passe de</text:span> cette application » <text:span text:style-name="T42">dans le menu clic-droit de l'icône swSSO</text:span>.</text:p>
            <text:p text:style-name="P154">Disponible à partir de la v0.9<text:span text:style-name="T9">9</text:span>.</text:p>
          </table:table-cell>
        </table:table-row>
        <table:table-row table:style-name="Tableau8.2">
          <table:table-cell table:style-name="Tableau8.A25" office:value-type="string">
            <text:p text:style-name="P129">ShowChangeCategIds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5">Disponible à partir de la 0.91</text:span>.</text:p>
          </table:table-cell>
        </table:table-row>
        <table:table-row table:style-name="Tableau8.2">
          <table:table-cell table:style-name="Tableau8.A25" office:value-type="string">
            <text:p text:style-name="P178">ShowDele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2">l'item</text:span> « <text:span text:style-name="T42">Supprimer</text:span> » <text:span text:style-name="T42">dans le menu clic-droit de la fenêtre de gestion des sites et applications</text:span>.</text:p>
            <text:p text:style-name="P153">Disponible à partir de la v0.9<text:span text:style-name="T43">7</text:span>.</text:p>
          </table:table-cell>
        </table:table-row>
        <text:soft-page-break/>
        <table:table-row table:style-name="Tableau8.2">
          <table:table-cell table:style-name="Tableau8.A25" office:value-type="string">
            <text:p text:style-name="P178">ShowDuplica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2">l'item</text:span> « <text:span text:style-name="T42">Dupliquer</text:span> » <text:span text:style-name="T42">dans le menu clic-droit de la fenêtre de gestion des sites et applications</text:span>.</text:p>
            <text:p text:style-name="P153">Disponible à partir de la v0.9<text:span text:style-name="T43">7</text:span>.</text:p>
          </table:table-cell>
        </table:table-row>
        <table:table-row table:style-name="Tableau8.2">
          <table:table-cell table:style-name="Tableau8.A25" office:value-type="string">
            <text:p text:style-name="P178">ShowEnableDisabl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2">les items « Activer » et « Désactiver » dans le menu clic-droit de la fenêtre de gestion des sites et applications.</text:span></text:p>
            <text:p text:style-name="P153">Disponible à partir de la v0.9<text:span text:style-name="T43">7</text:span>.</text:p>
          </table:table-cell>
        </table:table-row>
        <table:table-row table:style-name="Tableau8.2">
          <table:table-cell table:style-name="Tableau8.A35" office:value-type="string">
            <text:p text:style-name="P129">ShowLaunchAppMenu</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1">Disponible à partir de la v0.91.</text:p>
          </table:table-cell>
        </table:table-row>
        <table:table-row table:style-name="Tableau8.2">
          <table:table-cell table:style-name="Tableau8.A35" office:value-type="string">
            <text:p text:style-name="P178">ShowMov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pan text:style-name="T42">l'item</text:span> « <text:span text:style-name="T42">Déplacer vers</text:span> » <text:span text:style-name="T42">dans le menu clic-droit de la fenêtre de gestion des sites et applications</text:span>.</text:p>
            <text:p text:style-name="P153">Disponible à partir de la v0.9<text:span text:style-name="T43">7</text:span>.</text:p>
          </table:table-cell>
        </table:table-row>
        <table:table-row table:style-name="Tableau8.2">
          <table:table-cell table:style-name="Tableau8.A35" office:value-type="string">
            <text:p text:style-name="P129">ShowOptions</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onglet Options dans la fenêtre de propriétés.</text:p>
          </table:table-cell>
        </table:table-row>
        <table:table-row table:style-name="Tableau8.2">
          <table:table-cell table:style-name="Tableau8.A35" office:value-type="string">
            <text:p text:style-name="P260">ShowPasswordGroup</text:p>
          </table:table-cell>
          <table:table-cell table:style-name="Tableau8.B35" office:value-type="string">
            <text:p text:style-name="P232">DWORD</text:p>
          </table:table-cell>
          <table:table-cell table:style-name="Tableau8.C35" office:value-type="string">
            <text:p text:style-name="P262">2</text:p>
          </table:table-cell>
          <table:table-cell table:style-name="Tableau8.D35" office:value-type="string">
            <text:p text:style-name="P261">Affiche / masque le champ groupe de mot de passe <text:span text:style-name="T111">dans l'onglet "Champs complémentaires" de la fenêtre de gestion des site</text:span>:</text:p>
            <text:p text:style-name="P260">0 = champ masqué</text:p>
            <text:p text:style-name="P260">1 = champ affiché</text:p>
            <text:p text:style-name="P260">2 = champ affiché ou masqué en fonction de la case à cocher "Sur demande, mettre mes informations de configuration à disposition des autres utilisateurs" dans la fenêtre Options</text:p>
            <text:p text:style-name="P169">Disponible à partir de la v<text:span text:style-name="T81">1.08.</text:span></text:p>
          </table:table-cell>
        </table:table-row>
        <table:table-row table:style-name="Tableau8.2">
          <table:table-cell table:style-name="Tableau8.A35" office:value-type="string">
            <text:p text:style-name="P129">ShowPasswordOption</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a loupe qui permet à l'utilisateur de visualiser le mot de passe d'une application ou d'un site. </text:p>
          </table:table-cell>
        </table:table-row>
        <table:table-row table:style-name="Tableau8.2">
          <table:table-cell table:style-name="Tableau8.A35" office:value-type="string">
            <text:p text:style-name="P259">ShowQuitMenu</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text:span text:style-name="T7">le menu Quitter</text:span>. </text:p>
            <text:p text:style-name="P159">Disponible à partir de la v<text:span text:style-name="T81">1.08.</text:span></text:p>
          </table:table-cell>
        </table:table-row>
        <table:table-row table:style-name="Tableau8.2">
          <table:table-cell table:style-name="Tableau8.A35" office:value-type="string">
            <text:p text:style-name="P225">ShowRefreshRightsMenu</text:p>
          </table:table-cell>
          <table:table-cell table:style-name="Tableau8.B35" office:value-type="string">
            <text:p text:style-name="P139">DWORD</text:p>
          </table:table-cell>
          <table:table-cell table:style-name="Tableau8.C35" office:value-type="string">
            <text:p text:style-name="P225">0</text:p>
          </table:table-cell>
          <table:table-cell table:style-name="Tableau8.D35" office:value-type="string">
            <text:p text:style-name="P139">Montre (1) / cache (0) <text:span text:style-name="T42">l'item</text:span> « <text:span text:style-name="T81">Rafaîchir mes droits</text:span> » <text:span text:style-name="T42">dans le menu clic-droit de l'icône swSSO</text:span>.</text:p>
            <text:p text:style-name="P156">Disponible à partir de la v<text:span text:style-name="T81">1.06</text:span>.</text:p>
          </table:table-cell>
        </table:table-row>
        <table:table-row table:style-name="Tableau8.2">
          <table:table-cell table:style-name="Tableau8.A33" office:value-type="string">
            <text:p text:style-name="P178">ShowRenameMenu</text:p>
          </table:table-cell>
          <table:table-cell table:style-name="Tableau8.B33" office:value-type="string">
            <text:p text:style-name="P130">DWORD</text:p>
          </table:table-cell>
          <table:table-cell table:style-name="Tableau8.C33" office:value-type="string">
            <text:p text:style-name="P130">1</text:p>
          </table:table-cell>
          <table:table-cell table:style-name="Tableau8.D33" office:value-type="string">
            <text:p text:style-name="P130">Montre (1) / cache (0) <text:s/><text:span text:style-name="T42">l'item </text:span>« <text:span text:style-name="T42">Renommer</text:span> » <text:span text:style-name="T42">dans le menu clic-droit de la fenêtre de gestion des sites et applications</text:span>.</text:p>
            <text:p text:style-name="P153">Disponible à partir de la v0.9<text:span text:style-name="T43">7</text:span>.</text:p>
          </table:table-cell>
        </table:table-row>
        <text:soft-page-break/>
        <table:table-row table:style-name="Tableau8.2">
          <table:table-cell table:style-name="Tableau8.A35" office:value-type="string">
            <text:p text:style-name="P211">ShowUploadWithIdPwdMenu</text:p>
          </table:table-cell>
          <table:table-cell table:style-name="Tableau8.B35" office:value-type="string">
            <text:p text:style-name="P137">DWORD</text:p>
          </table:table-cell>
          <table:table-cell table:style-name="Tableau8.C35" office:value-type="string">
            <text:p text:style-name="P216">0</text:p>
          </table:table-cell>
          <table:table-cell table:style-name="Tableau8.D35" office:value-type="string">
            <text:p text:style-name="P137">Montre (1) / cache (0) <text:s/><text:span text:style-name="T42">l'item </text:span>« <text:span text:style-name="T82">Publier avec identifiant et mot de passe</text:span> » <text:span text:style-name="T42">dans le menu clic-droit de la fenêtre de gestion des sites et applications</text:span>.</text:p>
            <text:p text:style-name="P157">Disponible à partir de la v<text:span text:style-name="T69">1.03</text:span>.</text:p>
            <text:p text:style-name="P158"><text:span text:style-name="T82">Modifié en v1.06 : </text:span><text:span text:style-name="T36"><text:s/>ce paramètre n'affiche plus le menu « Publier avec identifiant et mot de passe », mais à partir du moment où sa valeur est à 1, </text:span><text:span text:style-name="T83">le ou les identifiants et/ou mot de passe sont automatiquement publiés dès lors qu'ils sont renseignés dans l'IHM.</text:span></text:p>
          </table:table-cell>
        </table:table-row>
        <table:table-row table:style-name="Tableau8.2">
          <table:table-cell table:style-name="Tableau8.A35" office:value-type="string">
            <text:p text:style-name="P129">ViewApplicationConfig</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es onglets "Configuration" et "Champs complémentaires" de la fenêtre "Gestion des sites et applications".</text:p>
            <text:p text:style-name="P151">Disponible à partir de la v0.86.</text:p>
          </table:table-cell>
        </table:table-row>
        <table:table-row table:style-name="Tableau8.2">
          <table:table-cell table:style-name="Tableau8.A36" office:value-type="string">
            <text:p text:style-name="P129">ViewConfigFilePath</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3">1</text:p>
          </table:table-cell>
          <table:table-cell table:style-name="Tableau12.B4" office:value-type="string">
            <text:p text:style-name="P173">Information</text:p>
          </table:table-cell>
          <table:table-cell table:style-name="Tableau12.C4" office:value-type="string">
            <text:p text:style-name="P173">Authentification primaire réussie</text:p>
          </table:table-cell>
        </table:table-row>
        <table:table-row table:style-name="Tableau12.1">
          <table:table-cell table:style-name="Tableau12.A3" office:value-type="float" office:value="2">
            <text:p text:style-name="P173">2</text:p>
          </table:table-cell>
          <table:table-cell table:style-name="Tableau12.B4" office:value-type="string">
            <text:p text:style-name="P173">Information</text:p>
          </table:table-cell>
          <table:table-cell table:style-name="Tableau12.C4" office:value-type="string">
            <text:p text:style-name="P173">Arrêt de swSSO</text:p>
          </table:table-cell>
        </table:table-row>
        <table:table-row table:style-name="Tableau12.1">
          <table:table-cell table:style-name="Tableau12.A4" office:value-type="float" office:value="3">
            <text:p text:style-name="P173">3</text:p>
          </table:table-cell>
          <table:table-cell table:style-name="Tableau12.B4" office:value-type="string">
            <text:p text:style-name="P173">Avertissement</text:p>
          </table:table-cell>
          <table:table-cell table:style-name="Tableau12.C4" office:value-type="string">
            <text:p text:style-name="P173">Echec d'authentification primaire : mot de passe incorrect</text:p>
          </table:table-cell>
        </table:table-row>
        <table:table-row table:style-name="Tableau12.1">
          <table:table-cell table:style-name="Tableau12.A5" office:value-type="float" office:value="4">
            <text:p text:style-name="P173">4</text:p>
          </table:table-cell>
          <table:table-cell table:style-name="Tableau12.B20" office:value-type="string">
            <text:p text:style-name="P173">Information</text:p>
          </table:table-cell>
          <table:table-cell table:style-name="Tableau12.C20" office:value-type="string">
            <text:p text:style-name="P173">Authentification sur l'application &lt;NOM APPLICATION&gt; avec l'identifiant &lt;IDENTIFIANT&gt;</text:p>
          </table:table-cell>
        </table:table-row>
        <table:table-row table:style-name="Tableau12.1">
          <table:table-cell table:style-name="Tableau12.A6" office:value-type="float" office:value="5">
            <text:p text:style-name="P173">5</text:p>
          </table:table-cell>
          <table:table-cell table:style-name="Tableau12.B20" office:value-type="string">
            <text:p text:style-name="P173">Avertissement</text:p>
          </table:table-cell>
          <table:table-cell table:style-name="Tableau12.C20" office:value-type="string">
            <text:p text:style-name="P173">Échec d'authentification sur l'application &lt;NOM APPLICATION&gt; avec l'identifiant &lt;IDENTIFIANT&gt;</text:p>
          </table:table-cell>
        </table:table-row>
        <table:table-row table:style-name="Tableau12.1">
          <table:table-cell table:style-name="Tableau12.A7" office:value-type="float" office:value="6">
            <text:p text:style-name="P173">6</text:p>
          </table:table-cell>
          <table:table-cell table:style-name="Tableau12.B20" office:value-type="string">
            <text:p text:style-name="P173">Erreur</text:p>
          </table:table-cell>
          <table:table-cell table:style-name="Tableau12.C20" office:value-type="string">
            <text:p text:style-name="P173">Fichier &lt;chemin complet du fichier .ini&gt; corrompu</text:p>
          </table:table-cell>
        </table:table-row>
        <table:table-row table:style-name="Tableau12.1">
          <table:table-cell table:style-name="Tableau12.A8" office:value-type="float" office:value="7">
            <text:p text:style-name="P173">7</text:p>
          </table:table-cell>
          <table:table-cell table:style-name="Tableau12.B20" office:value-type="string">
            <text:p text:style-name="P173">Erreur</text:p>
          </table:table-cell>
          <table:table-cell table:style-name="Tableau12.C20" office:value-type="string">
            <text:p text:style-name="P173">Erreur technique - Impossible de démarrer swSSO</text:p>
          </table:table-cell>
        </table:table-row>
        <table:table-row table:style-name="Tableau12.1">
          <table:table-cell table:style-name="Tableau12.A9" office:value-type="float" office:value="8">
            <text:p text:style-name="P173">8</text:p>
          </table:table-cell>
          <table:table-cell table:style-name="Tableau12.B20" office:value-type="string">
            <text:p text:style-name="P173">Information</text:p>
          </table:table-cell>
          <table:table-cell table:style-name="Tableau12.C20" office:value-type="string">
            <text:p text:style-name="P173">Verrouillage de swSSO</text:p>
          </table:table-cell>
        </table:table-row>
        <table:table-row table:style-name="Tableau12.1">
          <table:table-cell table:style-name="Tableau12.A10" office:value-type="float" office:value="9">
            <text:p text:style-name="P173">9</text:p>
          </table:table-cell>
          <table:table-cell table:style-name="Tableau12.B20" office:value-type="string">
            <text:p text:style-name="P173">Information</text:p>
          </table:table-cell>
          <table:table-cell table:style-name="Tableau12.C20" office:value-type="string">
            <text:p text:style-name="P173">Déverrouillage réussi</text:p>
          </table:table-cell>
        </table:table-row>
        <table:table-row table:style-name="Tableau12.1">
          <table:table-cell table:style-name="Tableau12.A11" office:value-type="float" office:value="10">
            <text:p text:style-name="P173">10</text:p>
          </table:table-cell>
          <table:table-cell table:style-name="Tableau12.B20" office:value-type="string">
            <text:p text:style-name="P173">Avertissement</text:p>
          </table:table-cell>
          <table:table-cell table:style-name="Tableau12.C20" office:value-type="string">
            <text:p text:style-name="P173">Échec de déverrouillage : mot de passe incorrect</text:p>
          </table:table-cell>
        </table:table-row>
        <table:table-row table:style-name="Tableau12.1">
          <table:table-cell table:style-name="Tableau12.A12" office:value-type="float" office:value="11">
            <text:p text:style-name="P173">11</text:p>
          </table:table-cell>
          <table:table-cell table:style-name="Tableau12.B20" office:value-type="string">
            <text:p text:style-name="P173">Information</text:p>
          </table:table-cell>
          <table:table-cell table:style-name="Tableau12.C20" office:value-type="string">
            <text:p text:style-name="P173">Changement du mot de passe primaire réussi</text:p>
          </table:table-cell>
        </table:table-row>
        <table:table-row table:style-name="Tableau12.1">
          <table:table-cell table:style-name="Tableau12.A13" office:value-type="float" office:value="12">
            <text:p text:style-name="P173">12</text:p>
          </table:table-cell>
          <table:table-cell table:style-name="Tableau12.B20" office:value-type="string">
            <text:p text:style-name="P173">Avertissement</text:p>
          </table:table-cell>
          <table:table-cell table:style-name="Tableau12.C20" office:value-type="string">
            <text:p text:style-name="P173">Échec de changement de mot de passe primaire : ancien mot de passe incorrect</text:p>
          </table:table-cell>
        </table:table-row>
        <table:table-row table:style-name="Tableau12.1">
          <table:table-cell table:style-name="Tableau12.A14" office:value-type="float" office:value="13">
            <text:p text:style-name="P173">13</text:p>
          </table:table-cell>
          <table:table-cell table:style-name="Tableau12.B20" office:value-type="string">
            <text:p text:style-name="P173">Erreur</text:p>
          </table:table-cell>
          <table:table-cell table:style-name="Tableau12.C20" office:value-type="string">
            <text:p text:style-name="P173">Échec de changement de mot de passe primaire : erreur technique</text:p>
          </table:table-cell>
        </table:table-row>
        <table:table-row table:style-name="Tableau12.1">
          <table:table-cell table:style-name="Tableau12.A15" office:value-type="float" office:value="14">
            <text:p text:style-name="P173">14</text:p>
          </table:table-cell>
          <table:table-cell table:style-name="Tableau12.B20" office:value-type="string">
            <text:p text:style-name="P173">Erreur</text:p>
          </table:table-cell>
          <table:table-cell table:style-name="Tableau12.C20" office:value-type="string">
            <text:p text:style-name="P173">Le serveur de configuration ne répond pas (&lt;URL du serveur&gt;)</text:p>
          </table:table-cell>
        </table:table-row>
        <table:table-row table:style-name="Tableau12.1">
          <table:table-cell table:style-name="Tableau12.A16" office:value-type="float" office:value="15">
            <text:p text:style-name="P173">15</text:p>
          </table:table-cell>
          <table:table-cell table:style-name="Tableau12.B20" office:value-type="string">
            <text:p text:style-name="P173">Information</text:p>
          </table:table-cell>
          <table:table-cell table:style-name="Tableau12.C20" office:value-type="string">
            <text:p text:style-name="P173">Mise a jour des configurations : &lt;X&gt; ajouts, &lt;Y&gt; modifications, &lt;Z&gt; désactivations</text:p>
          </table:table-cell>
        </table:table-row>
        <table:table-row table:style-name="Tableau12.1">
          <table:table-cell table:style-name="Tableau12.A20" office:value-type="string">
            <text:p text:style-name="P173">16</text:p>
          </table:table-cell>
          <table:table-cell table:style-name="Tableau12.B20" office:value-type="string">
            <text:p text:style-name="P173">Information</text:p>
          </table:table-cell>
          <table:table-cell table:style-name="Tableau12.C20" office:value-type="string">
            <text:p text:style-name="P173">Une procédure de secours a été demandée par l'utilisateur</text:p>
          </table:table-cell>
        </table:table-row>
        <text:soft-page-break/>
        <table:table-row table:style-name="Tableau12.1">
          <table:table-cell table:style-name="Tableau12.A20" office:value-type="string">
            <text:p text:style-name="P173">17</text:p>
          </table:table-cell>
          <table:table-cell table:style-name="Tableau12.B20" office:value-type="string">
            <text:p text:style-name="P173">Information</text:p>
          </table:table-cell>
          <table:table-cell table:style-name="Tableau12.C20" office:value-type="string">
            <text:p text:style-name="P173">La procédure de secours a réussi</text:p>
          </table:table-cell>
        </table:table-row>
        <table:table-row table:style-name="Tableau12.1">
          <table:table-cell table:style-name="Tableau12.A20" office:value-type="string">
            <text:p text:style-name="P173">18</text:p>
          </table:table-cell>
          <table:table-cell table:style-name="Tableau12.B20" office:value-type="string">
            <text:p text:style-name="P173">Erreur</text:p>
          </table:table-cell>
          <table:table-cell table:style-name="Tableau12.C20" office:value-type="string">
            <text:p text:style-name="P173">La procédure de secours a échoué</text:p>
          </table:table-cell>
        </table:table-row>
        <table:table-row table:style-name="Tableau12.1">
          <table:table-cell table:style-name="Tableau12.A20" office:value-type="string">
            <text:p text:style-name="P175">19</text:p>
          </table:table-cell>
          <table:table-cell table:style-name="Tableau12.B20" office:value-type="string">
            <text:p text:style-name="P195">Information</text:p>
          </table:table-cell>
          <table:table-cell table:style-name="Tableau12.C20" office:value-type="string">
            <text:p text:style-name="P187">Changement du mot de passe de l'application <text:span text:style-name="T48">&lt;X&gt;</text:span> pour le compte <text:span text:style-name="T48">&lt;Y&gt;</text:span></text:p>
          </table:table-cell>
        </table:table-row>
      </table:table>
      <text:p text:style-name="P7"><text:span text:style-name="Strong_20_Emphasis"><text:span text:style-name="T13"/></text:span></text:p>
      <text:p text:style-name="Standard">Les événements tracés par l'outil de réinitialisation <text:span text:style-name="T2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3">1</text:p>
          </table:table-cell>
          <table:table-cell table:style-name="Tableau14.B4" office:value-type="string">
            <text:p text:style-name="P173">Information</text:p>
          </table:table-cell>
          <table:table-cell table:style-name="Tableau14.C4" office:value-type="string">
            <text:p text:style-name="P173">Démarrage de l'outil swSSORecover.exe</text:p>
          </table:table-cell>
        </table:table-row>
        <table:table-row table:style-name="Tableau14.1">
          <table:table-cell table:style-name="Tableau14.A3" office:value-type="float" office:value="2">
            <text:p text:style-name="P173">2</text:p>
          </table:table-cell>
          <table:table-cell table:style-name="Tableau14.B4" office:value-type="string">
            <text:p text:style-name="P173">Information</text:p>
          </table:table-cell>
          <table:table-cell table:style-name="Tableau14.C4" office:value-type="string">
            <text:p text:style-name="P173">Arrêt de l'outil swSSORecover.exe</text:p>
          </table:table-cell>
        </table:table-row>
        <table:table-row table:style-name="Tableau14.1">
          <table:table-cell table:style-name="Tableau14.A4" office:value-type="float" office:value="3">
            <text:p text:style-name="P173">3</text:p>
          </table:table-cell>
          <table:table-cell table:style-name="Tableau14.B4" office:value-type="string">
            <text:p text:style-name="P173">Information</text:p>
          </table:table-cell>
          <table:table-cell table:style-name="Tableau14.C4" office:value-type="string">
            <text:p text:style-name="P173">Nouvelle clé importée : &lt;IDENTIFIANT DE LA CLE&gt;</text:p>
          </table:table-cell>
        </table:table-row>
        <table:table-row table:style-name="Tableau14.1">
          <table:table-cell table:style-name="Tableau14.A5" office:value-type="float" office:value="4">
            <text:p text:style-name="P173">4</text:p>
          </table:table-cell>
          <table:table-cell table:style-name="Tableau14.B6" office:value-type="string">
            <text:p text:style-name="P173">Avertissement</text:p>
          </table:table-cell>
          <table:table-cell table:style-name="Tableau14.C6" office:value-type="string">
            <text:p text:style-name="P173">Échec d'ouverture du keystore : mot de passe incorrect</text:p>
          </table:table-cell>
        </table:table-row>
        <table:table-row table:style-name="Tableau14.1">
          <table:table-cell table:style-name="Tableau14.A6" office:value-type="float" office:value="5">
            <text:p text:style-name="P173">5</text:p>
          </table:table-cell>
          <table:table-cell table:style-name="Tableau14.B6" office:value-type="string">
            <text:p text:style-name="P173">Avertissement</text:p>
          </table:table-cell>
          <table:table-cell table:style-name="Tableau14.C6" office:value-type="string">
            <text:p text:style-name="P173">Échec d'import de la c<text:span text:style-name="T53">lé</text:span> &lt;IDENTIFIANT DE LA CLE&gt; : mot de passe incorrect</text:p>
          </table:table-cell>
        </table:table-row>
        <table:table-row table:style-name="Tableau14.1">
          <table:table-cell table:style-name="Tableau14.A7" office:value-type="float" office:value="6">
            <text:p text:style-name="P173">6</text:p>
          </table:table-cell>
          <table:table-cell table:style-name="Tableau14.B8" office:value-type="string">
            <text:p text:style-name="P173">Information</text:p>
          </table:table-cell>
          <table:table-cell table:style-name="Tableau14.C8" office:value-type="string">
            <text:p text:style-name="P173">Demande de recouvrement traitée pour l'utilisateur &lt;IDENTIFIANT <text:span text:style-name="T52">UTILISATEUR</text:span>&gt;</text:p>
          </table:table-cell>
        </table:table-row>
        <table:table-row table:style-name="Tableau14.1">
          <table:table-cell table:style-name="Tableau14.A8" office:value-type="string">
            <text:p text:style-name="P176">7</text:p>
          </table:table-cell>
          <table:table-cell table:style-name="Tableau14.B8" office:value-type="string">
            <text:p text:style-name="P176">Information</text:p>
          </table:table-cell>
          <table:table-cell table:style-name="Tableau14.C8" office:value-type="string">
            <text:p text:style-name="P176">Changement de mot de passe du keystore</text:p>
          </table:table-cell>
        </table:table-row>
      </table:table>
      <text:p text:style-name="P95"/>
      <text:p text:style-name="P95">Les événements tracés par <text:span text:style-name="T70">le module</text:span> <text:span text:style-name="T70">de chaînage de mot de passe </text:span><text:span text:style-name="T26">swSSOCM.dll</text:span><text:span text:style-name="T70"> </text:span>sont les suivants :</text:p>
      <text:p text:style-name="P95"/>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4">1</text:p>
          </table:table-cell>
          <table:table-cell table:style-name="Tableau9.B2" office:value-type="string">
            <text:p text:style-name="P177">Erreur</text:p>
          </table:table-cell>
          <table:table-cell table:style-name="Tableau9.C2" office:value-type="string">
            <text:p text:style-name="P177">Service swSSOSVC not started</text:p>
          </table:table-cell>
        </table:table-row>
      </table:table>
      <text:p text:style-name="P95"><text:span text:style-name="Strong_20_Emphasis"><text:span text:style-name="T13">La configuration se fait sous la clé ci-dessous, pour l'ensemble des modules swSSO qui produisent des logs :</text:span></text:span></text:p>
      <text:p text:style-name="Standard"><text:span text:style-name="Strong_20_Emphasis"><text:span text:style-name="T12">HKEY_LOCAL_MACHINE\SOFTWARE\swSSO\EnterpriseOptions</text:span></text:span></text:p>
      <text:p text:style-name="Standard"><text:span text:style-name="Strong_20_Emphasis"><text:span text:style-name="T1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5">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5">-</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5">0</text:p>
          </table:table-cell>
          <table:table-cell table:style-name="Tableau11.D4" office:value-type="string">
            <text:p text:style-name="P129">Génération des logs dans le journal d'événements Windows.</text:p>
          </table:table-cell>
        </table:table-row>
      </table:table>
      <text:p text:style-name="P268"/>
      <text:p text:style-name="P93"><text:soft-page-break/>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69">"EventMessageFile"="c:<text:a xlink:type="simple" xlink:href="file://swsso//swsso.exe" text:style-name="Internet_20_link" text:visited-style-name="Visited_20_Internet_20_Link">\\swsso\\swsso.exe</text:a>" <text:span text:style-name="T44">(remplacer par le chemin complet d'installation de swsso.exe)</text:span></text:p>
      <text:p text:style-name="P269">"TypesSupported"=dword:00000007</text:p>
      <text:h text:style-name="P331" text:outline-level="2"><text:bookmark-start text:name="__RefHeading__2947_1938534605"/>Statistiques<text:bookmark-end text:name="__RefHeading__2947_1938534605"/></text:h>
      <text:p text:style-name="P86">swSSO peut générer un fichier de statistique local nommé swsso.stat, reprenant le nom du fichier swsso.ini de l'utilisateur avec l'extension .stat en remplacement de l'extension .ini. Le fichier généré est un fichier CSV au format suivant :</text:p>
      <text:p text:style-name="P271">USERNAME;COMPUTERNAME;date dernière connexion réussie AAAAMMJJ;nb d'applications actives;nbsssoréalisés</text:p>
      <text:p text:style-name="P85"><text:span text:style-name="Strong_20_Emphasis"><text:span text:style-name="T13">La configuration se fait sous la clé ci-dessous :</text:span></text:span></text:p>
      <text:p text:style-name="P85"><text:span text:style-name="Strong_20_Emphasis"><text:span text:style-name="T12">HKEY_LOCAL_MACHINE\SOFTWARE\swSSO\EnterpriseOptions</text:span></text:span></text:p>
      <text:p text:style-name="P85"><text:span text:style-name="Strong_20_Emphasis"><text:span text:style-name="T12"/></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4">Stat</text:p>
            <text:p text:style-name="P193"><text:tab/><text:tab/></text:p>
          </table:table-cell>
          <table:table-cell table:style-name="Tableau15.B2" office:value-type="string">
            <text:p text:style-name="P132">DWORD</text:p>
          </table:table-cell>
          <table:table-cell table:style-name="Tableau15.C2" office:value-type="float" office:value="0">
            <text:p text:style-name="P146">0</text:p>
          </table:table-cell>
          <table:table-cell table:style-name="Tableau15.D2" office:value-type="string">
            <text:p text:style-name="P194">Génère (1) / ne génère pas (0) de fichier de statistiques</text:p>
            <text:p text:style-name="P160">Disponible à partir de la v0.9<text:span text:style-name="T9">9</text:span>.</text:p>
          </table:table-cell>
        </table:table-row>
      </table:table>
      <text:h text:style-name="P333" text:outline-level="2"><text:bookmark-start text:name="__RefHeading__7679_83575013"/>Configuration d'une boite mail pour demander l'ajout de configurations<text:bookmark-end text:name="__RefHeading__7679_83575013"/></text:h>
      <text:p text:style-name="P27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5"><text:tab/> <text:line-break/><text:tab/><text:line-break/><draw:frame draw:style-name="fr6" draw:name="Image6" text:anchor-type="as-char" svg:width="11.241cm" svg:height="4.611cm" draw:z-index="31"><draw:image xlink:href="Pictures/10000000000001D4000000C00C03E4E059A4EB86.png" xlink:type="simple" xlink:show="embed" xlink:actuate="onLoad"/></draw:frame></text:p>
      <text:p text:style-name="P276">Ce nom ainsi que des éléments de formatage du mail sont paramétrables en base de registre sous la clé :<text:span text:style-name="Police_20_par_20_défaut"><text:span text:style-name="T66"><text:tab/><text:line-break/></text:span></text:span><text:span text:style-name="Police_20_par_20_défaut"><text:span text:style-name="T67">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47">ConfigNotFoundMailTo</text:p>
          </table:table-cell>
          <table:table-cell table:style-name="Tableau24.B4" office:value-type="string">
            <text:p text:style-name="P247">Chaine</text:p>
          </table:table-cell>
          <table:table-cell table:style-name="Tableau24.C4" office:value-type="string">
            <text:p text:style-name="P249">[swSSO]</text:p>
          </table:table-cell>
          <table:table-cell table:style-name="Tableau24.D4" office:value-type="string">
            <text:p text:style-name="P247">Adresse mail de la BAL</text:p>
          </table:table-cell>
        </table:table-row>
        <table:table-row table:style-name="Tableau24.2">
          <table:table-cell table:style-name="Tableau24.A4" office:value-type="string">
            <text:p text:style-name="P247">ConfigNotFoundMailSubject</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Objet du mail</text:p>
          </table:table-cell>
        </table:table-row>
        <text:soft-page-break/>
        <table:table-row table:style-name="Tableau24.2">
          <table:table-cell table:style-name="Tableau24.A4" office:value-type="string">
            <text:p text:style-name="P247">ConfigNotFoundMailBody</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Contenu du mail </text:p>
          </table:table-cell>
        </table:table-row>
      </table:table>
      <text:p text:style-name="P119"/>
      <text:p text:style-name="P283">Pour insérer des sauts de ligne dans le contenu du mail, utiliser %0D. Les éléments techniques (titre et URL) permettant d'identifier la configuration demandée par l'utilisateur sont automatiquement ajoutés en fin de mail.</text:p>
      <text:p text:style-name="P281">Exemple :</text:p>
      <text:p text:style-name="P282">[HKEY_LOCAL_MACHINE\SOFTWARE\Wow6432Node\swSSO\<text:span text:style-name="T100">EnterpriseOptions</text:span>]</text:p>
      <text:p text:style-name="P282">"<text:span text:style-name="T101">ConfigNotFoundMailTo</text:span>"="destinataire@mail.com"</text:p>
      <text:p text:style-name="P282">"<text:span text:style-name="T101">ConfigNotFoundMailSubject</text:span>"="[swSSO] Ajout d'une nouvelle configuration"</text:p>
      <text:p text:style-name="P282">"<text:span text:style-name="T101">ConfigNotFoundMailBody</text:span>"="Bonjour,%0D%0DMerci de bien vouloir ajouter la configuration pour l'application suivante :%0D"</text:p>
      <text:p text:style-name="P281"/>
      <text:p text:style-name="P280"><draw:frame draw:style-name="fr7" draw:name="Image5" text:anchor-type="as-char" svg:y="-0.212cm" svg:width="10.04cm" svg:height="5.075cm" draw:z-index="33"><draw:image xlink:href="Pictures/10000000000001CF000000EA5B484450C4FD051A.png" xlink:type="simple" xlink:show="embed" xlink:actuate="onLoad"/></draw:frame></text:p>
      <text:h text:style-name="P286" text:outline-level="1"><text:bookmark-start text:name="__RefHeading__4110_1075133478"/>Client d'administration<text:bookmark-end text:name="__RefHeading__4110_1075133478"/></text:h>
      <text:h text:style-name="P334" text:outline-level="2"><text:bookmark-start text:name="__RefHeading__4112_1075133478"/>Principe<text:bookmark-end text:name="__RefHeading__4112_1075133478"/></text:h>
      <text:p text:style-name="P10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9" text:outline-level="2"><text:bookmark-start text:name="__RefHeading__4114_1075133478"/>Lancement du client d'administration<text:bookmark-end text:name="__RefHeading__4114_1075133478"/></text:h>
      <text:p text:style-name="P103">Le client d'administration peut être lancé en parallèle du client de SSO standard avec la ligne de commande suivante :</text:p>
      <text:p text:style-name="P49">swsso /admin</text:p>
      <text:p text:style-name="P107">Le lancement diffère en fonction de la configuration swSSO :</text:p>
      <text:list xml:id="list172213012871293" text:continue-numbering="true" text:style-name="WW8Num1">
        <text:list-item>
          <text:p text:style-name="P301">En mode mot de passe maître, le mot de passe maître doit être saisi (comme pour le lancement du client classique) ;</text:p>
        </text:list-item>
        <text:list-item>
          <text:p text:style-name="P301">En mode mot de passe synchronisé Windows, aucune saisie de mot de passe n'est nécessaire ;</text:p>
        </text:list-item>
        <text:list-item>
          <text:p text:style-name="P302"><text:span text:style-name="T89">En mode sans mot de passe, un mot de passe administrateur doit être défini au 1</text:span><text:span text:style-name="T40">er</text:span><text:span text:style-name="T89"> lancement :</text:span></text:p>
        </text:list-item>
      </text:list>
      <text:p text:style-name="P104"/>
      <text:p text:style-name="P104"><draw:frame draw:style-name="fr8" draw:name="images21" text:anchor-type="paragraph" svg:width="7.2cm" style:rel-width="40%" svg:height="3.78cm" style:rel-height="15%" draw:z-index="26"><draw:image xlink:href="Pictures/10000000000001A2000000D75A63AC97FBAECA9E.png" xlink:type="simple" xlink:show="embed" xlink:actuate="onLoad"/></draw:frame></text:p>
      <text:p text:style-name="P279"/>
      <text:p text:style-name="P278"/>
      <text:p text:style-name="P278"><text:soft-page-break/>Il sera demandé à chaque lancement ultérieur :</text:p>
      <text:p text:style-name="ENUM-1_20_suite"><draw:frame draw:style-name="fr9" draw:name="images22" text:anchor-type="paragraph" svg:width="7.2cm" style:rel-width="40%" svg:height="3.276cm" style:rel-height="13%" draw:z-index="27"><draw:image xlink:href="Pictures/10000000000001A1000000B85F645010F5DCA192.png" xlink:type="simple" xlink:show="embed" xlink:actuate="onLoad"/></draw:frame></text:p>
      <text:p text:style-name="ENUM-1_20_suite"><text:span text:style-name="T89">C</text:span>e mot de passe peut être réinitialisé via l'IHM serveur :</text:p>
      <text:p text:style-name="P104"/>
      <text:p text:style-name="P105"><draw:frame draw:style-name="fr8" draw:name="images23" text:anchor-type="paragraph" svg:width="7.2cm" style:rel-width="40%" svg:height="5.544cm" style:rel-height="22%" draw:z-index="28"><draw:image xlink:href="Pictures/100000000000014A00000102B651DF5636DE3E26.png" xlink:type="simple" xlink:show="embed" xlink:actuate="onLoad"/></draw:frame></text:p>
      <text:p text:style-name="P106">Lorsqu'il est lancé avec le paramètre /admin, le client swSSO :</text:p>
      <text:list xml:id="list172211544797321" text:continue-numbering="true" text:style-name="WW8Num1">
        <text:list-item>
          <text:p text:style-name="P303">N’énumère pas les fenêtres, ne réalise pas de SSO ;</text:p>
        </text:list-item>
        <text:list-item>
          <text:p text:style-name="P304">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9"><draw:image xlink:href="Pictures/10000000000002CB00000045F726474470BD2B43.png" xlink:type="simple" xlink:show="embed" xlink:actuate="onLoad"/></draw:frame></text:p>
      <text:list xml:id="list172211976619584" text:continue-numbering="true" text:style-name="WW8Num1">
        <text:list-item>
          <text:p text:style-name="P304">L’icône swSSO dans la zone de notification est sur fond rouge au lieu de bleu.</text:p>
        </text:list-item>
      </text:list>
      <text:h text:style-name="P350" text:outline-level="2"><text:bookmark-start text:name="__RefHeading__4116_1075133478"/>Configuration du client d'administration<text:bookmark-end text:name="__RefHeading__4116_1075133478"/></text:h>
      <text:p text:style-name="P106">Les clés de registre permettant de configurer le client d'administration sont les mêmes que celles permettant de configurer le client standard, mais sont placées dans une clé différente :</text:p>
      <text:p text:style-name="P106">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2"><draw:image xlink:href="Pictures/20000009000040150000272D7BD9DC97B637D72E.svm" xlink:type="simple" xlink:show="embed" xlink:actuate="onLoad"/></draw:frame></text:p>
      <text:list xml:id="list172211795148903" text:continue-numbering="true" text:style-name="WW8Num1">
        <text:list-item>
          <text:p text:style-name="P317"><text:span text:style-name="T25">Gérer mes domaines : </text:span><text:span text:style-name="T31">permet de gérer les configurations, les catégories et les logs de chacun des domaines (voir ci-dessous).</text:span></text:p>
        </text:list-item>
        <text:list-item>
          <text:p text:style-name="P319"><text:span text:style-name="T28">Catégories </text:span><text:span text:style-name="T3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16"><text:span text:style-name="T25">Ajouter ou supprimer un domaine :</text:span><text:span text:style-name="T31"> permet de consulter la liste des domaines et d'en ajouter/supprimer. Par défaut, un domaine unique existe (dénommé « Commun »).</text:span></text:p>
        </text:list-item>
        <text:list-item>
          <text:p text:style-name="P320"><text:span text:style-name="T25">Statistiques : </text:span><text:span text:style-name="T31">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20"><text:span text:style-name="T25">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3"><draw:image xlink:href="Pictures/100000000000026B0000018BDDB5B1EB4B421006.png" xlink:type="simple" xlink:show="embed" xlink:actuate="onLoad"/></draw:frame></text:p>
      <text:list xml:id="list172211650426745" text:continue-numbering="true" text:style-name="WW8Num1">
        <text:list-item>
          <text:p text:style-name="P317"><text:span text:style-name="T25">Configurations actives</text:span> : présentation de la liste des configurations actives du domaine, avec l’ensemble de leurs caractéristiques. Vous pourrez, à partir de la liste présentée, archiver des configurations. Si vous avez choisi l’option <text:span text:style-name="T41">DisableArchivedConfigsAtStart</text:span>, les configurations archivées seront automatiquement désactivées côté client au prochain lancement de swSSO.</text:p>
        </text:list-item>
        <text:list-item>
          <text:p text:style-name="P317"><text:span text:style-name="T2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18"><text:span text:style-name="T2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20"><text:span text:style-name="T2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5"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72211202970632" text:continue-numbering="true" text:style-name="WW8Num1">
        <text:list-item>
          <text:p text:style-name="P310">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10">_MENUSUFFIX_ : protège l’URL menu (voir ci-dessous).</text:p>
        </text:list-item>
        <text:list-item>
          <text:p text:style-name="P310">_READSUFFIX_ : protège les URLs showall, showold, showlogs et showcategories (voir ci-dessous).</text:p>
        </text:list-item>
        <text:list-item>
          <text:p text:style-name="P310">_WRITESUFFIX_ : protège les URLS deletelogs, archiveconfig, deleteconfig et deletecateg (voir ci-dessous).</text:p>
          <text:p text:style-name="P321">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21">Par exemple, si vous définissez _MENUSUFFIX_ à "abc123", vous devrez saisir l’URL : </text:p>
          <text:p text:style-name="P321">http://&lt;adresse sur serveur/admin.php?action=menuabc123</text:p>
          <text:p text:style-name="P321">au lieu de :</text:p>
          <text:p text:style-name="P321">http://&lt;adresse sur serveur/admin.php?action=menu</text:p>
        </text:list-item>
      </text:list>
      <text:h text:style-name="P348"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72212513268275" text:continue-numbering="true" text:style-name="WW8Num1">
        <text:list-item>
          <text:list>
            <text:list-header>
              <text:p text:style-name="P290">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7221210289418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7221201968280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2">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3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72211570046572"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2">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5" text:outline-level="2"><text:bookmark-start text:name="__RefHeading__3486_939691986"/><text:span text:style-name="T72">Passage</text:span> du mode synchronisé Windows <text:span text:style-name="T72">au mode mot de passe maître</text:span><text:bookmark-end text:name="__RefHeading__3486_939691986"/></text:h>
      <text:p text:style-name="P96">Sur une installation existante, il suffit de configurer la clé de registre présentée au paragraphe précédent à la valeur <text:span text:style-name="T72">3</text:span> : au prochain lancement de swSSO, <text:span text:style-name="T72">l'utilisateur devra saisir son mot de passe Windows qui deviendra son mot de passe maître. Il pourra bien sûr le modifier s'il souhaite utiliser un autre mot de passe</text:span>. Toutes les informations relatives au mot de passe <text:span text:style-name="T72">Windows </text:span>sont supprimées du fichier swsso.ini.</text:p>
      <text:p text:style-name="P96"/>
      <text:h text:style-name="P336"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32"><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2">avoir configuré la valeur GlobalPolicy\ShowUploadWithIdPwdMenu à 1</text:span>.</text:p>
      <text:h text:style-name="P336" text:outline-level="2"><text:bookmark-start text:name="__RefHeading__7683_83575013"/>Synchronisation d'un groupe de mot<text:span text:style-name="T102">s</text:span> de passe avec le mot de passe Windows<text:bookmark-end text:name="__RefHeading__7683_83575013"/></text:h>
      <text:p text:style-name="P274"><text:span text:style-name="T93">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0">SyncSecondaryPasswordActive</text:p>
          </table:table-cell>
          <table:table-cell table:style-name="Tableau23.B2" office:value-type="string">
            <text:p text:style-name="P142">DWORD</text:p>
          </table:table-cell>
          <table:table-cell table:style-name="Tableau23.C2" office:value-type="string">
            <text:p text:style-name="P242">0</text:p>
          </table:table-cell>
          <table:table-cell table:style-name="Tableau23.D2" office:value-type="string">
            <text:p text:style-name="P240">Active (1) / désactive (0) la mise à jour des mots de passe secondaires</text:p>
          </table:table-cell>
        </table:table-row>
        <table:table-row table:style-name="Tableau23.2">
          <table:table-cell table:style-name="Tableau23.A3" office:value-type="string">
            <text:p text:style-name="P240">SyncSecondaryPasswordGroup</text:p>
          </table:table-cell>
          <table:table-cell table:style-name="Tableau23.B3" office:value-type="string">
            <text:p text:style-name="P142">DWORD</text:p>
          </table:table-cell>
          <table:table-cell table:style-name="Tableau23.C3" office:value-type="string">
            <text:p text:style-name="P150">-<text:span text:style-name="T98">1</text:span></text:p>
          </table:table-cell>
          <table:table-cell table:style-name="Tableau23.D3" office:value-type="string">
            <text:p text:style-name="P251">Groupe d'applications sur lequel la modification s'applique</text:p>
          </table:table-cell>
        </table:table-row>
        <table:table-row table:style-name="Tableau23.2">
          <table:table-cell table:style-name="Tableau23.A4" office:value-type="string">
            <text:p text:style-name="P240">SyncSecondaryPasswordOU</text:p>
          </table:table-cell>
          <table:table-cell table:style-name="Tableau23.B4" office:value-type="string">
            <text:p text:style-name="P142">Chaîne</text:p>
          </table:table-cell>
          <table:table-cell table:style-name="Tableau23.C4" office:value-type="string">
            <text:p text:style-name="P244">Vide</text:p>
          </table:table-cell>
          <table:table-cell table:style-name="Tableau23.D4" office:value-type="string">
            <text:p text:style-name="P251">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Ref2530653512"/><text:bookmark-start text:name="__RefHeading__2482_122601277"/>P<text:bookmark-end text:name="_Ref2530653512"/>rocédure de secours <text:span text:style-name="T90">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72212476554137" text:continue-numbering="true" text:style-name="WW8Num1">
        <text:list-item>
          <text:p text:style-name="ENUM-1">L’utilisateur clique sur le bouton « <text:span text:style-name="T6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7221250470048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2">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7221202353002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72212187582912"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05"><draw:frame draw:style-name="fr4" draw:name="images10" text:anchor-type="char" svg:width="12.383cm" svg:height="4.551cm" draw:z-index="11"><draw:image xlink:href="Pictures/10000000000001D4000000AC264D298F7CF5DC01.png" xlink:type="simple" xlink:show="embed" xlink:actuate="onLoad"/></draw:frame></text:p>
      <text:p text:style-name="P306"/>
      <text:list xml:id="list172211035831386" text:continue-numbering="true" text:style-name="WW8Num1">
        <text:list-item>
          <text:p text:style-name="P324">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27CC756316FBE775.png" xlink:type="simple" xlink:show="embed" xlink:actuate="onLoad"/></draw:frame></text:p>
      <text:p text:style-name="ENUM-1_20_suite"/>
      <text:list xml:id="list17221151617687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BFE289D89DBD12DE.png" xlink:type="simple" xlink:show="embed" xlink:actuate="onLoad"/></draw:frame></text:p>
      <text:list xml:id="list17221156013248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7221236653161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72">2) Import de la clé privée dans l'outil de réinitialisation de mot de passe (swSSORecover.exe)</text:p>
      <text:p text:style-name="Standard">Au premier lancement de swSSORecover.exe, l'opérateur du support doit :</text:p>
      <text:list xml:id="list17221194619216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22"/>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67">[HKEY_LOCAL_MACHINE\SOFTWARE\swSSO\EnterpriseOptions]</text:p>
      <text:p text:style-name="P267">"RecoveryKeyId"=dword:00000001</text:p>
      <text:p text:style-name="P26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7221205433036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1">Configuration d'une politique de mot de passe sur l'outil de swSSORecover</text:span></text:span><text:bookmark-end text:name="__RefHeading__6127_1958770156"/></text:h>
      <text:p text:style-name="P92"><text:span text:style-name="Strong_20_Emphasis"><text:span text:style-name="T15">La configuration </text:span></text:span><text:span text:style-name="Strong_20_Emphasis"><text:span text:style-name="T16">se fait sous la clé suivante :</text:span></text:span></text:p>
      <text:p text:style-name="P90"><text:span text:style-name="Strong_20_Emphasis"><text:span text:style-name="T12">HKEY_LOCAL_MACHINE\SOFTWARE\swSSO\</text:span></text:span><text:span text:style-name="Strong_20_Emphasis"><text:span text:style-name="T22">Recover</text:span></text:span><text:span text:style-name="Strong_20_Emphasis"><text:span text:style-name="T12">Policy</text:span></text:span></text:p>
      <text:p text:style-name="P91"><text:span text:style-name="Strong_20_Emphasis"><text:span text:style-name="T16">Les valeurs à configurer sont les mêmes que pour swSSO, voir §</text:span></text:span><text:span text:style-name="Strong_20_Emphasis"><text:span text:style-name="T16"><text:bookmark-ref text:reference-format="chapter" text:ref-name="__RefHeading__7431_675463258">3.3</text:bookmark-ref></text:span></text:span><text:span text:style-name="Strong_20_Emphasis"><text:span text:style-name="T16">, </text:span></text:span><text:span text:style-name="Strong_20_Emphasis"><text:span text:style-name="T17">à l'exception des valeurs MinAge et MaxAge qui ne sont pas implémentées.</text:span></text:span></text:p>
      <text:h text:style-name="P337" text:outline-level="2"><text:bookmark-start text:name="__RefHeading__3128_1774003767"/><text:span text:style-name="Strong_20_Emphasis"><text:span text:style-name="T23">Personnalisation du mail d'envoi de la response</text:span></text:span><text:bookmark-end text:name="__RefHeading__3128_1774003767"/></text:h>
      <text:p text:style-name="P92"><text:span text:style-name="Strong_20_Emphasis"><text:span text:style-name="T15">La configuration </text:span></text:span><text:span text:style-name="Strong_20_Emphasis"><text:span text:style-name="T16">se fait sous la clé suivante :</text:span></text:span></text:p>
      <text:p text:style-name="P92"><text:span text:style-name="Strong_20_Emphasis"><text:span text:style-name="T12">HKEY_LOCAL_MACHINE\SOFTWARE\swSSO\</text:span></text:span><text:span text:style-name="Strong_20_Emphasis"><text:span text:style-name="T23">RecoverOptions</text:span></text:span></text:p>
      <text:p text:style-name="P92"><text:span text:style-name="Strong_20_Emphasis"><text:span text:style-name="T17"/></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4">MailSubject</text:span><text:tab/></text:p>
            <text:p text:style-name="P196"><text:tab/><text:tab/></text:p>
          </table:table-cell>
          <table:table-cell table:style-name="Tableau16.B4" office:value-type="string">
            <text:p text:style-name="P197">Chaîne</text:p>
          </table:table-cell>
          <table:table-cell table:style-name="Tableau16.C2" office:value-type="string">
            <text:p text:style-name="P198">-</text:p>
          </table:table-cell>
          <table:table-cell table:style-name="Tableau16.D4" office:value-type="string">
            <text:p text:style-name="P197">Objet du mail. Si non renseigné, l'objet par défaut est [swSSO]</text:p>
          </table:table-cell>
        </table:table-row>
        <table:table-row table:style-name="Tableau16.2">
          <table:table-cell table:style-name="Tableau16.A4" office:value-type="string">
            <text:p text:style-name="P197">MailBodyBefore</text:p>
          </table:table-cell>
          <table:table-cell table:style-name="Tableau16.B4" office:value-type="string">
            <text:p text:style-name="P133">Chaîne</text:p>
          </table:table-cell>
          <table:table-cell table:style-name="Tableau16.C3" office:value-type="string">
            <text:p text:style-name="P147">-</text:p>
          </table:table-cell>
          <table:table-cell table:style-name="Tableau16.D4" office:value-type="string">
            <text:p text:style-name="P200">Message à placer en début de mail, avant la response</text:p>
          </table:table-cell>
        </table:table-row>
        <table:table-row table:style-name="Tableau16.2">
          <table:table-cell table:style-name="Tableau16.A4" office:value-type="string">
            <text:p text:style-name="P197">MailBodyAfter</text:p>
          </table:table-cell>
          <table:table-cell table:style-name="Tableau16.B4" office:value-type="string">
            <text:p text:style-name="P133">Chaîne</text:p>
          </table:table-cell>
          <table:table-cell table:style-name="Tableau16.C4" office:value-type="string">
            <text:p text:style-name="P198">-</text:p>
          </table:table-cell>
          <table:table-cell table:style-name="Tableau16.D4" office:value-type="string">
            <text:p text:style-name="P200">Message à placer en fin de mail, après la response</text:p>
          </table:table-cell>
        </table:table-row>
      </table:table>
      <text:p text:style-name="P270"><text:span text:style-name="Strong_20_Emphasis"><text:span text:style-name="T18">Remarque : pour insérer des sauts de ligne dans le mail, utiliser %0D.</text:span></text:span></text:p>
      <text:p text:style-name="P84"><text:span text:style-name="Strong_20_Emphasis"><text:span text:style-name="T18">Exemple :</text:span></text:span></text:p>
      <text:p text:style-name="P84"><text:span text:style-name="Strong_20_Emphasis"><text:span text:style-name="T57">[HKEY_LOCAL_MACHINE\SOFTWARE\Wow6432Node\swSSO\RecoverOptions]</text:span></text:span></text:p>
      <text:p text:style-name="P84"><text:span text:style-name="Strong_20_Emphasis"><text:span text:style-name="T57">"MailSubject"="Réinitialisation de votre mot de passe swSSO"</text:span></text:span></text:p>
      <text:p text:style-name="P84"><text:span text:style-name="Strong_20_Emphasis"><text:span text:style-name="T57">"MailBodyBefore"="Bonjour,%0D%0DVoici les éléments vous permettant de réinitialiser votre mot de passe maître :"</text:span></text:span></text:p>
      <text:p text:style-name="P84"><text:span text:style-name="Strong_20_Emphasis"><text:span text:style-name="T57">"MailBodyAfter"="En cas de difficulté, n'hésitez pas à </text:span></text:span><text:span text:style-name="Strong_20_Emphasis"><text:span text:style-name="T58">nous </text:span></text:span><text:span text:style-name="Strong_20_Emphasis"><text:span text:style-name="T57">joindre au 99 99.%0D%0DCordialement,%0D%0DLe support"</text:span></text:span></text:p>
      <text:p text:style-name="P84"><text:span text:style-name="Strong_20_Emphasis"><text:span text:style-name="T18"/></text:span></text:p>
      <text:p text:style-name="P84"><text:span text:style-name="Strong_20_Emphasis"><text:span text:style-name="T18"/></text:span></text:p>
      <text:p text:style-name="P84"><text:span text:style-name="Strong_20_Emphasis"><text:span text:style-name="T18"/></text:span></text:p>
      <text:p text:style-name="P84"><text:span text:style-name="Strong_20_Emphasis"><text:span text:style-name="T18"/></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8"/></text:span></text:p>
      <text:h text:style-name="P287" text:outline-level="1"><text:bookmark-start text:name="_Ref25306535121"/><text:bookmark-start text:name="__RefHeading__4423_1027467184"/>P<text:bookmark-end text:name="_Ref25306535121"/>rocédure de secours automatique<text:bookmark-end text:name="__RefHeading__4423_1027467184"/></text:h>
      <text:h text:style-name="P338" text:outline-level="2"><text:bookmark-start text:name="__RefHeading__4638_1345635014"/>Avertissement<text:bookmark-end text:name="__RefHeading__4638_1345635014"/></text:h>
      <text:p text:style-name="P110">Ce chapitre concerne uniquement l'utilisation de swSSO en mode mot de passe synchronisé (<text:span text:style-name="T93">PasswordChoiceLevel</text:span>=4). En mode mot de passe maître, seule la procédure de secours manuelle est disponible.</text:p>
      <text:h text:style-name="P338" text:outline-level="2"><text:bookmark-start text:name="__RefHeading__4640_1345635014"/>Principe<text:bookmark-end text:name="__RefHeading__4640_1345635014"/></text:h>
      <text:p text:style-name="P110">Une désynchronisation de mot de passe peut se produire lorsque le mot de passe Windows de l'utilisateur est changé ailleurs que sur son poste de travail, par exemple :</text:p>
      <text:list xml:id="list172212652007832" text:continue-numbering="true" text:style-name="WW8Num1">
        <text:list-item>
          <text:p text:style-name="P307">Par l'utilisateur lui-même sur un autre poste de travail (sauf swSSO est installé sur cet autre poste de travail et partage le même fichier swsso.ini) ;</text:p>
        </text:list-item>
        <text:list-item>
          <text:p text:style-name="P307">Par un opérateur du support qui réinitialise le mot de passe de l'utilisateur sur la console Active Directory ;</text:p>
        </text:list-item>
        <text:list-item>
          <text:p text:style-name="P307">Par une synchronisation de mot de passe provenant d'un autre annuaire.</text:p>
        </text:list-item>
      </text:list>
      <text:p text:style-name="P11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1">Si le web service ne répond pas (serveur indisponible, timeout) ou retourne une erreur, le client swSSO bascule sur la procédure de secours manuelle et affiche le challenge à l’utilisateur, <text:span text:style-name="T112">sauf si vous avez configuré la clé RecoveryWebserviceManualBackup à 0.</text:span></text:p>
      <text:h text:style-name="P339" text:outline-level="2"><text:bookmark-start text:name="__RefHeading__4642_1345635014"/>Installation du web service<text:bookmark-end text:name="__RefHeading__4642_1345635014"/></text:h>
      <text:p text:style-name="P75">1) Installation du service swSSORecoverSvc.exe</text:p>
      <text:list xml:id="list172212582396768" text:continue-numbering="true" text:style-name="WW8Num1">
        <text:list-item>
          <text:p text:style-name="ENUM-1">Créer un compte utilisateur local qui servira à faire tourner le service système swSSORecoverSvc. <text:span text:style-name="T94">Dans la suite de la procédure, les balisent suivantes doivent être remplacées par les informations concernant le compte de service :</text:span></text:p>
        </text:list-item>
      </text:list>
      <text:p text:style-name="ENUM-1_20_suite">{IMPERSONNATION_DOMAINE} : <text:span text:style-name="T92">domaine ou nom du serveur si compte local ;</text:span></text:p>
      <text:p text:style-name="ENUM-1_20_suite">{IMPERSONNATION_UTILISATEUR} : <text:span text:style-name="T92">identifiant du compte ;</text:span></text:p>
      <text:p text:style-name="ENUM-1_20_suite">{IMPERSONNATION_MDP} : <text:span text:style-name="T92">mot de passe du compte.</text:span></text:p>
      <text:list xml:id="list172211611638526"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1"><draw:image xlink:href="Pictures/100000000000016900000050628DC306101922CD.png" xlink:type="simple" xlink:show="embed" xlink:actuate="onLoad"/></draw:frame></text:p>
      <text:list xml:id="list172211146704878"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0"><draw:image xlink:href="Pictures/10000000000003000000006CE8BA12DA93F6B848.png" xlink:type="simple" xlink:show="embed" xlink:actuate="onLoad"/></draw:frame></text:p>
      <text:p text:style-name="P109"><text:soft-page-break/></text:p>
      <text:list xml:id="list172211271441823"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72211572066135"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72213138769542"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72212136427226" text:continue-numbering="true" text:style-name="WW8Num1">
        <text:list-item>
          <text:p text:style-name="P308">Copier le fichier swSSORecoverDll.dll dans le dossier de votre choix (attention à choisir la bonne version de la DLL – 32 ou 64 bits – en fonction du système d'exploitation du serveur sur lequel elle est installée) ;</text:p>
        </text:list-item>
        <text:list-item>
          <text:p text:style-name="P308">Ajouter ce dossier à la variable d'environnement PATH ;</text:p>
        </text:list-item>
        <text:list-item>
          <text:p text:style-name="P308">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08">Copier le fichier de configuration swSSORecoverDll.ini dans le même dossier que la DLL.</text:p>
        </text:list-item>
        <text:list-item>
          <text:p text:style-name="P308">Son contenu est le suivant :</text:p>
        </text:list-item>
      </text:list>
      <text:p text:style-name="P57">[Keystore]</text:p>
      <text:p text:style-name="P58">Filename=</text:p>
      <text:p text:style-name="P58">Password=</text:p>
      <text:p text:style-name="P112"><text:span text:style-name="Strong_20_Emphasis"><text:span text:style-name="T17"/></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29">Filename</text:p>
          </table:table-cell>
          <table:table-cell table:style-name="Tableau18.B2" office:value-type="string">
            <text:p text:style-name="P229">Chemin complet d’accès au fichier keystore</text:p>
          </table:table-cell>
        </table:table-row>
        <table:table-row table:style-name="Tableau18.2">
          <table:table-cell table:style-name="Tableau18.A3" office:value-type="string">
            <text:p text:style-name="P229">Password</text:p>
          </table:table-cell>
          <table:table-cell table:style-name="Tableau18.B3" office:value-type="string">
            <text:p text:style-name="P229">Mot de passe du keystore. Le mot de passe est chiffré, voir procédure ci-dessous.</text:p>
          </table:table-cell>
        </table:table-row>
      </table:table>
      <text:list xml:id="list172211153237164" text:continue-numbering="true" text:style-name="WW8Num1">
        <text:list-item>
          <text:p text:style-name="P308">Copier les fichiers swSSOPwdProtect.dll et EncryptPassword.ps1 dans un même dossier sur le serveur.</text:p>
        </text:list-item>
        <text:list-item>
          <text:p text:style-name="P308">Exécuter les lignes de commandes suivantes depuis une invite de commande :</text:p>
        </text:list-item>
      </text:list>
      <text:p text:style-name="P10">powershell –executionpolicy unrestricted</text:p>
      <text:p text:style-name="P10">.\EncryptPassword.ps1 &lt;mot de passe du keystore&gt;</text:p>
      <text:list xml:id="list172211775913733" text:continue-numbering="true" text:style-name="WW8Num1">
        <text:list-item>
          <text:p text:style-name="P308">En sortie, un fichier password.txt contenant le mot de passe chiffré est généré. Si le fichier password.txt existe déjà, il est écrasé.</text:p>
        </text:list-item>
        <text:list-item>
          <text:p text:style-name="P308">Copier le contenu du fichier password.txt dans la valeur Password du fichier swSSORecoverDll.ini. <text:span text:style-name="T104">Conserver le fichier password.txt pour l'étape suivante.</text:span></text:p>
          <text:p text:style-name="P323"><text:soft-page-break/></text:p>
        </text:list-item>
      </text:list>
      <text:p text:style-name="P75">3) <text:span text:style-name="T96">Installation et c</text:span>onfiguration du <text:span text:style-name="T96">web </text:span>service</text:p>
      <text:p text:style-name="P120">Le web service est fourni <text:span text:style-name="T75">à titre d'exemple</text:span> d'utilisation de la dll swSSORecoverDll.dll. </text:p>
      <text:p text:style-name="P120">Pour l'utiliser, il faut déposer le dossier complet swSSORecoverWS sur un serveur IIS avec <text:span text:style-name="T106">le framework </text:span>.NET 4.5. <text:span text:style-name="T106">Le site web doit être impérativement </text:span>configuré en authentification intégrée Windows, <text:span text:style-name="T106">afin de garantir l'identité de l'utilisateur appelant.</text:span></text:p>
      <text:p text:style-name="P109"><text:span text:style-name="T106">La configuration du web service se fait au travers du fichier </text:span>web.config :</text:p>
      <text:p text:style-name="P80">&lt;appSettings&gt;</text:p>
      <text:p text:style-name="P80"><text:tab/>&lt;add key="domain" value="{<text:span text:style-name="T91">IMPERSONNATION_DOMAINE</text:span>}"/&gt;</text:p>
      <text:p text:style-name="P80"><text:tab/>&lt;add key="user" value="{<text:span text:style-name="T91">IMPERSONNATION_UTILISATEUR</text:span>}"/&gt;</text:p>
      <text:p text:style-name="P81"><text:tab/>&lt;add key="password" value="{<text:span text:style-name="T91">IMPERSONNATION_MDP</text:span>}"/&gt;</text:p>
      <text:p text:style-name="P81"><text:tab/>&lt;add key="<text:span text:style-name="T103">debug</text:span>" value="<text:span text:style-name="T103">0</text:span>"/&gt;</text:p>
      <text:p text:style-name="P81"><text:tab/>&lt;add key="<text:span text:style-name="T103">dllpath</text:span>" value="{<text:span text:style-name="T105">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4">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2">domain</text:p>
          </table:table-cell>
          <table:table-cell table:style-name="Tableau25.B2" office:value-type="string">
            <text:p text:style-name="P252">Voir description de <text:span text:style-name="T59">{</text:span><text:span text:style-name="T60">IMPERSONNATION_DOMAINE</text:span><text:span text:style-name="T59">}</text:span> plus haut </text:p>
          </table:table-cell>
        </table:table-row>
        <table:table-row table:style-name="Tableau25.2">
          <table:table-cell table:style-name="Tableau25.A3" office:value-type="string">
            <text:p text:style-name="P252">user</text:p>
          </table:table-cell>
          <table:table-cell table:style-name="Tableau25.B3" office:value-type="string">
            <text:p text:style-name="P252">Voir description de <text:span text:style-name="T59">{</text:span><text:span text:style-name="T60">IMPERSONNATION_</text:span><text:span text:style-name="T56">UTILISATEUR</text:span><text:span text:style-name="T59">}</text:span> plus haut</text:p>
          </table:table-cell>
        </table:table-row>
        <table:table-row table:style-name="Tableau25.2">
          <table:table-cell table:style-name="Tableau25.A4" office:value-type="string">
            <text:p text:style-name="P252">password</text:p>
          </table:table-cell>
          <table:table-cell table:style-name="Tableau25.B4" office:value-type="string">
            <text:p text:style-name="P252">Voir description de <text:span text:style-name="T59">{</text:span><text:span text:style-name="T60">IMPERSONNATION_MDP</text:span><text:span text:style-name="T59">}</text:span> plus haut.</text:p>
            <text:p text:style-name="P252">Valeur à reprendre dans le fichier password.txt généré précéde<text:span text:style-name="T107">mment</text:span></text:p>
          </table:table-cell>
        </table:table-row>
        <table:table-row table:style-name="Tableau25.2">
          <table:table-cell table:style-name="Tableau25.A5" office:value-type="string">
            <text:p text:style-name="P252">debug</text:p>
          </table:table-cell>
          <table:table-cell table:style-name="Tableau25.B5" office:value-type="string">
            <text:p text:style-name="P253">0 (mode sans traces) ou 1 (mode avec traces). Les traces sont envoyées dans le flux de la réponse.</text:p>
          </table:table-cell>
        </table:table-row>
        <table:table-row table:style-name="Tableau25.2">
          <table:table-cell table:style-name="Tableau25.A6" office:value-type="string">
            <text:p text:style-name="P252">dllpath</text:p>
          </table:table-cell>
          <table:table-cell table:style-name="Tableau25.B6" office:value-type="string">
            <text:p text:style-name="P253">Dossier contenant la dll swSSORecoverDll.dll</text:p>
            <text:p text:style-name="P253">Exemple : d:\swsso\bin</text:p>
          </table:table-cell>
        </table:table-row>
      </table:table>
      <text:p text:style-name="P121">A ce stade, vous pouvez supprimer le fichier password.txt.</text:p>
      <text:h text:style-name="P340" text:outline-level="2"><text:bookmark-start text:name="__RefHeading__4644_1345635014"/>Configuration du client<text:bookmark-end text:name="__RefHeading__4644_1345635014"/></text:h>
      <text:p text:style-name="P273"><text:span text:style-name="T96">L'appel au web service de resynchronisation se configure sur le client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0">RecoveryWebserviceActive</text:p>
          </table:table-cell>
          <table:table-cell table:style-name="Tableau20.B2" office:value-type="string">
            <text:p text:style-name="P140">DWORD</text:p>
          </table:table-cell>
          <table:table-cell table:style-name="Tableau20.C2" office:value-type="string">
            <text:p text:style-name="P237">0</text:p>
          </table:table-cell>
          <table:table-cell table:style-name="Tableau20.D2" office:value-type="string">
            <text:p text:style-name="P140">Active (1) / désactive (0) <text:span text:style-name="T97">l'appel au web service</text:span>.</text:p>
            <text:p text:style-name="P142"><text:span text:style-name="T25">Disponible à partir de l</text:span><text:span text:style-name="T29">a</text:span><text:span text:style-name="T25"> v</text:span><text:span text:style-name="T29">1.08</text:span>.</text:p>
          </table:table-cell>
        </table:table-row>
        <table:table-row table:style-name="Tableau20.2">
          <table:table-cell table:style-name="Tableau20.A3" office:value-type="string">
            <text:p text:style-name="P230">RecoveryWebserviceHTTPS</text:p>
          </table:table-cell>
          <table:table-cell table:style-name="Tableau20.B3" office:value-type="string">
            <text:p text:style-name="P230">DWORD</text:p>
          </table:table-cell>
          <table:table-cell table:style-name="Tableau20.C3" office:value-type="string">
            <text:p text:style-name="P236">0</text:p>
          </table:table-cell>
          <table:table-cell table:style-name="Tableau20.D3" office:value-type="string">
            <text:p text:style-name="P212">0=HTTP / 1=HTTPS</text:p>
            <text:p text:style-name="P213"><text:span text:style-name="T25">Disponible à partir de l</text:span><text:span text:style-name="T29">a</text:span><text:span text:style-name="T25"> v</text:span><text:span text:style-name="T29">1.08</text:span>.</text:p>
          </table:table-cell>
        </table:table-row>
        <table:table-row table:style-name="Tableau20.2">
          <table:table-cell table:style-name="Tableau20.A4" office:value-type="string">
            <text:p text:style-name="P254">RecoveryWebserviceManual<text:line-break/>Backup</text:p>
          </table:table-cell>
          <table:table-cell table:style-name="Tableau20.B4" office:value-type="string">
            <text:p text:style-name="P143">DWORD</text:p>
          </table:table-cell>
          <table:table-cell table:style-name="Tableau20.C4" office:value-type="string">
            <text:p text:style-name="P255">1</text:p>
          </table:table-cell>
          <table:table-cell table:style-name="Tableau20.D4" office:value-type="string">
            <text:p text:style-name="P254">Bascule (1) / ne bascule pas (<text:span text:style-name="T108">0</text:span>) vers la procédure manuelle de recouvrement en cas d'échec d'appel du web service</text:p>
            <text:p text:style-name="P234"><text:span text:style-name="T25">Disponible à partir de l</text:span><text:span text:style-name="T29">a</text:span><text:span text:style-name="T25"> v</text:span><text:span text:style-name="T29">1.08</text:span>.</text:p>
          </table:table-cell>
        </table:table-row>
        <text:soft-page-break/>
        <table:table-row table:style-name="Tableau20.2">
          <table:table-cell table:style-name="Tableau20.A5" office:value-type="string">
            <text:p text:style-name="P264">RecoveryWebserviceNbTry</text:p>
          </table:table-cell>
          <table:table-cell table:style-name="Tableau20.B5" office:value-type="string">
            <text:p text:style-name="P144">DWORD</text:p>
          </table:table-cell>
          <table:table-cell table:style-name="Tableau20.C5" office:value-type="string">
            <text:p text:style-name="P265">1</text:p>
          </table:table-cell>
          <table:table-cell table:style-name="Tableau20.D5" office:value-type="string">
            <text:p text:style-name="P264">Nombre de tentatives d'appel au web service</text:p>
            <text:p text:style-name="P233"><text:span text:style-name="T25">Disponible à partir de l</text:span><text:span text:style-name="T29">a</text:span><text:span text:style-name="T25"> v</text:span><text:span text:style-name="T29">1.</text:span><text:span text:style-name="T30">10</text:span>.</text:p>
          </table:table-cell>
        </table:table-row>
        <table:table-row table:style-name="Tableau20.2">
          <table:table-cell table:style-name="Tableau20.A6" office:value-type="string">
            <text:p text:style-name="P230">RecoveryWebservicePort</text:p>
          </table:table-cell>
          <table:table-cell table:style-name="Tableau20.B6" office:value-type="string">
            <text:p text:style-name="P140">DWORD</text:p>
          </table:table-cell>
          <table:table-cell table:style-name="Tableau20.C6" office:value-type="string">
            <text:p text:style-name="P236">80</text:p>
          </table:table-cell>
          <table:table-cell table:style-name="Tableau20.D6" office:value-type="string">
            <text:p text:style-name="P230">Port pour l'accès au web servic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Server</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FQDN du serveur <text:line-break/>(ex : monserveur.mondomain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Timeout</text:p>
          </table:table-cell>
          <table:table-cell table:style-name="Tableau20.B10" office:value-type="string">
            <text:p text:style-name="P140">DWORD</text:p>
          </table:table-cell>
          <table:table-cell table:style-name="Tableau20.C10" office:value-type="string">
            <text:p text:style-name="P236">10</text:p>
          </table:table-cell>
          <table:table-cell table:style-name="Tableau20.D10" office:value-type="string">
            <text:p text:style-name="P230">Temps d'attente de la réponse du web service. Si temps dépassé, bascule vers la procédure manuelle de challenge/respons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URL</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URL d'appel du service</text:p>
            <text:p text:style-name="P230">(ex : /swsso/resync.ea)</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64">RecoveryWebserviceWaitBeforeRetry</text:p>
          </table:table-cell>
          <table:table-cell table:style-name="Tableau20.B10" office:value-type="string">
            <text:p text:style-name="P144">DWORD</text:p>
          </table:table-cell>
          <table:table-cell table:style-name="Tableau20.C10" office:value-type="string">
            <text:p text:style-name="P265">1000</text:p>
          </table:table-cell>
          <table:table-cell table:style-name="Tableau20.D10" office:value-type="string">
            <text:p text:style-name="P264">Temps d'attente entre deux tentatives d'appel du web service (en millisecondes)</text:p>
            <text:p text:style-name="P235"><text:span text:style-name="T25">Disponible à partir de l</text:span><text:span text:style-name="T29">a</text:span><text:span text:style-name="T25"> v</text:span><text:span text:style-name="T29">1.</text:span><text:span text:style-name="T30">10.</text:span></text:p>
          </table:table-cell>
        </table:table-row>
      </table:table>
      <text:h text:style-name="P341" text:outline-level="2"><text:bookmark-start text:name="__RefHeading__4646_1345635014"/>Test du web service<text:bookmark-end text:name="__RefHeading__4646_1345635014"/></text:h>
      <text:list xml:id="list172212883385524" text:continue-numbering="true" text:style-name="WW8Num1">
        <text:list-item>
          <text:p text:style-name="ENUM-1">Faire une <text:span text:style-name="T95">copie de sauvegarde de votre fichier swsso.ini ou utiliser un fichier de test ;</text:span></text:p>
        </text:list-item>
        <text:list-item>
          <text:p text:style-name="P308">Ouvrir le fichier swsso.ini et repérer la clé Check<text:span text:style-name="T96">Synchro dans la section swSSO ;</text:span></text:p>
        </text:list-item>
        <text:list-item>
          <text:p text:style-name="P309">Modifier la valeur de la clé CheckSynchro, par exemple en remplaçant les 4 derniers caractères par 0000 ;</text:p>
        </text:list-item>
        <text:list-item>
          <text:p text:style-name="P309">Lancer swSSO : si la fenêtre de challenge apparaît au bout de quelques secondes, c'est que l'appel au web service de resynchronisation a échoué. Dans le cas contraire, la resynchronisation a fonctionné.</text:p>
        </text:list-item>
      </text:list>
      <text:h text:style-name="P342"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3"><text:span text:style-name="T114">Depuis la version 1.10, la version release et la version debug de </text:span>swSSORecoverDll <text:span text:style-name="T114">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4">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4">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07">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0">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288" text:outline-level="1"><text:bookmark-start text:name="__RefHeading__2949_1938534605"/>Assistance au changement de mot de passe d'une application<text:bookmark-end text:name="__RefHeading__2949_1938534605"/></text:h>
      <text:p text:style-name="P88"/>
      <text:p text:style-name="P89"><text:span text:style-name="T49">Avertissement : </text:span><text:span text:style-name="T33">cette fonctionnalité </text:span><text:span text:style-name="T34">expérimentale </text:span><text:span text:style-name="T33">consiste uniquement en une assistance et ne se substitue pas à l'utilisateur pour la réalisation du changement du mot de passe d'une application. </text:span><text:span text:style-name="T3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8">Pour activer le menu permettant à l'utilisateur d'accéder à l'assistance au changement de mot de passe d'une application, positionner la clé suivante :</text:p>
      <text:p text:style-name="P87"><text:span text:style-name="Strong_20_Emphasis"><text:span text:style-name="T20">HKLM\SOFTWARE\swSSO\GlobalPolicy : </text:span></text:span><text:span text:style-name="Strong_20_Emphasis"><text:span text:style-name="T14">ShowChangeAppPwdMenu = 1</text:span></text:span></text:p>
      <text:p text:style-name="P88"><text:span text:style-name="T50">L</text:span>e fonctionnement <text:span text:style-name="T50">est le suivant</text:span> :</text:p>
      <text:list xml:id="list5230923642972736681" text:style-name="L1">
        <text:list-item>
          <text:p text:style-name="P291">swSSO réalise l'authentification sur une application : celle-ci demande à l'utilisateur de changer son mot de passe qui a expiré.</text:p>
        </text:list-item>
        <text:list-item>
          <text:p text:style-name="P291">L'utilisateur fait clic-droit sur l'icône swSSO et choisit le nouveau menu « Changer le mot de passe de cette application »</text:p>
        </text:list-item>
        <text:list-item>
          <text:p text:style-name="P29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1">swSSO affiche un message à l'utilisateur lui expliquant qu'il peut coller son ancien mot de passe dans l'application si celle-ci lui demande et que la saisie n'a pas été faite par swSSO <text:span text:style-name="T74">(la combinaison de touches permettant de faire le collage est configurable, voir plus loin) :</text:span></text:p>
          <text:p text:style-name="P291"><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2">Lorsque l'utilisateur <text:span text:style-name="T55">clique sur OK</text:span>, une nouvelle fenêtre s'affiche. <text:span text:style-name="T55">Il </text:span>est invité à définir son nouveau mot de passe pour l'application, puis peut ensuite c<text:span text:style-name="T74">opier c</text:span>e nouveau mot de passe <text:span text:style-name="T74">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2"/>
          <text:p text:style-name="P292"><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92"><text:soft-page-break/></text:p>
        </text:list-item>
        <text:list-item>
          <text:p text:style-name="P292">Un message de confirmation s'affiche alors, afin d'obtenir la confirmation de l'utilisateur avant de remplacer son ancien mot de passe par le nouveau dans le coffre :</text:p>
          <text:p text:style-name="P292"/>
          <text:p text:style-name="P293"><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8">Pour activer ou désactiver la saisie à l'aveugle de l'ancien mot de passe, positionner la clé suivante :</text:p>
      <text:p text:style-name="P87"><text:span text:style-name="Strong_20_Emphasis"><text:span text:style-name="T20">HKLM\SOFTWARE\swSSO\GlobalPolicy : </text:span></text:span><text:span text:style-name="Strong_20_Emphasis"><text:span text:style-name="T14">OldPwdAutoFill = 0 (désactivé) ou 1 (activé)</text:span></text:span></text:p>
      <text:p text:style-name="P98"><text:span text:style-name="T74">La configuration de la combinaison de touches et du message associés est </text:span><text:span text:style-name="T76">obligatoire</text:span><text:span text:style-name="T74">. Elle se fait sous la clé </text:span><text:span text:style-name="Strong_20_Emphasis"><text:span text:style-name="T20">HKLM\SOFTWARE\swSSO\</text:span></text:span><text:span text:style-name="Strong_20_Emphasis"><text:span text:style-name="T24">HotKey</text:span></text:span></text:p>
      <text:p text:style-name="P98"><text:span text:style-name="Strong_20_Emphasis"><text:span text:style-name="T24"/></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2">PastePwd_Alt</text:p>
          </table:table-cell>
          <table:table-cell table:style-name="Tableau17.B4" office:value-type="string">
            <text:p text:style-name="P222">DWORD</text:p>
          </table:table-cell>
          <table:table-cell table:style-name="Tableau17.C2" office:value-type="string">
            <text:p text:style-name="P199">-</text:p>
          </table:table-cell>
          <table:table-cell table:style-name="Tableau17.D4" office:value-type="string">
            <text:p text:style-name="P222">1 si la combinaison de touches contient ALT</text:p>
          </table:table-cell>
        </table:table-row>
        <table:table-row table:style-name="Tableau17.2">
          <table:table-cell table:style-name="Tableau17.A4" office:value-type="string">
            <text:p text:style-name="P222">PastePwd_Ctrl</text:p>
          </table:table-cell>
          <table:table-cell table:style-name="Tableau17.B4" office:value-type="string">
            <text:p text:style-name="P222">DWORD</text:p>
          </table:table-cell>
          <table:table-cell table:style-name="Tableau17.C3" office:value-type="string">
            <text:p text:style-name="P149">-</text:p>
          </table:table-cell>
          <table:table-cell table:style-name="Tableau17.D4" office:value-type="string">
            <text:p text:style-name="P222">1 si la combinaison de touches contient CTRL</text:p>
          </table:table-cell>
        </table:table-row>
        <table:table-row table:style-name="Tableau17.2">
          <table:table-cell table:style-name="Tableau17.A4" office:value-type="string">
            <text:p text:style-name="P222">PastePwd_Key</text:p>
          </table:table-cell>
          <table:table-cell table:style-name="Tableau17.B4" office:value-type="string">
            <text:p text:style-name="P222">DWORD</text:p>
          </table:table-cell>
          <table:table-cell table:style-name="Tableau17.C4" office:value-type="string">
            <text:p text:style-name="P199">-</text:p>
          </table:table-cell>
          <table:table-cell table:style-name="Tableau17.D4" office:value-type="string">
            <text:p text:style-name="P222">Touche (voir liste plus loin)</text:p>
          </table:table-cell>
        </table:table-row>
        <table:table-row table:style-name="Tableau17.2">
          <table:table-cell table:style-name="Tableau17.A6" office:value-type="string">
            <text:p text:style-name="P222">PastePwd_Shift</text:p>
          </table:table-cell>
          <table:table-cell table:style-name="Tableau17.B6" office:value-type="string">
            <text:p text:style-name="P222">DWORD</text:p>
          </table:table-cell>
          <table:table-cell table:style-name="Tableau17.C6" office:value-type="string">
            <text:p text:style-name="P223">-</text:p>
          </table:table-cell>
          <table:table-cell table:style-name="Tableau17.D6" office:value-type="string">
            <text:p text:style-name="P222">1 si la combinaison de touches contient SHIFT</text:p>
          </table:table-cell>
        </table:table-row>
        <table:table-row table:style-name="Tableau17.2">
          <table:table-cell table:style-name="Tableau17.A6" office:value-type="string">
            <text:p text:style-name="P222">PastePwd_Text</text:p>
          </table:table-cell>
          <table:table-cell table:style-name="Tableau17.B6" office:value-type="string">
            <text:p text:style-name="P222">Chaine</text:p>
          </table:table-cell>
          <table:table-cell table:style-name="Tableau17.C6" office:value-type="string">
            <text:p text:style-name="P223">-</text:p>
          </table:table-cell>
          <table:table-cell table:style-name="Tableau17.D6" office:value-type="string">
            <text:p text:style-name="P222">Texte affiché dans les fenêtres pour présenter la combinaison de touches. </text:p>
            <text:p text:style-name="P222">Exemple : CTRL + M</text:p>
          </table:table-cell>
        </table:table-row>
        <table:table-row table:style-name="Tableau17.2">
          <table:table-cell table:style-name="Tableau17.A7" office:value-type="string">
            <text:p text:style-name="P222">PastePwd_Win</text:p>
          </table:table-cell>
          <table:table-cell table:style-name="Tableau17.B7" office:value-type="string">
            <text:p text:style-name="P222">DWORD</text:p>
          </table:table-cell>
          <table:table-cell table:style-name="Tableau17.C7" office:value-type="string">
            <text:p text:style-name="P223">-</text:p>
          </table:table-cell>
          <table:table-cell table:style-name="Tableau17.D7" office:value-type="string">
            <text:p text:style-name="P222">1 si la combinaison de touches contient la touche Windows</text:p>
          </table:table-cell>
        </table:table-row>
      </table:table>
      <text:p text:style-name="P98"/>
      <text:p text:style-name="P108">Les codes de touche à utiliser pour la valeur PastePwd_Key sont les « virtual key codes » décrits ici :</text:p>
      <text:p text:style-name="P99"><text:a xlink:type="simple" xlink:href="http://msdn.microsoft.com/en-us/library/windows/desktop/dd375731(v=vs.85).aspx" text:style-name="Internet_20_link" text:visited-style-name="Visited_20_Internet_20_Link"><text:span text:style-name="T77">http://msdn.microsoft.com/en-us/library/windows/desktop/dd375731(v=vs.85).aspx</text:span></text:a></text:p>
      <text:p text:style-name="P123"/>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5">A partir de la version 1.11, il n'y a plus qu'une seule et unique version de chaque module, la version debug des modules n'est plus publiée.</text:span></text:p>
      <text:p text:style-name="P124"><text:span text:style-name="T116">Les traces sont activables par configuration en base de registre module par module (à l'exception du module swSSORecoverDll pour lequel la configuration des traces se fait dans le fichier swSSORecoverDll.ini comme décrit au §</text:span><text:span text:style-name="T116"><text:bookmark-ref text:reference-format="chapter" text:ref-name="__RefNumPara__5430_396257033">8.6</text:bookmark-ref></text:span><text:span text:style-name="T116">).</text:span></text:p>
      <text:p text:style-name="P125">Le tableau ci-dessous indique le nom de la clé à créer pour configurer les traces de chaque modules, <text:span text:style-name="T117">sous la clé </text:span><text:span text:style-name="Police_20_par_20_défaut"><text:span text:style-name="T65">HKEY_LOCAL_MACHINE\SOFTWARE\(Wow6432Node\)swSSO</text:span></text:span></text:p>
      <text:p text:style-name="P125"/>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1">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18">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18">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18">SVC</text:span></text:p>
          </table:table-cell>
        </table:table-row>
      </table:table>
      <text:p text:style-name="P277"><text:span text:style-name="Police_20_par_20_défaut"><text:span text:style-name="T119">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18">(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7">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18">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3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7caf72" style:font-size-asian="8pt" style:font-size-complex="8pt"/>
    </style:style>
    <style:style style:name="MT5" style:family="text">
      <style:text-properties officeooo:rsid="00548933"/>
    </style:style>
    <style:style style:name="MT6"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Guide d’administration<text:tab/></text:span><text:span text:style-name="MT1"><text:page-number text:select-page="current">2</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 </text:span>– Sylvain Werdefroy<text:tab/><text:tab/>rev <text:span text:style-name="MT6">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7:22:10.374000000</dc:date>
    <meta:print-date>2010-09-15T09:24:00</meta:print-date>
    <meta:editing-cycles>562</meta:editing-cycles>
    <meta:editing-duration>P1DT15H53M40S</meta:editing-duration>
    <meta:generator>LibreOffice/5.1.3.2$Windows_x86 LibreOffice_project/644e4637d1d8544fd9f56425bd6cec110e49301b</meta:generator>
    <dc:title>swSSO - Guide d'administration</dc:title>
    <meta:document-statistic meta:table-count="25" meta:image-count="30" meta:object-count="0" meta:page-count="51" meta:paragraph-count="1415" meta:word-count="11918" meta:character-count="78649" meta:non-whitespace-character-count="68137"/>
  </office:meta>
</office:document-meta>
</file>